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cc99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ing rules" table:style-name="ta1">
        <table:shapes>
          <draw:frame draw:z-index="0" draw:style-name="gr1" draw:text-style-name="P1" svg:width="159.99mm" svg:height="89.99mm" svg:x="271.96mm" svg:y="92.36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72.66mm" svg:y="184.35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271.53mm" svg:y="275.62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270.71mm" svg:y="366.37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497.72mm" svg:y="4.51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59.99mm" svg:height="89.99mm" svg:x="496.73mm" svg:y="95.58m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59.99mm" svg:height="89.99mm" svg:x="496.73mm" svg:y="186.13m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7" draw:style-name="gr1" draw:text-style-name="P1" svg:width="159.99mm" svg:height="89.99mm" svg:x="496.48mm" svg:y="276.95m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8" draw:style-name="gr1" draw:text-style-name="P1" svg:width="159.99mm" svg:height="89.99mm" svg:x="497.47mm" svg:y="365.51m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9" draw:style-name="gr1" draw:text-style-name="P1" svg:width="159.99mm" svg:height="89.99mm" svg:x="723.26mm" svg:y="1m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0" draw:style-name="gr1" draw:text-style-name="P1" svg:width="159.99mm" svg:height="89.99mm" svg:x="722.99mm" svg:y="94.07m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1" draw:style-name="gr1" draw:text-style-name="P1" svg:width="159.99mm" svg:height="89.99mm" svg:x="722.5mm" svg:y="184.64m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2" draw:style-name="gr1" draw:text-style-name="P1" svg:width="159.99mm" svg:height="89.99mm" svg:x="722.74mm" svg:y="275.2m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3" draw:style-name="gr1" draw:text-style-name="P1" svg:width="159.99mm" svg:height="89.99mm" svg:x="722.74mm" svg:y="365.5m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4" draw:style-name="gr1" draw:text-style-name="P1" svg:width="159.99mm" svg:height="89.99mm" svg:x="949.27mm" svg:y="1m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5" draw:style-name="gr1" draw:text-style-name="P1" svg:width="159.99mm" svg:height="89.99mm" svg:x="948.27mm" svg:y="93.56m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6" draw:style-name="gr1" draw:text-style-name="P1" svg:width="159.99mm" svg:height="89.99mm" svg:x="948.53mm" svg:y="184.88m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7" draw:style-name="gr1" draw:text-style-name="P1" svg:width="159.99mm" svg:height="89.99mm" svg:x="273.19mm" svg:y="1.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8" draw:style-name="gr1" draw:text-style-name="P1" svg:width="159.99mm" svg:height="89.99mm" svg:x="46.16mm" svg:y="1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9" draw:style-name="gr1" draw:text-style-name="P1" svg:width="159.99mm" svg:height="89.99mm" svg:x="46.41mm" svg:y="93.57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0" draw:style-name="gr1" draw:text-style-name="P1" svg:width="159.99mm" svg:height="89.99mm" svg:x="45.41mm" svg:y="183.63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1" draw:style-name="gr1" draw:text-style-name="P1" svg:width="159.99mm" svg:height="89.99mm" svg:x="45.42mm" svg:y="274.69m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159.99mm" svg:height="89.99mm" svg:x="44.43mm" svg:y="365.51m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draw:text-style-name="P1" svg:width="159.99mm" svg:height="89.99mm" svg:x="948.53mm" svg:y="275.96m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1" draw:text-style-name="P1" svg:width="159.99mm" svg:height="89.99mm" svg:x="948.28mm" svg:y="366.26m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1" draw:text-style-name="P1" svg:width="159.99mm" svg:height="89.99mm" svg:x="1175.05mm" svg:y="1m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159.99mm" svg:height="89.99mm" svg:x="1175.05mm" svg:y="94.82m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1" draw:text-style-name="P1" svg:width="159.99mm" svg:height="89.99mm" svg:x="1174.31mm" svg:y="185.14m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28" draw:style-name="gr1" draw:text-style-name="P1" svg:width="159.99mm" svg:height="89.99mm" svg:x="1174.3mm" svg:y="274.19m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9" draw:style-name="gr1" draw:text-style-name="P1" svg:width="159.99mm" svg:height="89.99mm" svg:x="1173.31mm" svg:y="365.51m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ms</text:p>
          </table:table-cell>
          <table:table-cell office:value-type="string" calcext:value-type="string">
            <text:p>acceleration</text:p>
          </table:table-cell>
          <table:table-cell table:number-columns-repeated="8"/>
          <table:table-cell table:style-name="Default" office:value-type="string" calcext:value-type="string">
            <text:p>ms</text:p>
          </table:table-cell>
          <table:table-cell office:value-type="string" calcext:value-type="string">
            <text:p>acceleration</text:p>
          </table:table-cell>
          <table:table-cell table:number-columns-repeated="8"/>
          <table:table-cell table:style-name="Default" office:value-type="string" calcext:value-type="string">
            <text:p>ms</text:p>
          </table:table-cell>
          <table:table-cell office:value-type="string" calcext:value-type="string">
            <text:p>acceleration</text:p>
          </table:table-cell>
          <table:table-cell table:number-columns-repeated="8"/>
          <table:table-cell table:style-name="Default" office:value-type="string" calcext:value-type="string">
            <text:p>ms</text:p>
          </table:table-cell>
          <table:table-cell office:value-type="string" calcext:value-type="string">
            <text:p>acceleration</text:p>
          </table:table-cell>
          <table:table-cell table:number-columns-repeated="8"/>
          <table:table-cell table:style-name="Default" office:value-type="string" calcext:value-type="string">
            <text:p>ms</text:p>
          </table:table-cell>
          <table:table-cell office:value-type="string" calcext:value-type="string">
            <text:p>acceleration</text:p>
          </table:table-cell>
          <table:table-cell table:number-columns-repeated="8"/>
          <table:table-cell table:style-name="Default" office:value-type="string" calcext:value-type="string">
            <text:p>ms</text:p>
          </table:table-cell>
          <table:table-cell office:value-type="string" calcext:value-type="string">
            <text:p>acceler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799021" calcext:value-type="float">
            <text:p>1,779902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.6621985" calcext:value-type="float">
            <text:p>2,662198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.751609" calcext:value-type="float">
            <text:p>2,75160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7.322007" calcext:value-type="float">
            <text:p>7,322007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020038519" calcext:value-type="float">
            <text:p>0,02003851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.491617" calcext:value-type="float">
            <text:p>1,491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82134" calcext:value-type="float">
            <text:p>5,38213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.674115" calcext:value-type="float">
            <text:p>4,67411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6.3110614" calcext:value-type="float">
            <text:p>6,311061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.989463" calcext:value-type="float">
            <text:p>7,98946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.764267" calcext:value-type="float">
            <text:p>7,76426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.5606651" calcext:value-type="float">
            <text:p>2,5606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739294" calcext:value-type="float">
            <text:p>6,73929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4.7480597" calcext:value-type="float">
            <text:p>4,748059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6.4205785" calcext:value-type="float">
            <text:p>6,420578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8.53478" calcext:value-type="float">
            <text:p>8,53478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8.075877" calcext:value-type="float">
            <text:p>8,07587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.9584455" calcext:value-type="float">
            <text:p>2,9584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0168242" calcext:value-type="float">
            <text:p>7,0168242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5.582858" calcext:value-type="float">
            <text:p>5,582858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6.973141" calcext:value-type="float">
            <text:p>6,973141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8.543639" calcext:value-type="float">
            <text:p>8,543639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8.30284" calcext:value-type="float">
            <text:p>8,3028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4.246244" calcext:value-type="float">
            <text:p>4,246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213113" calcext:value-type="float">
            <text:p>7,0213113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.918702" calcext:value-type="float">
            <text:p>5,91870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.049738" calcext:value-type="float">
            <text:p>7,04973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8.831165" calcext:value-type="float">
            <text:p>8,83116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8.580014" calcext:value-type="float">
            <text:p>8,58001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7.3810606" calcext:value-type="float">
            <text:p>7,38106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451227" calcext:value-type="float">
            <text:p>4,445122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5.1966195" calcext:value-type="float">
            <text:p>5,196619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0.962051" calcext:value-type="float">
            <text:p>0,96205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6.049052" calcext:value-type="float">
            <text:p>6,049052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4.0830417" calcext:value-type="float">
            <text:p>4,0830417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5.7080035" calcext:value-type="float">
            <text:p>5,7080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4644946" calcext:value-type="float">
            <text:p>0,34644946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4.749845" calcext:value-type="float">
            <text:p>4,74984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.5594618" calcext:value-type="float">
            <text:p>1,5594618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5.4971647" calcext:value-type="float">
            <text:p>5,497164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3.8566477" calcext:value-type="float">
            <text:p>3,856647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.3942256" calcext:value-type="float">
            <text:p>2,39422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270049" calcext:value-type="float">
            <text:p>0,727004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.2816199" calcext:value-type="float">
            <text:p>1,281619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.9067259" calcext:value-type="float">
            <text:p>1,906725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4.0129995" calcext:value-type="float">
            <text:p>4,0129995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.2764661" calcext:value-type="float">
            <text:p>1,276466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office:value-type="float" office:value="1.5006093" calcext:value-type="float">
            <text:p>1,5006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401963" calcext:value-type="float">
            <text:p>1,040196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0.8813088" calcext:value-type="float">
            <text:p>0,8813088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2.6617122" calcext:value-type="float">
            <text:p>2,661712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4.5113363" calcext:value-type="float">
            <text:p>4,511336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.2736874" calcext:value-type="float">
            <text:p>1,273687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0.5320343" calcext:value-type="float">
            <text:p>0,53203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348631" calcext:value-type="float">
            <text:p>1,8348631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.4813432" calcext:value-type="float">
            <text:p>1,4813432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2.3219354" calcext:value-type="float">
            <text:p>2,3219354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4.395788" calcext:value-type="float">
            <text:p>4,395788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0.99098456" calcext:value-type="float">
            <text:p>0,99098456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0.52837706" calcext:value-type="float">
            <text:p>0,52837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427029" calcext:value-type="float">
            <text:p>17,42702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9.966633" calcext:value-type="float">
            <text:p>19,966633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8.400894" calcext:value-type="float">
            <text:p>18,4008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23.37888" calcext:value-type="float">
            <text:p>23,3788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25.17271" calcext:value-type="float">
            <text:p>25,1727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24.949183" calcext:value-type="float">
            <text:p>24,949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142043" calcext:value-type="float">
            <text:p>6,7142043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4.215592" calcext:value-type="float">
            <text:p>4,215592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3.7865958" calcext:value-type="float">
            <text:p>3,786595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1.2252136" calcext:value-type="float">
            <text:p>1,225213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3.617328" calcext:value-type="float">
            <text:p>3,617328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6.187386" calcext:value-type="float">
            <text:p>6,1873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609734" calcext:value-type="float">
            <text:p>6,8609734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4.479561" calcext:value-type="float">
            <text:p>4,479561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9.855206" calcext:value-type="float">
            <text:p>9,85520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3.766109" calcext:value-type="float">
            <text:p>3,766109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6.916833" calcext:value-type="float">
            <text:p>6,91683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5.3029785" calcext:value-type="float">
            <text:p>5,30297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2277412" calcext:value-type="float">
            <text:p>7,2277412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4.426558" calcext:value-type="float">
            <text:p>4,426558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3.8755915" calcext:value-type="float">
            <text:p>3,875591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2.5026937" calcext:value-type="float">
            <text:p>2,5026937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4.5140195" calcext:value-type="float">
            <text:p>4,514019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3.9878302" calcext:value-type="float">
            <text:p>3,98783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284977" calcext:value-type="float">
            <text:p>6,284977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5.3862495" calcext:value-type="float">
            <text:p>5,386249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6.6114855" calcext:value-type="float">
            <text:p>6,6114855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5.7222342" calcext:value-type="float">
            <text:p>5,7222342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4.7642016" calcext:value-type="float">
            <text:p>4,764201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0.076873735" calcext:value-type="float">
            <text:p>0,0768737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5305076" calcext:value-type="float">
            <text:p>3,5305076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0.47648475" calcext:value-type="float">
            <text:p>0,47648475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0.316371" calcext:value-type="float">
            <text:p>10,316371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3.5516977" calcext:value-type="float">
            <text:p>3,5516977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6.442548" calcext:value-type="float">
            <text:p>6,4425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1.3266054" calcext:value-type="float">
            <text:p>1,32660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9076" calcext:value-type="float">
            <text:p>18,907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20.06536" calcext:value-type="float">
            <text:p>20,0653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27.476746" calcext:value-type="float">
            <text:p>27,47674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19.882736" calcext:value-type="float">
            <text:p>19,882736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28.268497" calcext:value-type="float">
            <text:p>28,26849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21.153078" calcext:value-type="float">
            <text:p>21,1530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722426" calcext:value-type="float">
            <text:p>4,6722426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5.267742" calcext:value-type="float">
            <text:p>5,26774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5.914653" calcext:value-type="float">
            <text:p>5,914653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4.886301" calcext:value-type="float">
            <text:p>4,886301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5.624382" calcext:value-type="float">
            <text:p>5,624382</text:p>
          </table:table-cell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2.722104" calcext:value-type="float">
            <text:p>2,7221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4251714" calcext:value-type="float">
            <text:p>2,4251714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2.190202" calcext:value-type="float">
            <text:p>2,190202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7.689739" calcext:value-type="float">
            <text:p>7,689739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4.7537293" calcext:value-type="float">
            <text:p>4,753729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7.784623" calcext:value-type="float">
            <text:p>7,784623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5.1319294" calcext:value-type="float">
            <text:p>5,13192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686261" calcext:value-type="float">
            <text:p>5,686261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2.3235526" calcext:value-type="float">
            <text:p>2,323552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9.753847" calcext:value-type="float">
            <text:p>9,753847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6.9913464" calcext:value-type="float">
            <text:p>6,9913464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6.067706" calcext:value-type="float">
            <text:p>6,067706</text:p>
          </table:table-cell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7.0535474" calcext:value-type="float">
            <text:p>7,0535474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office:value-type="float" office:value="6.2804046" calcext:value-type="float">
            <text:p>6,2804046</text:p>
          </table:table-cell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.0810456" calcext:value-type="float">
            <text:p>4,0810456</text:p>
          </table:table-cell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office:value-type="float" office:value="8.612724" calcext:value-type="float">
            <text:p>8,612724</text:p>
          </table:table-cell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office:value-type="float" office:value="7.458317" calcext:value-type="float">
            <text:p>7,458317</text:p>
          </table:table-cell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office:value-type="float" office:value="6.283797" calcext:value-type="float">
            <text:p>6,283797</text:p>
          </table:table-cell>
          <table:table-cell table:number-columns-repeated="8"/>
          <table:table-cell table:style-name="ce2" office:value-type="float" office:value="200" calcext:value-type="float">
            <text:p>200</text:p>
          </table:table-cell>
          <table:table-cell office:value-type="float" office:value="7.3832884" calcext:value-type="float">
            <text:p>7,3832884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office:value-type="float" office:value="6.53407" calcext:value-type="float">
            <text:p>6,53407</text:p>
          </table:table-cell>
          <table:table-cell table:number-columns-repeated="8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.1938133" calcext:value-type="float">
            <text:p>5,1938133</text:p>
          </table:table-cell>
          <table:table-cell table:number-columns-repeated="8"/>
          <table:table-cell table:style-name="ce2" office:value-type="float" office:value="210" calcext:value-type="float">
            <text:p>210</text:p>
          </table:table-cell>
          <table:table-cell office:value-type="float" office:value="7.5449524" calcext:value-type="float">
            <text:p>7,5449524</text:p>
          </table:table-cell>
          <table:table-cell table:number-columns-repeated="8"/>
          <table:table-cell table:style-name="ce2" office:value-type="float" office:value="210" calcext:value-type="float">
            <text:p>210</text:p>
          </table:table-cell>
          <table:table-cell office:value-type="float" office:value="7.6643434" calcext:value-type="float">
            <text:p>7,6643434</text:p>
          </table:table-cell>
          <table:table-cell table:number-columns-repeated="8"/>
          <table:table-cell table:style-name="ce2" office:value-type="float" office:value="210" calcext:value-type="float">
            <text:p>210</text:p>
          </table:table-cell>
          <table:table-cell office:value-type="float" office:value="6.4337296" calcext:value-type="float">
            <text:p>6,4337296</text:p>
          </table:table-cell>
          <table:table-cell table:number-columns-repeated="8"/>
          <table:table-cell table:style-name="ce2" office:value-type="float" office:value="210" calcext:value-type="float">
            <text:p>210</text:p>
          </table:table-cell>
          <table:table-cell office:value-type="float" office:value="7.384103" calcext:value-type="float">
            <text:p>7,384103</text:p>
          </table:table-cell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office:value-type="float" office:value="6.717952" calcext:value-type="float">
            <text:p>6,717952</text:p>
          </table:table-cell>
          <table:table-cell table:number-columns-repeated="8"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.7539787" calcext:value-type="float">
            <text:p>5,7539787</text:p>
          </table:table-cell>
          <table:table-cell table:number-columns-repeated="8"/>
          <table:table-cell table:style-name="ce2" office:value-type="float" office:value="220" calcext:value-type="float">
            <text:p>220</text:p>
          </table:table-cell>
          <table:table-cell office:value-type="float" office:value="7.2850804" calcext:value-type="float">
            <text:p>7,2850804</text:p>
          </table:table-cell>
          <table:table-cell table:number-columns-repeated="8"/>
          <table:table-cell table:style-name="ce2" office:value-type="float" office:value="220" calcext:value-type="float">
            <text:p>220</text:p>
          </table:table-cell>
          <table:table-cell office:value-type="float" office:value="7.7399907" calcext:value-type="float">
            <text:p>7,7399907</text:p>
          </table:table-cell>
          <table:table-cell table:number-columns-repeated="8"/>
          <table:table-cell table:style-name="ce2" office:value-type="float" office:value="220" calcext:value-type="float">
            <text:p>220</text:p>
          </table:table-cell>
          <table:table-cell office:value-type="float" office:value="7.7434883" calcext:value-type="float">
            <text:p>7,7434883</text:p>
          </table:table-cell>
          <table:table-cell table:number-columns-repeated="8"/>
          <table:table-cell table:style-name="ce2" office:value-type="float" office:value="220" calcext:value-type="float">
            <text:p>220</text:p>
          </table:table-cell>
          <table:table-cell office:value-type="float" office:value="7.3842006" calcext:value-type="float">
            <text:p>7,3842006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office:value-type="float" office:value="7.3330135" calcext:value-type="float">
            <text:p>7,3330135</text:p>
          </table:table-cell>
          <table:table-cell table:number-columns-repeated="8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.8687773" calcext:value-type="float">
            <text:p>5,8687773</text:p>
          </table:table-cell>
          <table:table-cell table:number-columns-repeated="8"/>
          <table:table-cell table:style-name="ce2" office:value-type="float" office:value="230" calcext:value-type="float">
            <text:p>230</text:p>
          </table:table-cell>
          <table:table-cell office:value-type="float" office:value="6.8889933" calcext:value-type="float">
            <text:p>6,8889933</text:p>
          </table:table-cell>
          <table:table-cell table:number-columns-repeated="8"/>
          <table:table-cell table:style-name="ce2" office:value-type="float" office:value="230" calcext:value-type="float">
            <text:p>230</text:p>
          </table:table-cell>
          <table:table-cell office:value-type="float" office:value="7.765386" calcext:value-type="float">
            <text:p>7,765386</text:p>
          </table:table-cell>
          <table:table-cell table:number-columns-repeated="8"/>
          <table:table-cell table:style-name="ce2" office:value-type="float" office:value="230" calcext:value-type="float">
            <text:p>230</text:p>
          </table:table-cell>
          <table:table-cell office:value-type="float" office:value="7.818056" calcext:value-type="float">
            <text:p>7,818056</text:p>
          </table:table-cell>
          <table:table-cell table:number-columns-repeated="8"/>
          <table:table-cell table:style-name="ce2" office:value-type="float" office:value="230" calcext:value-type="float">
            <text:p>230</text:p>
          </table:table-cell>
          <table:table-cell office:value-type="float" office:value="7.384235" calcext:value-type="float">
            <text:p>7,384235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office:value-type="float" office:value="7.3600893" calcext:value-type="float">
            <text:p>7,3600893</text:p>
          </table:table-cell>
          <table:table-cell table:number-columns-repeated="8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.8849597" calcext:value-type="float">
            <text:p>5,8849597</text:p>
          </table:table-cell>
          <table:table-cell table:number-columns-repeated="8"/>
          <table:table-cell table:style-name="ce2" office:value-type="float" office:value="240" calcext:value-type="float">
            <text:p>240</text:p>
          </table:table-cell>
          <table:table-cell office:value-type="float" office:value="6.861223" calcext:value-type="float">
            <text:p>6,861223</text:p>
          </table:table-cell>
          <table:table-cell table:number-columns-repeated="8"/>
          <table:table-cell table:style-name="ce2" office:value-type="float" office:value="240" calcext:value-type="float">
            <text:p>240</text:p>
          </table:table-cell>
          <table:table-cell office:value-type="float" office:value="7.7690425" calcext:value-type="float">
            <text:p>7,7690425</text:p>
          </table:table-cell>
          <table:table-cell table:number-columns-repeated="8"/>
          <table:table-cell table:style-name="ce2" office:value-type="float" office:value="240" calcext:value-type="float">
            <text:p>240</text:p>
          </table:table-cell>
          <table:table-cell office:value-type="float" office:value="8.141068" calcext:value-type="float">
            <text:p>8,141068</text:p>
          </table:table-cell>
          <table:table-cell table:number-columns-repeated="8"/>
          <table:table-cell table:style-name="ce2" office:value-type="float" office:value="240" calcext:value-type="float">
            <text:p>240</text:p>
          </table:table-cell>
          <table:table-cell office:value-type="float" office:value="7.3843565" calcext:value-type="float">
            <text:p>7,3843565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office:value-type="float" office:value="5.0596843" calcext:value-type="float">
            <text:p>5,0596843</text:p>
          </table:table-cell>
          <table:table-cell table:number-columns-repeated="8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.1630294" calcext:value-type="float">
            <text:p>2,1630294</text:p>
          </table:table-cell>
          <table:table-cell table:number-columns-repeated="8"/>
          <table:table-cell table:style-name="ce2" office:value-type="float" office:value="250" calcext:value-type="float">
            <text:p>250</text:p>
          </table:table-cell>
          <table:table-cell office:value-type="float" office:value="1.7451518" calcext:value-type="float">
            <text:p>1,7451518</text:p>
          </table:table-cell>
          <table:table-cell table:number-columns-repeated="8"/>
          <table:table-cell table:style-name="ce2" office:value-type="float" office:value="250" calcext:value-type="float">
            <text:p>250</text:p>
          </table:table-cell>
          <table:table-cell office:value-type="float" office:value="6.4981937" calcext:value-type="float">
            <text:p>6,4981937</text:p>
          </table:table-cell>
          <table:table-cell table:number-columns-repeated="8"/>
          <table:table-cell table:style-name="ce2" office:value-type="float" office:value="250" calcext:value-type="float">
            <text:p>250</text:p>
          </table:table-cell>
          <table:table-cell office:value-type="float" office:value="2.553814" calcext:value-type="float">
            <text:p>2,553814</text:p>
          </table:table-cell>
          <table:table-cell table:number-columns-repeated="8"/>
          <table:table-cell table:style-name="ce2" office:value-type="float" office:value="250" calcext:value-type="float">
            <text:p>250</text:p>
          </table:table-cell>
          <table:table-cell office:value-type="float" office:value="0.104224175" calcext:value-type="float">
            <text:p>0,104224175</text:p>
          </table:table-cell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float" office:value="2.4709325" calcext:value-type="float">
            <text:p>2,4709325</text:p>
          </table:table-cell>
          <table:table-cell table:number-columns-repeated="8"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.5127258" calcext:value-type="float">
            <text:p>2,5127258</text:p>
          </table:table-cell>
          <table:table-cell table:number-columns-repeated="8"/>
          <table:table-cell table:style-name="ce2" office:value-type="float" office:value="260" calcext:value-type="float">
            <text:p>260</text:p>
          </table:table-cell>
          <table:table-cell office:value-type="float" office:value="2.19581" calcext:value-type="float">
            <text:p>2,19581</text:p>
          </table:table-cell>
          <table:table-cell table:number-columns-repeated="8"/>
          <table:table-cell table:style-name="ce2" office:value-type="float" office:value="260" calcext:value-type="float">
            <text:p>260</text:p>
          </table:table-cell>
          <table:table-cell office:value-type="float" office:value="5.1319423" calcext:value-type="float">
            <text:p>5,1319423</text:p>
          </table:table-cell>
          <table:table-cell table:number-columns-repeated="8"/>
          <table:table-cell table:style-name="ce2" office:value-type="float" office:value="260" calcext:value-type="float">
            <text:p>260</text:p>
          </table:table-cell>
          <table:table-cell office:value-type="float" office:value="2.1693707" calcext:value-type="float">
            <text:p>2,1693707</text:p>
          </table:table-cell>
          <table:table-cell table:number-columns-repeated="8"/>
          <table:table-cell table:style-name="ce2" office:value-type="float" office:value="260" calcext:value-type="float">
            <text:p>260</text:p>
          </table:table-cell>
          <table:table-cell office:value-type="float" office:value="0.04197437" calcext:value-type="float">
            <text:p>0,04197437</text:p>
          </table:table-cell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office:value-type="float" office:value="0.9465119" calcext:value-type="float">
            <text:p>0,9465119</text:p>
          </table:table-cell>
          <table:table-cell table:number-columns-repeated="8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.8987565" calcext:value-type="float">
            <text:p>2,8987565</text:p>
          </table:table-cell>
          <table:table-cell table:number-columns-repeated="8"/>
          <table:table-cell table:style-name="ce2" office:value-type="float" office:value="270" calcext:value-type="float">
            <text:p>270</text:p>
          </table:table-cell>
          <table:table-cell office:value-type="float" office:value="0.029031992" calcext:value-type="float">
            <text:p>0,029031992</text:p>
          </table:table-cell>
          <table:table-cell table:number-columns-repeated="8"/>
          <table:table-cell table:style-name="ce2" office:value-type="float" office:value="270" calcext:value-type="float">
            <text:p>270</text:p>
          </table:table-cell>
          <table:table-cell office:value-type="float" office:value="0.49626312" calcext:value-type="float">
            <text:p>0,49626312</text:p>
          </table:table-cell>
          <table:table-cell table:number-columns-repeated="8"/>
          <table:table-cell table:style-name="ce2" office:value-type="float" office:value="270" calcext:value-type="float">
            <text:p>270</text:p>
          </table:table-cell>
          <table:table-cell office:value-type="float" office:value="0.87932086" calcext:value-type="float">
            <text:p>0,87932086</text:p>
          </table:table-cell>
          <table:table-cell table:number-columns-repeated="8"/>
          <table:table-cell table:style-name="ce2" office:value-type="float" office:value="270" calcext:value-type="float">
            <text:p>270</text:p>
          </table:table-cell>
          <table:table-cell office:value-type="float" office:value="0.014056547" calcext:value-type="float">
            <text:p>0,014056547</text:p>
          </table:table-cell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float" office:value="0.93181616" calcext:value-type="float">
            <text:p>0,93181616</text:p>
          </table:table-cell>
          <table:table-cell table:number-columns-repeated="8"/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.590543" calcext:value-type="float">
            <text:p>2,590543</text:p>
          </table:table-cell>
          <table:table-cell table:number-columns-repeated="8"/>
          <table:table-cell table:style-name="ce2" office:value-type="float" office:value="280" calcext:value-type="float">
            <text:p>280</text:p>
          </table:table-cell>
          <table:table-cell office:value-type="float" office:value="0.8282186" calcext:value-type="float">
            <text:p>0,8282186</text:p>
          </table:table-cell>
          <table:table-cell table:number-columns-repeated="8"/>
          <table:table-cell table:style-name="ce2" office:value-type="float" office:value="280" calcext:value-type="float">
            <text:p>280</text:p>
          </table:table-cell>
          <table:table-cell office:value-type="float" office:value="0.5860288" calcext:value-type="float">
            <text:p>0,5860288</text:p>
          </table:table-cell>
          <table:table-cell table:number-columns-repeated="8"/>
          <table:table-cell table:style-name="ce2" office:value-type="float" office:value="280" calcext:value-type="float">
            <text:p>280</text:p>
          </table:table-cell>
          <table:table-cell office:value-type="float" office:value="0.063554786" calcext:value-type="float">
            <text:p>0,063554786</text:p>
          </table:table-cell>
          <table:table-cell table:number-columns-repeated="8"/>
          <table:table-cell table:style-name="ce2" office:value-type="float" office:value="280" calcext:value-type="float">
            <text:p>280</text:p>
          </table:table-cell>
          <table:table-cell table:style-name="ce6" office:value-type="float" office:value="0.0008770369" calcext:value-type="float">
            <text:p>8,77E-04</text:p>
          </table:table-cell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office:value-type="float" office:value="0.413706" calcext:value-type="float">
            <text:p>0,413706</text:p>
          </table:table-cell>
          <table:table-cell table:number-columns-repeated="8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.736448" calcext:value-type="float">
            <text:p>1,736448</text:p>
          </table:table-cell>
          <table:table-cell table:number-columns-repeated="8"/>
          <table:table-cell table:style-name="ce2" office:value-type="float" office:value="290" calcext:value-type="float">
            <text:p>290</text:p>
          </table:table-cell>
          <table:table-cell office:value-type="float" office:value="0.3468595" calcext:value-type="float">
            <text:p>0,3468595</text:p>
          </table:table-cell>
          <table:table-cell table:number-columns-repeated="8"/>
          <table:table-cell table:style-name="ce2" office:value-type="float" office:value="290" calcext:value-type="float">
            <text:p>290</text:p>
          </table:table-cell>
          <table:table-cell office:value-type="float" office:value="0.7088471" calcext:value-type="float">
            <text:p>0,7088471</text:p>
          </table:table-cell>
          <table:table-cell table:number-columns-repeated="8"/>
          <table:table-cell table:style-name="ce2" office:value-type="float" office:value="290" calcext:value-type="float">
            <text:p>290</text:p>
          </table:table-cell>
          <table:table-cell office:value-type="float" office:value="0.056076027" calcext:value-type="float">
            <text:p>0,056076027</text:p>
          </table:table-cell>
          <table:table-cell table:number-columns-repeated="8"/>
          <table:table-cell table:style-name="ce2" office:value-type="float" office:value="290" calcext:value-type="float">
            <text:p>290</text:p>
          </table:table-cell>
          <table:table-cell table:style-name="ce6" office:value-type="float" office:value="0.00057166" calcext:value-type="float">
            <text:p>5,72E-04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float" office:value="18.719933" calcext:value-type="float">
            <text:p>18,719933</text:p>
          </table:table-cell>
          <table:table-cell table:number-columns-repeated="8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0.109262" calcext:value-type="float">
            <text:p>20,109262</text:p>
          </table:table-cell>
          <table:table-cell table:number-columns-repeated="8"/>
          <table:table-cell table:style-name="ce2" office:value-type="float" office:value="300" calcext:value-type="float">
            <text:p>300</text:p>
          </table:table-cell>
          <table:table-cell office:value-type="float" office:value="16.700752" calcext:value-type="float">
            <text:p>16,700752</text:p>
          </table:table-cell>
          <table:table-cell table:number-columns-repeated="8"/>
          <table:table-cell table:style-name="ce2" office:value-type="float" office:value="300" calcext:value-type="float">
            <text:p>300</text:p>
          </table:table-cell>
          <table:table-cell office:value-type="float" office:value="19.405674" calcext:value-type="float">
            <text:p>19,405674</text:p>
          </table:table-cell>
          <table:table-cell table:number-columns-repeated="8"/>
          <table:table-cell table:style-name="ce2" office:value-type="float" office:value="300" calcext:value-type="float">
            <text:p>300</text:p>
          </table:table-cell>
          <table:table-cell office:value-type="float" office:value="23.522713" calcext:value-type="float">
            <text:p>23,522713</text:p>
          </table:table-cell>
          <table:table-cell table:number-columns-repeated="8"/>
          <table:table-cell table:style-name="ce2" office:value-type="float" office:value="300" calcext:value-type="float">
            <text:p>300</text:p>
          </table:table-cell>
          <table:table-cell office:value-type="float" office:value="21.098442" calcext:value-type="float">
            <text:p>21,098442</text:p>
          </table:table-cell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float" office:value="4.2570405" calcext:value-type="float">
            <text:p>4,2570405</text:p>
          </table:table-cell>
          <table:table-cell table:number-columns-repeated="8"/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.832368" calcext:value-type="float">
            <text:p>3,832368</text:p>
          </table:table-cell>
          <table:table-cell table:number-columns-repeated="8"/>
          <table:table-cell table:style-name="ce2" office:value-type="float" office:value="310" calcext:value-type="float">
            <text:p>310</text:p>
          </table:table-cell>
          <table:table-cell office:value-type="float" office:value="4.1168203" calcext:value-type="float">
            <text:p>4,1168203</text:p>
          </table:table-cell>
          <table:table-cell table:number-columns-repeated="8"/>
          <table:table-cell table:style-name="ce2" office:value-type="float" office:value="310" calcext:value-type="float">
            <text:p>310</text:p>
          </table:table-cell>
          <table:table-cell office:value-type="float" office:value="2.214121" calcext:value-type="float">
            <text:p>2,214121</text:p>
          </table:table-cell>
          <table:table-cell table:number-columns-repeated="8"/>
          <table:table-cell table:style-name="ce2" office:value-type="float" office:value="310" calcext:value-type="float">
            <text:p>310</text:p>
          </table:table-cell>
          <table:table-cell office:value-type="float" office:value="6.013327" calcext:value-type="float">
            <text:p>6,013327</text:p>
          </table:table-cell>
          <table:table-cell table:number-columns-repeated="8"/>
          <table:table-cell table:style-name="ce2" office:value-type="float" office:value="310" calcext:value-type="float">
            <text:p>310</text:p>
          </table:table-cell>
          <table:table-cell office:value-type="float" office:value="0.40165997" calcext:value-type="float">
            <text:p>0,40165997</text:p>
          </table:table-cell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office:value-type="float" office:value="0.74528706" calcext:value-type="float">
            <text:p>0,74528706</text:p>
          </table:table-cell>
          <table:table-cell table:number-columns-repeated="8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.7824516" calcext:value-type="float">
            <text:p>5,7824516</text:p>
          </table:table-cell>
          <table:table-cell table:number-columns-repeated="8"/>
          <table:table-cell table:style-name="ce2" office:value-type="float" office:value="320" calcext:value-type="float">
            <text:p>320</text:p>
          </table:table-cell>
          <table:table-cell office:value-type="float" office:value="1.9586377" calcext:value-type="float">
            <text:p>1,9586377</text:p>
          </table:table-cell>
          <table:table-cell table:number-columns-repeated="8"/>
          <table:table-cell table:style-name="ce2" office:value-type="float" office:value="320" calcext:value-type="float">
            <text:p>320</text:p>
          </table:table-cell>
          <table:table-cell office:value-type="float" office:value="2.9964054" calcext:value-type="float">
            <text:p>2,9964054</text:p>
          </table:table-cell>
          <table:table-cell table:number-columns-repeated="8"/>
          <table:table-cell table:style-name="ce2" office:value-type="float" office:value="320" calcext:value-type="float">
            <text:p>320</text:p>
          </table:table-cell>
          <table:table-cell office:value-type="float" office:value="3.724006" calcext:value-type="float">
            <text:p>3,724006</text:p>
          </table:table-cell>
          <table:table-cell table:number-columns-repeated="8"/>
          <table:table-cell table:style-name="ce2" office:value-type="float" office:value="320" calcext:value-type="float">
            <text:p>320</text:p>
          </table:table-cell>
          <table:table-cell office:value-type="float" office:value="0.47129303" calcext:value-type="float">
            <text:p>0,47129303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office:value-type="float" office:value="1.6294804" calcext:value-type="float">
            <text:p>1,6294804</text:p>
          </table:table-cell>
          <table:table-cell table:number-columns-repeated="8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.7949433" calcext:value-type="float">
            <text:p>4,7949433</text:p>
          </table:table-cell>
          <table:table-cell table:number-columns-repeated="8"/>
          <table:table-cell table:style-name="ce2" office:value-type="float" office:value="330" calcext:value-type="float">
            <text:p>330</text:p>
          </table:table-cell>
          <table:table-cell office:value-type="float" office:value="5.571947" calcext:value-type="float">
            <text:p>5,571947</text:p>
          </table:table-cell>
          <table:table-cell table:number-columns-repeated="8"/>
          <table:table-cell table:style-name="ce2" office:value-type="float" office:value="330" calcext:value-type="float">
            <text:p>330</text:p>
          </table:table-cell>
          <table:table-cell office:value-type="float" office:value="4.3914027" calcext:value-type="float">
            <text:p>4,3914027</text:p>
          </table:table-cell>
          <table:table-cell table:number-columns-repeated="8"/>
          <table:table-cell table:style-name="ce2" office:value-type="float" office:value="330" calcext:value-type="float">
            <text:p>330</text:p>
          </table:table-cell>
          <table:table-cell office:value-type="float" office:value="6.627564" calcext:value-type="float">
            <text:p>6,627564</text:p>
          </table:table-cell>
          <table:table-cell table:number-columns-repeated="8"/>
          <table:table-cell table:style-name="ce2" office:value-type="float" office:value="330" calcext:value-type="float">
            <text:p>330</text:p>
          </table:table-cell>
          <table:table-cell office:value-type="float" office:value="3.6269631" calcext:value-type="float">
            <text:p>3,6269631</text:p>
          </table:table-cell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office:value-type="float" office:value="4.0140615" calcext:value-type="float">
            <text:p>4,0140615</text:p>
          </table:table-cell>
          <table:table-cell table:number-columns-repeated="8"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.8174095" calcext:value-type="float">
            <text:p>0,8174095</text:p>
          </table:table-cell>
          <table:table-cell table:number-columns-repeated="8"/>
          <table:table-cell table:style-name="ce2" office:value-type="float" office:value="340" calcext:value-type="float">
            <text:p>340</text:p>
          </table:table-cell>
          <table:table-cell office:value-type="float" office:value="0.71544164" calcext:value-type="float">
            <text:p>0,71544164</text:p>
          </table:table-cell>
          <table:table-cell table:number-columns-repeated="8"/>
          <table:table-cell table:style-name="ce2" office:value-type="float" office:value="340" calcext:value-type="float">
            <text:p>340</text:p>
          </table:table-cell>
          <table:table-cell office:value-type="float" office:value="2.7045925" calcext:value-type="float">
            <text:p>2,7045925</text:p>
          </table:table-cell>
          <table:table-cell table:number-columns-repeated="8"/>
          <table:table-cell table:style-name="ce2" office:value-type="float" office:value="340" calcext:value-type="float">
            <text:p>340</text:p>
          </table:table-cell>
          <table:table-cell office:value-type="float" office:value="4.1850224" calcext:value-type="float">
            <text:p>4,1850224</text:p>
          </table:table-cell>
          <table:table-cell table:number-columns-repeated="8"/>
          <table:table-cell table:style-name="ce2" office:value-type="float" office:value="340" calcext:value-type="float">
            <text:p>340</text:p>
          </table:table-cell>
          <table:table-cell office:value-type="float" office:value="0.39619166" calcext:value-type="float">
            <text:p>0,39619166</text:p>
          </table:table-cell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office:value-type="float" office:value="2.2390733" calcext:value-type="float">
            <text:p>2,2390733</text:p>
          </table:table-cell>
          <table:table-cell table:number-columns-repeated="8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0.99268395" calcext:value-type="float">
            <text:p>0,99268395</text:p>
          </table:table-cell>
          <table:table-cell table:number-columns-repeated="8"/>
          <table:table-cell table:style-name="ce2" office:value-type="float" office:value="350" calcext:value-type="float">
            <text:p>350</text:p>
          </table:table-cell>
          <table:table-cell office:value-type="float" office:value="3.9217386" calcext:value-type="float">
            <text:p>3,9217386</text:p>
          </table:table-cell>
          <table:table-cell table:number-columns-repeated="8"/>
          <table:table-cell table:style-name="ce2" office:value-type="float" office:value="350" calcext:value-type="float">
            <text:p>350</text:p>
          </table:table-cell>
          <table:table-cell office:value-type="float" office:value="6.322322" calcext:value-type="float">
            <text:p>6,322322</text:p>
          </table:table-cell>
          <table:table-cell table:number-columns-repeated="8"/>
          <table:table-cell table:style-name="ce2" office:value-type="float" office:value="350" calcext:value-type="float">
            <text:p>350</text:p>
          </table:table-cell>
          <table:table-cell office:value-type="float" office:value="8.804454" calcext:value-type="float">
            <text:p>8,804454</text:p>
          </table:table-cell>
          <table:table-cell table:number-columns-repeated="8"/>
          <table:table-cell table:style-name="ce2" office:value-type="float" office:value="350" calcext:value-type="float">
            <text:p>350</text:p>
          </table:table-cell>
          <table:table-cell office:value-type="float" office:value="1.959492" calcext:value-type="float">
            <text:p>1,959492</text:p>
          </table:table-cell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office:value-type="float" office:value="18.707705" calcext:value-type="float">
            <text:p>18,707705</text:p>
          </table:table-cell>
          <table:table-cell table:number-columns-repeated="8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9.828707" calcext:value-type="float">
            <text:p>19,828707</text:p>
          </table:table-cell>
          <table:table-cell table:number-columns-repeated="8"/>
          <table:table-cell table:style-name="ce2" office:value-type="float" office:value="360" calcext:value-type="float">
            <text:p>360</text:p>
          </table:table-cell>
          <table:table-cell office:value-type="float" office:value="21.931168" calcext:value-type="float">
            <text:p>21,931168</text:p>
          </table:table-cell>
          <table:table-cell table:number-columns-repeated="8"/>
          <table:table-cell table:style-name="ce2" office:value-type="float" office:value="360" calcext:value-type="float">
            <text:p>360</text:p>
          </table:table-cell>
          <table:table-cell office:value-type="float" office:value="23.865545" calcext:value-type="float">
            <text:p>23,865545</text:p>
          </table:table-cell>
          <table:table-cell table:number-columns-repeated="8"/>
          <table:table-cell table:style-name="ce2" office:value-type="float" office:value="360" calcext:value-type="float">
            <text:p>360</text:p>
          </table:table-cell>
          <table:table-cell office:value-type="float" office:value="26.061226" calcext:value-type="float">
            <text:p>26,061226</text:p>
          </table:table-cell>
          <table:table-cell table:number-columns-repeated="8"/>
          <table:table-cell table:style-name="ce2" office:value-type="float" office:value="360" calcext:value-type="float">
            <text:p>360</text:p>
          </table:table-cell>
          <table:table-cell office:value-type="float" office:value="19.25308" calcext:value-type="float">
            <text:p>19,25308</text:p>
          </table:table-cell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office:value-type="float" office:value="3.3865805" calcext:value-type="float">
            <text:p>3,3865805</text:p>
          </table:table-cell>
          <table:table-cell table:number-columns-repeated="8"/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.06334" calcext:value-type="float">
            <text:p>5,06334</text:p>
          </table:table-cell>
          <table:table-cell table:number-columns-repeated="8"/>
          <table:table-cell table:style-name="ce2" office:value-type="float" office:value="370" calcext:value-type="float">
            <text:p>370</text:p>
          </table:table-cell>
          <table:table-cell office:value-type="float" office:value="5.984979" calcext:value-type="float">
            <text:p>5,984979</text:p>
          </table:table-cell>
          <table:table-cell table:number-columns-repeated="8"/>
          <table:table-cell table:style-name="ce2" office:value-type="float" office:value="370" calcext:value-type="float">
            <text:p>370</text:p>
          </table:table-cell>
          <table:table-cell office:value-type="float" office:value="7.953863" calcext:value-type="float">
            <text:p>7,953863</text:p>
          </table:table-cell>
          <table:table-cell table:number-columns-repeated="8"/>
          <table:table-cell table:style-name="ce2" office:value-type="float" office:value="370" calcext:value-type="float">
            <text:p>370</text:p>
          </table:table-cell>
          <table:table-cell office:value-type="float" office:value="3.8535554" calcext:value-type="float">
            <text:p>3,8535554</text:p>
          </table:table-cell>
          <table:table-cell table:number-columns-repeated="8"/>
          <table:table-cell table:style-name="ce2" office:value-type="float" office:value="370" calcext:value-type="float">
            <text:p>370</text:p>
          </table:table-cell>
          <table:table-cell office:value-type="float" office:value="5.1187377" calcext:value-type="float">
            <text:p>5,1187377</text:p>
          </table:table-cell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office:value-type="float" office:value="3.319459" calcext:value-type="float">
            <text:p>3,319459</text:p>
          </table:table-cell>
          <table:table-cell table:number-columns-repeated="8"/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.7211046" calcext:value-type="float">
            <text:p>4,7211046</text:p>
          </table:table-cell>
          <table:table-cell table:number-columns-repeated="8"/>
          <table:table-cell table:style-name="ce2" office:value-type="float" office:value="380" calcext:value-type="float">
            <text:p>380</text:p>
          </table:table-cell>
          <table:table-cell office:value-type="float" office:value="3.4798489" calcext:value-type="float">
            <text:p>3,4798489</text:p>
          </table:table-cell>
          <table:table-cell table:number-columns-repeated="8"/>
          <table:table-cell table:style-name="ce2" office:value-type="float" office:value="380" calcext:value-type="float">
            <text:p>380</text:p>
          </table:table-cell>
          <table:table-cell office:value-type="float" office:value="5.3817306" calcext:value-type="float">
            <text:p>5,3817306</text:p>
          </table:table-cell>
          <table:table-cell table:number-columns-repeated="8"/>
          <table:table-cell table:style-name="ce2" office:value-type="float" office:value="380" calcext:value-type="float">
            <text:p>380</text:p>
          </table:table-cell>
          <table:table-cell office:value-type="float" office:value="4.197506" calcext:value-type="float">
            <text:p>4,197506</text:p>
          </table:table-cell>
          <table:table-cell table:number-columns-repeated="8"/>
          <table:table-cell table:style-name="ce2" office:value-type="float" office:value="380" calcext:value-type="float">
            <text:p>380</text:p>
          </table:table-cell>
          <table:table-cell office:value-type="float" office:value="3.1353855" calcext:value-type="float">
            <text:p>3,1353855</text:p>
          </table:table-cell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office:value-type="float" office:value="6.8194427" calcext:value-type="float">
            <text:p>6,8194427</text:p>
          </table:table-cell>
          <table:table-cell table:number-columns-repeated="8"/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4.9248633" calcext:value-type="float">
            <text:p>4,9248633</text:p>
          </table:table-cell>
          <table:table-cell table:number-columns-repeated="8"/>
          <table:table-cell table:style-name="ce2" office:value-type="float" office:value="381" calcext:value-type="float">
            <text:p>381</text:p>
          </table:table-cell>
          <table:table-cell office:value-type="float" office:value="8.084587" calcext:value-type="float">
            <text:p>8,084587</text:p>
          </table:table-cell>
          <table:table-cell table:number-columns-repeated="8"/>
          <table:table-cell table:style-name="ce2" office:value-type="float" office:value="381" calcext:value-type="float">
            <text:p>381</text:p>
          </table:table-cell>
          <table:table-cell office:value-type="float" office:value="5.8865795" calcext:value-type="float">
            <text:p>5,8865795</text:p>
          </table:table-cell>
          <table:table-cell table:number-columns-repeated="8"/>
          <table:table-cell table:style-name="ce2" office:value-type="float" office:value="381" calcext:value-type="float">
            <text:p>381</text:p>
          </table:table-cell>
          <table:table-cell office:value-type="float" office:value="5.465152" calcext:value-type="float">
            <text:p>5,465152</text:p>
          </table:table-cell>
          <table:table-cell table:number-columns-repeated="8"/>
          <table:table-cell table:style-name="ce2" office:value-type="float" office:value="381" calcext:value-type="float">
            <text:p>381</text:p>
          </table:table-cell>
          <table:table-cell office:value-type="float" office:value="5.497219" calcext:value-type="float">
            <text:p>5,497219</text:p>
          </table:table-cell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office:value-type="float" office:value="6.8284807" calcext:value-type="float">
            <text:p>6,8284807</text:p>
          </table:table-cell>
          <table:table-cell table:number-columns-repeated="8"/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.645365" calcext:value-type="float">
            <text:p>5,645365</text:p>
          </table:table-cell>
          <table:table-cell table:number-columns-repeated="8"/>
          <table:table-cell table:style-name="ce3" office:value-type="float" office:value="382" calcext:value-type="float">
            <text:p>382</text:p>
          </table:table-cell>
          <table:table-cell office:value-type="float" office:value="8.202624" calcext:value-type="float">
            <text:p>8,202624</text:p>
          </table:table-cell>
          <table:table-cell table:number-columns-repeated="8"/>
          <table:table-cell table:style-name="ce3" office:value-type="float" office:value="382" calcext:value-type="float">
            <text:p>382</text:p>
          </table:table-cell>
          <table:table-cell office:value-type="float" office:value="9.236178" calcext:value-type="float">
            <text:p>9,236178</text:p>
          </table:table-cell>
          <table:table-cell table:number-columns-repeated="8"/>
          <table:table-cell table:style-name="ce3" office:value-type="float" office:value="382" calcext:value-type="float">
            <text:p>382</text:p>
          </table:table-cell>
          <table:table-cell office:value-type="float" office:value="5.6205935" calcext:value-type="float">
            <text:p>5,6205935</text:p>
          </table:table-cell>
          <table:table-cell table:number-columns-repeated="8"/>
          <table:table-cell table:style-name="ce3" office:value-type="float" office:value="382" calcext:value-type="float">
            <text:p>382</text:p>
          </table:table-cell>
          <table:table-cell office:value-type="float" office:value="5.5974827" calcext:value-type="float">
            <text:p>5,5974827</text:p>
          </table:table-cell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office:value-type="float" office:value="6.828986" calcext:value-type="float">
            <text:p>6,828986</text:p>
          </table:table-cell>
          <table:table-cell table:number-columns-repeated="8"/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.8520904" calcext:value-type="float">
            <text:p>5,8520904</text:p>
          </table:table-cell>
          <table:table-cell table:number-columns-repeated="8"/>
          <table:table-cell table:style-name="ce3" office:value-type="float" office:value="383" calcext:value-type="float">
            <text:p>383</text:p>
          </table:table-cell>
          <table:table-cell office:value-type="float" office:value="8.579238" calcext:value-type="float">
            <text:p>8,579238</text:p>
          </table:table-cell>
          <table:table-cell table:number-columns-repeated="8"/>
          <table:table-cell table:style-name="ce3" office:value-type="float" office:value="383" calcext:value-type="float">
            <text:p>383</text:p>
          </table:table-cell>
          <table:table-cell office:value-type="float" office:value="9.350425" calcext:value-type="float">
            <text:p>9,350425</text:p>
          </table:table-cell>
          <table:table-cell table:number-columns-repeated="8"/>
          <table:table-cell table:style-name="ce3" office:value-type="float" office:value="383" calcext:value-type="float">
            <text:p>383</text:p>
          </table:table-cell>
          <table:table-cell office:value-type="float" office:value="5.8358264" calcext:value-type="float">
            <text:p>5,8358264</text:p>
          </table:table-cell>
          <table:table-cell table:number-columns-repeated="8"/>
          <table:table-cell table:style-name="ce3" office:value-type="float" office:value="383" calcext:value-type="float">
            <text:p>383</text:p>
          </table:table-cell>
          <table:table-cell office:value-type="float" office:value="5.807369" calcext:value-type="float">
            <text:p>5,807369</text:p>
          </table:table-cell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office:value-type="float" office:value="7.1891637" calcext:value-type="float">
            <text:p>7,1891637</text:p>
          </table:table-cell>
          <table:table-cell table:number-columns-repeated="8"/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.000041" calcext:value-type="float">
            <text:p>6,000041</text:p>
          </table:table-cell>
          <table:table-cell table:number-columns-repeated="8"/>
          <table:table-cell table:style-name="ce3" office:value-type="float" office:value="384" calcext:value-type="float">
            <text:p>384</text:p>
          </table:table-cell>
          <table:table-cell office:value-type="float" office:value="8.676758" calcext:value-type="float">
            <text:p>8,676758</text:p>
          </table:table-cell>
          <table:table-cell table:number-columns-repeated="8"/>
          <table:table-cell table:style-name="ce3" office:value-type="float" office:value="384" calcext:value-type="float">
            <text:p>384</text:p>
          </table:table-cell>
          <table:table-cell office:value-type="float" office:value="9.357903" calcext:value-type="float">
            <text:p>9,357903</text:p>
          </table:table-cell>
          <table:table-cell table:number-columns-repeated="8"/>
          <table:table-cell table:style-name="ce3" office:value-type="float" office:value="384" calcext:value-type="float">
            <text:p>384</text:p>
          </table:table-cell>
          <table:table-cell office:value-type="float" office:value="7.5527725" calcext:value-type="float">
            <text:p>7,5527725</text:p>
          </table:table-cell>
          <table:table-cell table:number-columns-repeated="8"/>
          <table:table-cell table:style-name="ce3" office:value-type="float" office:value="384" calcext:value-type="float">
            <text:p>384</text:p>
          </table:table-cell>
          <table:table-cell office:value-type="float" office:value="5.8130474" calcext:value-type="float">
            <text:p>5,8130474</text:p>
          </table:table-cell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office:value-type="float" office:value="7.336384" calcext:value-type="float">
            <text:p>7,336384</text:p>
          </table:table-cell>
          <table:table-cell table:number-columns-repeated="8"/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6.107325" calcext:value-type="float">
            <text:p>6,107325</text:p>
          </table:table-cell>
          <table:table-cell table:number-columns-repeated="8"/>
          <table:table-cell table:style-name="ce3" office:value-type="float" office:value="385" calcext:value-type="float">
            <text:p>385</text:p>
          </table:table-cell>
          <table:table-cell office:value-type="float" office:value="8.707241" calcext:value-type="float">
            <text:p>8,707241</text:p>
          </table:table-cell>
          <table:table-cell table:number-columns-repeated="8"/>
          <table:table-cell table:style-name="ce3" office:value-type="float" office:value="385" calcext:value-type="float">
            <text:p>385</text:p>
          </table:table-cell>
          <table:table-cell office:value-type="float" office:value="9.384603" calcext:value-type="float">
            <text:p>9,384603</text:p>
          </table:table-cell>
          <table:table-cell table:number-columns-repeated="8"/>
          <table:table-cell table:style-name="ce3" office:value-type="float" office:value="385" calcext:value-type="float">
            <text:p>385</text:p>
          </table:table-cell>
          <table:table-cell office:value-type="float" office:value="8.080656" calcext:value-type="float">
            <text:p>8,080656</text:p>
          </table:table-cell>
          <table:table-cell table:number-columns-repeated="8"/>
          <table:table-cell table:style-name="ce3" office:value-type="float" office:value="385" calcext:value-type="float">
            <text:p>385</text:p>
          </table:table-cell>
          <table:table-cell office:value-type="float" office:value="5.8484716" calcext:value-type="float">
            <text:p>5,8484716</text:p>
          </table:table-cell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office:value-type="float" office:value="7.4188633" calcext:value-type="float">
            <text:p>7,4188633</text:p>
          </table:table-cell>
          <table:table-cell table:number-columns-repeated="8"/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.10963" calcext:value-type="float">
            <text:p>6,10963</text:p>
          </table:table-cell>
          <table:table-cell table:number-columns-repeated="8"/>
          <table:table-cell table:style-name="ce3" office:value-type="float" office:value="386" calcext:value-type="float">
            <text:p>386</text:p>
          </table:table-cell>
          <table:table-cell office:value-type="float" office:value="8.740199" calcext:value-type="float">
            <text:p>8,740199</text:p>
          </table:table-cell>
          <table:table-cell table:number-columns-repeated="8"/>
          <table:table-cell table:style-name="ce3" office:value-type="float" office:value="386" calcext:value-type="float">
            <text:p>386</text:p>
          </table:table-cell>
          <table:table-cell office:value-type="float" office:value="9.3856945" calcext:value-type="float">
            <text:p>9,3856945</text:p>
          </table:table-cell>
          <table:table-cell table:number-columns-repeated="8"/>
          <table:table-cell table:style-name="ce3" office:value-type="float" office:value="386" calcext:value-type="float">
            <text:p>386</text:p>
          </table:table-cell>
          <table:table-cell office:value-type="float" office:value="8.106306" calcext:value-type="float">
            <text:p>8,106306</text:p>
          </table:table-cell>
          <table:table-cell table:number-columns-repeated="8"/>
          <table:table-cell table:style-name="ce3" office:value-type="float" office:value="386" calcext:value-type="float">
            <text:p>386</text:p>
          </table:table-cell>
          <table:table-cell office:value-type="float" office:value="5.8512883" calcext:value-type="float">
            <text:p>5,8512883</text:p>
          </table:table-cell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office:value-type="float" office:value="2.531523" calcext:value-type="float">
            <text:p>2,531523</text:p>
          </table:table-cell>
          <table:table-cell table:number-columns-repeated="8"/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.730181" calcext:value-type="float">
            <text:p>3,730181</text:p>
          </table:table-cell>
          <table:table-cell table:number-columns-repeated="8"/>
          <table:table-cell table:style-name="ce3" office:value-type="float" office:value="387" calcext:value-type="float">
            <text:p>387</text:p>
          </table:table-cell>
          <table:table-cell office:value-type="float" office:value="5.3283896" calcext:value-type="float">
            <text:p>5,3283896</text:p>
          </table:table-cell>
          <table:table-cell table:number-columns-repeated="8"/>
          <table:table-cell table:style-name="ce3" office:value-type="float" office:value="387" calcext:value-type="float">
            <text:p>387</text:p>
          </table:table-cell>
          <table:table-cell office:value-type="float" office:value="7.674754" calcext:value-type="float">
            <text:p>7,674754</text:p>
          </table:table-cell>
          <table:table-cell table:number-columns-repeated="8"/>
          <table:table-cell table:style-name="ce3" office:value-type="float" office:value="387" calcext:value-type="float">
            <text:p>387</text:p>
          </table:table-cell>
          <table:table-cell office:value-type="float" office:value="4.710576" calcext:value-type="float">
            <text:p>4,710576</text:p>
          </table:table-cell>
          <table:table-cell table:number-columns-repeated="8"/>
          <table:table-cell table:style-name="ce3" office:value-type="float" office:value="387" calcext:value-type="float">
            <text:p>387</text:p>
          </table:table-cell>
          <table:table-cell office:value-type="float" office:value="4.0538588" calcext:value-type="float">
            <text:p>4,0538588</text:p>
          </table:table-cell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office:value-type="float" office:value="0.9615839" calcext:value-type="float">
            <text:p>0,9615839</text:p>
          </table:table-cell>
          <table:table-cell table:number-columns-repeated="8"/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.8376687" calcext:value-type="float">
            <text:p>3,8376687</text:p>
          </table:table-cell>
          <table:table-cell table:number-columns-repeated="8"/>
          <table:table-cell table:style-name="ce3" office:value-type="float" office:value="388" calcext:value-type="float">
            <text:p>388</text:p>
          </table:table-cell>
          <table:table-cell office:value-type="float" office:value="4.8927674" calcext:value-type="float">
            <text:p>4,8927674</text:p>
          </table:table-cell>
          <table:table-cell table:number-columns-repeated="8"/>
          <table:table-cell table:style-name="ce3" office:value-type="float" office:value="388" calcext:value-type="float">
            <text:p>388</text:p>
          </table:table-cell>
          <table:table-cell office:value-type="float" office:value="0.97380996" calcext:value-type="float">
            <text:p>0,97380996</text:p>
          </table:table-cell>
          <table:table-cell table:number-columns-repeated="8"/>
          <table:table-cell table:style-name="ce3" office:value-type="float" office:value="388" calcext:value-type="float">
            <text:p>388</text:p>
          </table:table-cell>
          <table:table-cell office:value-type="float" office:value="0.20176868" calcext:value-type="float">
            <text:p>0,20176868</text:p>
          </table:table-cell>
          <table:table-cell table:number-columns-repeated="8"/>
          <table:table-cell table:style-name="ce3" office:value-type="float" office:value="388" calcext:value-type="float">
            <text:p>388</text:p>
          </table:table-cell>
          <table:table-cell office:value-type="float" office:value="3.643083" calcext:value-type="float">
            <text:p>3,643083</text:p>
          </table:table-cell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office:value-type="float" office:value="1.2947869" calcext:value-type="float">
            <text:p>1,2947869</text:p>
          </table:table-cell>
          <table:table-cell table:number-columns-repeated="8"/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.4057431" calcext:value-type="float">
            <text:p>2,4057431</text:p>
          </table:table-cell>
          <table:table-cell table:number-columns-repeated="8"/>
          <table:table-cell table:style-name="ce3" office:value-type="float" office:value="389" calcext:value-type="float">
            <text:p>389</text:p>
          </table:table-cell>
          <table:table-cell office:value-type="float" office:value="5.192622" calcext:value-type="float">
            <text:p>5,192622</text:p>
          </table:table-cell>
          <table:table-cell table:number-columns-repeated="8"/>
          <table:table-cell table:style-name="ce3" office:value-type="float" office:value="389" calcext:value-type="float">
            <text:p>389</text:p>
          </table:table-cell>
          <table:table-cell office:value-type="float" office:value="1.2131617" calcext:value-type="float">
            <text:p>1,2131617</text:p>
          </table:table-cell>
          <table:table-cell table:number-columns-repeated="8"/>
          <table:table-cell table:style-name="ce3" office:value-type="float" office:value="389" calcext:value-type="float">
            <text:p>389</text:p>
          </table:table-cell>
          <table:table-cell office:value-type="float" office:value="0.029147863" calcext:value-type="float">
            <text:p>0,029147863</text:p>
          </table:table-cell>
          <table:table-cell table:number-columns-repeated="8"/>
          <table:table-cell table:style-name="ce3" office:value-type="float" office:value="389" calcext:value-type="float">
            <text:p>389</text:p>
          </table:table-cell>
          <table:table-cell office:value-type="float" office:value="2.5203161" calcext:value-type="float">
            <text:p>2,5203161</text:p>
          </table:table-cell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office:value-type="float" office:value="0.35278678" calcext:value-type="float">
            <text:p>0,35278678</text:p>
          </table:table-cell>
          <table:table-cell table:number-columns-repeated="8"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.459019" calcext:value-type="float">
            <text:p>1,459019</text:p>
          </table:table-cell>
          <table:table-cell table:number-columns-repeated="8"/>
          <table:table-cell table:style-name="ce3" office:value-type="float" office:value="390" calcext:value-type="float">
            <text:p>390</text:p>
          </table:table-cell>
          <table:table-cell office:value-type="float" office:value="3.56343" calcext:value-type="float">
            <text:p>3,56343</text:p>
          </table:table-cell>
          <table:table-cell table:number-columns-repeated="8"/>
          <table:table-cell table:style-name="ce3" office:value-type="float" office:value="390" calcext:value-type="float">
            <text:p>390</text:p>
          </table:table-cell>
          <table:table-cell office:value-type="float" office:value="1.4838623" calcext:value-type="float">
            <text:p>1,4838623</text:p>
          </table:table-cell>
          <table:table-cell table:number-columns-repeated="8"/>
          <table:table-cell table:style-name="ce3" office:value-type="float" office:value="390" calcext:value-type="float">
            <text:p>390</text:p>
          </table:table-cell>
          <table:table-cell office:value-type="float" office:value="0.0018387764" calcext:value-type="float">
            <text:p>0,0018387764</text:p>
          </table:table-cell>
          <table:table-cell table:number-columns-repeated="8"/>
          <table:table-cell table:style-name="ce3" office:value-type="float" office:value="390" calcext:value-type="float">
            <text:p>390</text:p>
          </table:table-cell>
          <table:table-cell office:value-type="float" office:value="1.0258256" calcext:value-type="float">
            <text:p>1,0258256</text:p>
          </table:table-cell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office:value-type="float" office:value="0.03356195" calcext:value-type="float">
            <text:p>0,03356195</text:p>
          </table:table-cell>
          <table:table-cell table:number-columns-repeated="8"/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.1316552" calcext:value-type="float">
            <text:p>2,1316552</text:p>
          </table:table-cell>
          <table:table-cell table:number-columns-repeated="8"/>
          <table:table-cell table:style-name="ce3" office:value-type="float" office:value="391" calcext:value-type="float">
            <text:p>391</text:p>
          </table:table-cell>
          <table:table-cell office:value-type="float" office:value="4.091873" calcext:value-type="float">
            <text:p>4,091873</text:p>
          </table:table-cell>
          <table:table-cell table:number-columns-repeated="8"/>
          <table:table-cell table:style-name="ce3" office:value-type="float" office:value="391" calcext:value-type="float">
            <text:p>391</text:p>
          </table:table-cell>
          <table:table-cell office:value-type="float" office:value="2.3183453" calcext:value-type="float">
            <text:p>2,3183453</text:p>
          </table:table-cell>
          <table:table-cell table:number-columns-repeated="8"/>
          <table:table-cell table:style-name="ce3" office:value-type="float" office:value="391" calcext:value-type="float">
            <text:p>391</text:p>
          </table:table-cell>
          <table:table-cell table:style-name="ce6" office:value-type="float" office:value="0.00011163183" calcext:value-type="float">
            <text:p>1,12E-04</text:p>
          </table:table-cell>
          <table:table-cell table:number-columns-repeated="8"/>
          <table:table-cell table:style-name="ce3" office:value-type="float" office:value="391" calcext:value-type="float">
            <text:p>391</text:p>
          </table:table-cell>
          <table:table-cell office:value-type="float" office:value="0.34009212" calcext:value-type="float">
            <text:p>0,34009212</text:p>
          </table:table-cell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office:value-type="float" office:value="18.400202" calcext:value-type="float">
            <text:p>18,400202</text:p>
          </table:table-cell>
          <table:table-cell table:number-columns-repeated="8"/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0.44404" calcext:value-type="float">
            <text:p>20,44404</text:p>
          </table:table-cell>
          <table:table-cell table:number-columns-repeated="8"/>
          <table:table-cell table:style-name="ce3" office:value-type="float" office:value="392" calcext:value-type="float">
            <text:p>392</text:p>
          </table:table-cell>
          <table:table-cell office:value-type="float" office:value="22.360851" calcext:value-type="float">
            <text:p>22,360851</text:p>
          </table:table-cell>
          <table:table-cell table:number-columns-repeated="8"/>
          <table:table-cell table:style-name="ce3" office:value-type="float" office:value="392" calcext:value-type="float">
            <text:p>392</text:p>
          </table:table-cell>
          <table:table-cell office:value-type="float" office:value="23.962923" calcext:value-type="float">
            <text:p>23,962923</text:p>
          </table:table-cell>
          <table:table-cell table:number-columns-repeated="8"/>
          <table:table-cell table:style-name="ce3" office:value-type="float" office:value="392" calcext:value-type="float">
            <text:p>392</text:p>
          </table:table-cell>
          <table:table-cell office:value-type="float" office:value="23.166458" calcext:value-type="float">
            <text:p>23,166458</text:p>
          </table:table-cell>
          <table:table-cell table:number-columns-repeated="8"/>
          <table:table-cell table:style-name="ce3" office:value-type="float" office:value="392" calcext:value-type="float">
            <text:p>392</text:p>
          </table:table-cell>
          <table:table-cell office:value-type="float" office:value="16.733028" calcext:value-type="float">
            <text:p>16,733028</text:p>
          </table:table-cell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office:value-type="float" office:value="7.636627" calcext:value-type="float">
            <text:p>7,636627</text:p>
          </table:table-cell>
          <table:table-cell table:number-columns-repeated="8"/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.3335104" calcext:value-type="float">
            <text:p>5,3335104</text:p>
          </table:table-cell>
          <table:table-cell table:number-columns-repeated="8"/>
          <table:table-cell table:style-name="ce3" office:value-type="float" office:value="393" calcext:value-type="float">
            <text:p>393</text:p>
          </table:table-cell>
          <table:table-cell office:value-type="float" office:value="1.0119296" calcext:value-type="float">
            <text:p>1,0119296</text:p>
          </table:table-cell>
          <table:table-cell table:number-columns-repeated="8"/>
          <table:table-cell table:style-name="ce3" office:value-type="float" office:value="393" calcext:value-type="float">
            <text:p>393</text:p>
          </table:table-cell>
          <table:table-cell office:value-type="float" office:value="8.510527" calcext:value-type="float">
            <text:p>8,510527</text:p>
          </table:table-cell>
          <table:table-cell table:number-columns-repeated="8"/>
          <table:table-cell table:style-name="ce3" office:value-type="float" office:value="393" calcext:value-type="float">
            <text:p>393</text:p>
          </table:table-cell>
          <table:table-cell office:value-type="float" office:value="1.3790423" calcext:value-type="float">
            <text:p>1,3790423</text:p>
          </table:table-cell>
          <table:table-cell table:number-columns-repeated="8"/>
          <table:table-cell table:style-name="ce3" office:value-type="float" office:value="393" calcext:value-type="float">
            <text:p>393</text:p>
          </table:table-cell>
          <table:table-cell office:value-type="float" office:value="3.0919862" calcext:value-type="float">
            <text:p>3,0919862</text:p>
          </table:table-cell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office:value-type="float" office:value="3.3711925" calcext:value-type="float">
            <text:p>3,3711925</text:p>
          </table:table-cell>
          <table:table-cell table:number-columns-repeated="8"/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.1847315" calcext:value-type="float">
            <text:p>1,1847315</text:p>
          </table:table-cell>
          <table:table-cell table:number-columns-repeated="8"/>
          <table:table-cell table:style-name="ce3" office:value-type="float" office:value="394" calcext:value-type="float">
            <text:p>394</text:p>
          </table:table-cell>
          <table:table-cell office:value-type="float" office:value="1.2077264" calcext:value-type="float">
            <text:p>1,2077264</text:p>
          </table:table-cell>
          <table:table-cell table:number-columns-repeated="8"/>
          <table:table-cell table:style-name="ce3" office:value-type="float" office:value="394" calcext:value-type="float">
            <text:p>394</text:p>
          </table:table-cell>
          <table:table-cell office:value-type="float" office:value="2.3237379" calcext:value-type="float">
            <text:p>2,3237379</text:p>
          </table:table-cell>
          <table:table-cell table:number-columns-repeated="8"/>
          <table:table-cell table:style-name="ce3" office:value-type="float" office:value="394" calcext:value-type="float">
            <text:p>394</text:p>
          </table:table-cell>
          <table:table-cell office:value-type="float" office:value="4.780965" calcext:value-type="float">
            <text:p>4,780965</text:p>
          </table:table-cell>
          <table:table-cell table:number-columns-repeated="8"/>
          <table:table-cell table:style-name="ce3" office:value-type="float" office:value="394" calcext:value-type="float">
            <text:p>394</text:p>
          </table:table-cell>
          <table:table-cell office:value-type="float" office:value="4.304305" calcext:value-type="float">
            <text:p>4,304305</text:p>
          </table:table-cell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office:value-type="float" office:value="2.1166809" calcext:value-type="float">
            <text:p>2,1166809</text:p>
          </table:table-cell>
          <table:table-cell table:number-columns-repeated="8"/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.5213443" calcext:value-type="float">
            <text:p>1,5213443</text:p>
          </table:table-cell>
          <table:table-cell table:number-columns-repeated="8"/>
          <table:table-cell table:style-name="ce3" office:value-type="float" office:value="395" calcext:value-type="float">
            <text:p>395</text:p>
          </table:table-cell>
          <table:table-cell table:style-name="ce6" office:value-type="float" office:value="0.00042912443" calcext:value-type="float">
            <text:p>4,29E-04</text:p>
          </table:table-cell>
          <table:table-cell table:number-columns-repeated="8"/>
          <table:table-cell table:style-name="ce3" office:value-type="float" office:value="395" calcext:value-type="float">
            <text:p>395</text:p>
          </table:table-cell>
          <table:table-cell office:value-type="float" office:value="5.047189" calcext:value-type="float">
            <text:p>5,047189</text:p>
          </table:table-cell>
          <table:table-cell table:number-columns-repeated="8"/>
          <table:table-cell table:style-name="ce3" office:value-type="float" office:value="395" calcext:value-type="float">
            <text:p>395</text:p>
          </table:table-cell>
          <table:table-cell office:value-type="float" office:value="7.043432" calcext:value-type="float">
            <text:p>7,043432</text:p>
          </table:table-cell>
          <table:table-cell table:number-columns-repeated="8"/>
          <table:table-cell table:style-name="ce3" office:value-type="float" office:value="395" calcext:value-type="float">
            <text:p>395</text:p>
          </table:table-cell>
          <table:table-cell office:value-type="float" office:value="2.4605339" calcext:value-type="float">
            <text:p>2,4605339</text:p>
          </table:table-cell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office:value-type="float" office:value="1.9541658" calcext:value-type="float">
            <text:p>1,9541658</text:p>
          </table:table-cell>
          <table:table-cell table:number-columns-repeated="8"/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.5929899" calcext:value-type="float">
            <text:p>1,5929899</text:p>
          </table:table-cell>
          <table:table-cell table:number-columns-repeated="8"/>
          <table:table-cell table:style-name="ce3" office:value-type="float" office:value="396" calcext:value-type="float">
            <text:p>396</text:p>
          </table:table-cell>
          <table:table-cell office:value-type="float" office:value="0.5093931" calcext:value-type="float">
            <text:p>0,5093931</text:p>
          </table:table-cell>
          <table:table-cell table:number-columns-repeated="8"/>
          <table:table-cell table:style-name="ce3" office:value-type="float" office:value="396" calcext:value-type="float">
            <text:p>396</text:p>
          </table:table-cell>
          <table:table-cell office:value-type="float" office:value="7.7548933" calcext:value-type="float">
            <text:p>7,7548933</text:p>
          </table:table-cell>
          <table:table-cell table:number-columns-repeated="8"/>
          <table:table-cell table:style-name="ce3" office:value-type="float" office:value="396" calcext:value-type="float">
            <text:p>396</text:p>
          </table:table-cell>
          <table:table-cell office:value-type="float" office:value="6.3087254" calcext:value-type="float">
            <text:p>6,3087254</text:p>
          </table:table-cell>
          <table:table-cell table:number-columns-repeated="8"/>
          <table:table-cell table:style-name="ce3" office:value-type="float" office:value="396" calcext:value-type="float">
            <text:p>396</text:p>
          </table:table-cell>
          <table:table-cell office:value-type="float" office:value="0.4934543" calcext:value-type="float">
            <text:p>0,4934543</text:p>
          </table:table-cell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office:value-type="float" office:value="1.2627106" calcext:value-type="float">
            <text:p>1,2627106</text:p>
          </table:table-cell>
          <table:table-cell table:number-columns-repeated="8"/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.8013058" calcext:value-type="float">
            <text:p>0,8013058</text:p>
          </table:table-cell>
          <table:table-cell table:number-columns-repeated="8"/>
          <table:table-cell table:style-name="ce3" office:value-type="float" office:value="397" calcext:value-type="float">
            <text:p>397</text:p>
          </table:table-cell>
          <table:table-cell office:value-type="float" office:value="2.995962" calcext:value-type="float">
            <text:p>2,995962</text:p>
          </table:table-cell>
          <table:table-cell table:number-columns-repeated="8"/>
          <table:table-cell table:style-name="ce3" office:value-type="float" office:value="397" calcext:value-type="float">
            <text:p>397</text:p>
          </table:table-cell>
          <table:table-cell office:value-type="float" office:value="4.9082227" calcext:value-type="float">
            <text:p>4,9082227</text:p>
          </table:table-cell>
          <table:table-cell table:number-columns-repeated="8"/>
          <table:table-cell table:style-name="ce3" office:value-type="float" office:value="397" calcext:value-type="float">
            <text:p>397</text:p>
          </table:table-cell>
          <table:table-cell office:value-type="float" office:value="6.390411" calcext:value-type="float">
            <text:p>6,390411</text:p>
          </table:table-cell>
          <table:table-cell table:number-columns-repeated="8"/>
          <table:table-cell table:style-name="ce3" office:value-type="float" office:value="397" calcext:value-type="float">
            <text:p>397</text:p>
          </table:table-cell>
          <table:table-cell office:value-type="float" office:value="2.0941157" calcext:value-type="float">
            <text:p>2,0941157</text:p>
          </table:table-cell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office:value-type="float" office:value="19.811932" calcext:value-type="float">
            <text:p>19,811932</text:p>
          </table:table-cell>
          <table:table-cell table:number-columns-repeated="8"/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9.449375" calcext:value-type="float">
            <text:p>19,449375</text:p>
          </table:table-cell>
          <table:table-cell table:number-columns-repeated="8"/>
          <table:table-cell table:style-name="ce3" office:value-type="float" office:value="398" calcext:value-type="float">
            <text:p>398</text:p>
          </table:table-cell>
          <table:table-cell office:value-type="float" office:value="29.32335" calcext:value-type="float">
            <text:p>29,32335</text:p>
          </table:table-cell>
          <table:table-cell table:number-columns-repeated="8"/>
          <table:table-cell table:style-name="ce3" office:value-type="float" office:value="398" calcext:value-type="float">
            <text:p>398</text:p>
          </table:table-cell>
          <table:table-cell office:value-type="float" office:value="22.177692" calcext:value-type="float">
            <text:p>22,177692</text:p>
          </table:table-cell>
          <table:table-cell table:number-columns-repeated="8"/>
          <table:table-cell table:style-name="ce3" office:value-type="float" office:value="398" calcext:value-type="float">
            <text:p>398</text:p>
          </table:table-cell>
          <table:table-cell office:value-type="float" office:value="20.184402" calcext:value-type="float">
            <text:p>20,184402</text:p>
          </table:table-cell>
          <table:table-cell table:number-columns-repeated="8"/>
          <table:table-cell table:style-name="ce3" office:value-type="float" office:value="398" calcext:value-type="float">
            <text:p>398</text:p>
          </table:table-cell>
          <table:table-cell office:value-type="float" office:value="17.047531" calcext:value-type="float">
            <text:p>17,047531</text:p>
          </table:table-cell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office:value-type="float" office:value="6.422079" calcext:value-type="float">
            <text:p>6,422079</text:p>
          </table:table-cell>
          <table:table-cell table:number-columns-repeated="8"/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.0546694" calcext:value-type="float">
            <text:p>5,0546694</text:p>
          </table:table-cell>
          <table:table-cell table:number-columns-repeated="8"/>
          <table:table-cell table:style-name="ce3" office:value-type="float" office:value="399" calcext:value-type="float">
            <text:p>399</text:p>
          </table:table-cell>
          <table:table-cell office:value-type="float" office:value="9.178847" calcext:value-type="float">
            <text:p>9,178847</text:p>
          </table:table-cell>
          <table:table-cell table:number-columns-repeated="8"/>
          <table:table-cell table:style-name="ce3" office:value-type="float" office:value="399" calcext:value-type="float">
            <text:p>399</text:p>
          </table:table-cell>
          <table:table-cell office:value-type="float" office:value="6.224535" calcext:value-type="float">
            <text:p>6,224535</text:p>
          </table:table-cell>
          <table:table-cell table:number-columns-repeated="8"/>
          <table:table-cell table:style-name="ce3" office:value-type="float" office:value="399" calcext:value-type="float">
            <text:p>399</text:p>
          </table:table-cell>
          <table:table-cell office:value-type="float" office:value="4.396943" calcext:value-type="float">
            <text:p>4,396943</text:p>
          </table:table-cell>
          <table:table-cell table:number-columns-repeated="8"/>
          <table:table-cell table:style-name="ce3" office:value-type="float" office:value="399" calcext:value-type="float">
            <text:p>399</text:p>
          </table:table-cell>
          <table:table-cell office:value-type="float" office:value="3.7620723" calcext:value-type="float">
            <text:p>3,7620723</text:p>
          </table:table-cell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office:value-type="float" office:value="2.5196228" calcext:value-type="float">
            <text:p>2,5196228</text:p>
          </table:table-cell>
          <table:table-cell table:number-columns-repeated="8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.928956" calcext:value-type="float">
            <text:p>2,928956</text:p>
          </table:table-cell>
          <table:table-cell table:number-columns-repeated="8"/>
          <table:table-cell table:style-name="ce3" office:value-type="float" office:value="400" calcext:value-type="float">
            <text:p>400</text:p>
          </table:table-cell>
          <table:table-cell office:value-type="float" office:value="5.8985643" calcext:value-type="float">
            <text:p>5,8985643</text:p>
          </table:table-cell>
          <table:table-cell table:number-columns-repeated="8"/>
          <table:table-cell table:style-name="ce3" office:value-type="float" office:value="400" calcext:value-type="float">
            <text:p>400</text:p>
          </table:table-cell>
          <table:table-cell office:value-type="float" office:value="6.8948126" calcext:value-type="float">
            <text:p>6,8948126</text:p>
          </table:table-cell>
          <table:table-cell table:number-columns-repeated="8"/>
          <table:table-cell table:style-name="ce3" office:value-type="float" office:value="400" calcext:value-type="float">
            <text:p>400</text:p>
          </table:table-cell>
          <table:table-cell office:value-type="float" office:value="2.970391" calcext:value-type="float">
            <text:p>2,970391</text:p>
          </table:table-cell>
          <table:table-cell table:number-columns-repeated="8"/>
          <table:table-cell table:style-name="ce3" office:value-type="float" office:value="400" calcext:value-type="float">
            <text:p>400</text:p>
          </table:table-cell>
          <table:table-cell office:value-type="float" office:value="2.920556" calcext:value-type="float">
            <text:p>2,920556</text:p>
          </table:table-cell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office:value-type="float" office:value="7.1852193" calcext:value-type="float">
            <text:p>7,1852193</text:p>
          </table:table-cell>
          <table:table-cell table:number-columns-repeated="8"/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.7765546" calcext:value-type="float">
            <text:p>5,7765546</text:p>
          </table:table-cell>
          <table:table-cell table:number-columns-repeated="8"/>
          <table:table-cell table:style-name="ce3" office:value-type="float" office:value="401" calcext:value-type="float">
            <text:p>401</text:p>
          </table:table-cell>
          <table:table-cell office:value-type="float" office:value="10.237023" calcext:value-type="float">
            <text:p>10,237023</text:p>
          </table:table-cell>
          <table:table-cell table:number-columns-repeated="8"/>
          <table:table-cell table:style-name="ce3" office:value-type="float" office:value="401" calcext:value-type="float">
            <text:p>401</text:p>
          </table:table-cell>
          <table:table-cell office:value-type="float" office:value="3.7499208" calcext:value-type="float">
            <text:p>3,7499208</text:p>
          </table:table-cell>
          <table:table-cell table:number-columns-repeated="8"/>
          <table:table-cell table:style-name="ce3" office:value-type="float" office:value="401" calcext:value-type="float">
            <text:p>401</text:p>
          </table:table-cell>
          <table:table-cell office:value-type="float" office:value="3.061009" calcext:value-type="float">
            <text:p>3,061009</text:p>
          </table:table-cell>
          <table:table-cell table:number-columns-repeated="8"/>
          <table:table-cell table:style-name="ce3" office:value-type="float" office:value="401" calcext:value-type="float">
            <text:p>401</text:p>
          </table:table-cell>
          <table:table-cell office:value-type="float" office:value="2.2782516" calcext:value-type="float">
            <text:p>2,2782516</text:p>
          </table:table-cell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float" office:value="7.532288" calcext:value-type="float">
            <text:p>7,532288</text:p>
          </table:table-cell>
          <table:table-cell table:number-columns-repeated="8"/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5.8924556" calcext:value-type="float">
            <text:p>5,8924556</text:p>
          </table:table-cell>
          <table:table-cell table:number-columns-repeated="8"/>
          <table:table-cell table:style-name="ce4" office:value-type="float" office:value="402" calcext:value-type="float">
            <text:p>402</text:p>
          </table:table-cell>
          <table:table-cell office:value-type="float" office:value="9.139134" calcext:value-type="float">
            <text:p>9,139134</text:p>
          </table:table-cell>
          <table:table-cell table:number-columns-repeated="8"/>
          <table:table-cell table:style-name="ce4" office:value-type="float" office:value="402" calcext:value-type="float">
            <text:p>402</text:p>
          </table:table-cell>
          <table:table-cell office:value-type="float" office:value="5.111391" calcext:value-type="float">
            <text:p>5,111391</text:p>
          </table:table-cell>
          <table:table-cell table:number-columns-repeated="8"/>
          <table:table-cell table:style-name="ce4" office:value-type="float" office:value="402" calcext:value-type="float">
            <text:p>402</text:p>
          </table:table-cell>
          <table:table-cell office:value-type="float" office:value="6.5304914" calcext:value-type="float">
            <text:p>6,5304914</text:p>
          </table:table-cell>
          <table:table-cell table:number-columns-repeated="8"/>
          <table:table-cell table:style-name="ce4" office:value-type="float" office:value="402" calcext:value-type="float">
            <text:p>402</text:p>
          </table:table-cell>
          <table:table-cell office:value-type="float" office:value="6.251114" calcext:value-type="float">
            <text:p>6,251114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7.5344777" calcext:value-type="float">
            <text:p>7,5344777</text:p>
          </table:table-cell>
          <table:table-cell table:number-columns-repeated="8"/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5.9526815" calcext:value-type="float">
            <text:p>5,9526815</text:p>
          </table:table-cell>
          <table:table-cell table:number-columns-repeated="8"/>
          <table:table-cell table:style-name="ce4" office:value-type="float" office:value="403" calcext:value-type="float">
            <text:p>403</text:p>
          </table:table-cell>
          <table:table-cell office:value-type="float" office:value="9.052893" calcext:value-type="float">
            <text:p>9,052893</text:p>
          </table:table-cell>
          <table:table-cell table:number-columns-repeated="8"/>
          <table:table-cell table:style-name="ce4" office:value-type="float" office:value="403" calcext:value-type="float">
            <text:p>403</text:p>
          </table:table-cell>
          <table:table-cell office:value-type="float" office:value="6.7463846" calcext:value-type="float">
            <text:p>6,7463846</text:p>
          </table:table-cell>
          <table:table-cell table:number-columns-repeated="8"/>
          <table:table-cell table:style-name="ce4" office:value-type="float" office:value="403" calcext:value-type="float">
            <text:p>403</text:p>
          </table:table-cell>
          <table:table-cell office:value-type="float" office:value="6.961352" calcext:value-type="float">
            <text:p>6,961352</text:p>
          </table:table-cell>
          <table:table-cell table:number-columns-repeated="8"/>
          <table:table-cell table:style-name="ce4" office:value-type="float" office:value="403" calcext:value-type="float">
            <text:p>403</text:p>
          </table:table-cell>
          <table:table-cell office:value-type="float" office:value="6.639936" calcext:value-type="float">
            <text:p>6,639936</text:p>
          </table:table-cell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float" office:value="7.595606" calcext:value-type="float">
            <text:p>7,595606</text:p>
          </table:table-cell>
          <table:table-cell table:number-columns-repeated="8"/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5.994928" calcext:value-type="float">
            <text:p>5,994928</text:p>
          </table:table-cell>
          <table:table-cell table:number-columns-repeated="8"/>
          <table:table-cell table:style-name="ce4" office:value-type="float" office:value="404" calcext:value-type="float">
            <text:p>404</text:p>
          </table:table-cell>
          <table:table-cell office:value-type="float" office:value="8.874062" calcext:value-type="float">
            <text:p>8,874062</text:p>
          </table:table-cell>
          <table:table-cell table:number-columns-repeated="8"/>
          <table:table-cell table:style-name="ce4" office:value-type="float" office:value="404" calcext:value-type="float">
            <text:p>404</text:p>
          </table:table-cell>
          <table:table-cell office:value-type="float" office:value="6.9690356" calcext:value-type="float">
            <text:p>6,9690356</text:p>
          </table:table-cell>
          <table:table-cell table:number-columns-repeated="8"/>
          <table:table-cell table:style-name="ce4" office:value-type="float" office:value="404" calcext:value-type="float">
            <text:p>404</text:p>
          </table:table-cell>
          <table:table-cell office:value-type="float" office:value="7.025324" calcext:value-type="float">
            <text:p>7,025324</text:p>
          </table:table-cell>
          <table:table-cell table:number-columns-repeated="8"/>
          <table:table-cell table:style-name="ce4" office:value-type="float" office:value="404" calcext:value-type="float">
            <text:p>404</text:p>
          </table:table-cell>
          <table:table-cell office:value-type="float" office:value="6.730028" calcext:value-type="float">
            <text:p>6,730028</text:p>
          </table:table-cell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float" office:value="7.6866126" calcext:value-type="float">
            <text:p>7,6866126</text:p>
          </table:table-cell>
          <table:table-cell table:number-columns-repeated="8"/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6.002548" calcext:value-type="float">
            <text:p>6,002548</text:p>
          </table:table-cell>
          <table:table-cell table:number-columns-repeated="8"/>
          <table:table-cell table:style-name="ce4" office:value-type="float" office:value="405" calcext:value-type="float">
            <text:p>405</text:p>
          </table:table-cell>
          <table:table-cell office:value-type="float" office:value="8.758163" calcext:value-type="float">
            <text:p>8,758163</text:p>
          </table:table-cell>
          <table:table-cell table:number-columns-repeated="8"/>
          <table:table-cell table:style-name="ce4" office:value-type="float" office:value="405" calcext:value-type="float">
            <text:p>405</text:p>
          </table:table-cell>
          <table:table-cell office:value-type="float" office:value="7.5399966" calcext:value-type="float">
            <text:p>7,5399966</text:p>
          </table:table-cell>
          <table:table-cell table:number-columns-repeated="8"/>
          <table:table-cell table:style-name="ce4" office:value-type="float" office:value="405" calcext:value-type="float">
            <text:p>405</text:p>
          </table:table-cell>
          <table:table-cell office:value-type="float" office:value="8.640309" calcext:value-type="float">
            <text:p>8,640309</text:p>
          </table:table-cell>
          <table:table-cell table:number-columns-repeated="8"/>
          <table:table-cell table:style-name="ce4" office:value-type="float" office:value="405" calcext:value-type="float">
            <text:p>405</text:p>
          </table:table-cell>
          <table:table-cell office:value-type="float" office:value="6.834572" calcext:value-type="float">
            <text:p>6,834572</text:p>
          </table:table-cell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float" office:value="7.692345" calcext:value-type="float">
            <text:p>7,692345</text:p>
          </table:table-cell>
          <table:table-cell table:number-columns-repeated="8"/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6.002585" calcext:value-type="float">
            <text:p>6,002585</text:p>
          </table:table-cell>
          <table:table-cell table:number-columns-repeated="8"/>
          <table:table-cell table:style-name="ce4" office:value-type="float" office:value="406" calcext:value-type="float">
            <text:p>406</text:p>
          </table:table-cell>
          <table:table-cell office:value-type="float" office:value="8.691703" calcext:value-type="float">
            <text:p>8,691703</text:p>
          </table:table-cell>
          <table:table-cell table:number-columns-repeated="8"/>
          <table:table-cell table:style-name="ce4" office:value-type="float" office:value="406" calcext:value-type="float">
            <text:p>406</text:p>
          </table:table-cell>
          <table:table-cell office:value-type="float" office:value="7.5820456" calcext:value-type="float">
            <text:p>7,5820456</text:p>
          </table:table-cell>
          <table:table-cell table:number-columns-repeated="8"/>
          <table:table-cell table:style-name="ce4" office:value-type="float" office:value="406" calcext:value-type="float">
            <text:p>406</text:p>
          </table:table-cell>
          <table:table-cell office:value-type="float" office:value="8.683385" calcext:value-type="float">
            <text:p>8,683385</text:p>
          </table:table-cell>
          <table:table-cell table:number-columns-repeated="8"/>
          <table:table-cell table:style-name="ce4" office:value-type="float" office:value="406" calcext:value-type="float">
            <text:p>406</text:p>
          </table:table-cell>
          <table:table-cell office:value-type="float" office:value="6.9569225" calcext:value-type="float">
            <text:p>6,9569225</text:p>
          </table:table-cell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float" office:value="6.52959" calcext:value-type="float">
            <text:p>6,52959</text:p>
          </table:table-cell>
          <table:table-cell table:number-columns-repeated="8"/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.8240705" calcext:value-type="float">
            <text:p>3,8240705</text:p>
          </table:table-cell>
          <table:table-cell table:number-columns-repeated="8"/>
          <table:table-cell table:style-name="ce4" office:value-type="float" office:value="407" calcext:value-type="float">
            <text:p>407</text:p>
          </table:table-cell>
          <table:table-cell office:value-type="float" office:value="7.4942365" calcext:value-type="float">
            <text:p>7,4942365</text:p>
          </table:table-cell>
          <table:table-cell table:number-columns-repeated="8"/>
          <table:table-cell table:style-name="ce4" office:value-type="float" office:value="407" calcext:value-type="float">
            <text:p>407</text:p>
          </table:table-cell>
          <table:table-cell office:value-type="float" office:value="3.5710788" calcext:value-type="float">
            <text:p>3,5710788</text:p>
          </table:table-cell>
          <table:table-cell table:number-columns-repeated="8"/>
          <table:table-cell table:style-name="ce4" office:value-type="float" office:value="407" calcext:value-type="float">
            <text:p>407</text:p>
          </table:table-cell>
          <table:table-cell office:value-type="float" office:value="7.053399" calcext:value-type="float">
            <text:p>7,053399</text:p>
          </table:table-cell>
          <table:table-cell table:number-columns-repeated="8"/>
          <table:table-cell table:style-name="ce4" office:value-type="float" office:value="407" calcext:value-type="float">
            <text:p>407</text:p>
          </table:table-cell>
          <table:table-cell office:value-type="float" office:value="5.1469474" calcext:value-type="float">
            <text:p>5,1469474</text:p>
          </table:table-cell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float" office:value="1.4071753" calcext:value-type="float">
            <text:p>1,4071753</text:p>
          </table:table-cell>
          <table:table-cell table:number-columns-repeated="8"/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2.6738386" calcext:value-type="float">
            <text:p>2,6738386</text:p>
          </table:table-cell>
          <table:table-cell table:number-columns-repeated="8"/>
          <table:table-cell table:style-name="ce4" office:value-type="float" office:value="408" calcext:value-type="float">
            <text:p>408</text:p>
          </table:table-cell>
          <table:table-cell office:value-type="float" office:value="6.499708" calcext:value-type="float">
            <text:p>6,499708</text:p>
          </table:table-cell>
          <table:table-cell table:number-columns-repeated="8"/>
          <table:table-cell table:style-name="ce4" office:value-type="float" office:value="408" calcext:value-type="float">
            <text:p>408</text:p>
          </table:table-cell>
          <table:table-cell office:value-type="float" office:value="2.0434086" calcext:value-type="float">
            <text:p>2,0434086</text:p>
          </table:table-cell>
          <table:table-cell table:number-columns-repeated="8"/>
          <table:table-cell table:style-name="ce4" office:value-type="float" office:value="408" calcext:value-type="float">
            <text:p>408</text:p>
          </table:table-cell>
          <table:table-cell office:value-type="float" office:value="4.549382" calcext:value-type="float">
            <text:p>4,549382</text:p>
          </table:table-cell>
          <table:table-cell table:number-columns-repeated="8"/>
          <table:table-cell table:style-name="ce4" office:value-type="float" office:value="408" calcext:value-type="float">
            <text:p>408</text:p>
          </table:table-cell>
          <table:table-cell office:value-type="float" office:value="4.8147135" calcext:value-type="float">
            <text:p>4,8147135</text:p>
          </table:table-cell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float" office:value="0.51692957" calcext:value-type="float">
            <text:p>0,51692957</text:p>
          </table:table-cell>
          <table:table-cell table:number-columns-repeated="8"/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.0130007" calcext:value-type="float">
            <text:p>3,0130007</text:p>
          </table:table-cell>
          <table:table-cell table:number-columns-repeated="8"/>
          <table:table-cell table:style-name="ce4" office:value-type="float" office:value="409" calcext:value-type="float">
            <text:p>409</text:p>
          </table:table-cell>
          <table:table-cell office:value-type="float" office:value="6.346989" calcext:value-type="float">
            <text:p>6,346989</text:p>
          </table:table-cell>
          <table:table-cell table:number-columns-repeated="8"/>
          <table:table-cell table:style-name="ce4" office:value-type="float" office:value="409" calcext:value-type="float">
            <text:p>409</text:p>
          </table:table-cell>
          <table:table-cell office:value-type="float" office:value="0.45215026" calcext:value-type="float">
            <text:p>0,45215026</text:p>
          </table:table-cell>
          <table:table-cell table:number-columns-repeated="8"/>
          <table:table-cell table:style-name="ce4" office:value-type="float" office:value="409" calcext:value-type="float">
            <text:p>409</text:p>
          </table:table-cell>
          <table:table-cell office:value-type="float" office:value="2.1247902" calcext:value-type="float">
            <text:p>2,1247902</text:p>
          </table:table-cell>
          <table:table-cell table:number-columns-repeated="8"/>
          <table:table-cell table:style-name="ce4" office:value-type="float" office:value="409" calcext:value-type="float">
            <text:p>409</text:p>
          </table:table-cell>
          <table:table-cell office:value-type="float" office:value="0.6761284" calcext:value-type="float">
            <text:p>0,6761284</text:p>
          </table:table-cell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float" office:value="0.2845183" calcext:value-type="float">
            <text:p>0,2845183</text:p>
          </table:table-cell>
          <table:table-cell table:number-columns-repeated="8"/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3.3422737" calcext:value-type="float">
            <text:p>3,3422737</text:p>
          </table:table-cell>
          <table:table-cell table:number-columns-repeated="8"/>
          <table:table-cell table:style-name="ce4" office:value-type="float" office:value="410" calcext:value-type="float">
            <text:p>410</text:p>
          </table:table-cell>
          <table:table-cell office:value-type="float" office:value="2.565673" calcext:value-type="float">
            <text:p>2,565673</text:p>
          </table:table-cell>
          <table:table-cell table:number-columns-repeated="8"/>
          <table:table-cell table:style-name="ce4" office:value-type="float" office:value="410" calcext:value-type="float">
            <text:p>410</text:p>
          </table:table-cell>
          <table:table-cell office:value-type="float" office:value="0.38670322" calcext:value-type="float">
            <text:p>0,38670322</text:p>
          </table:table-cell>
          <table:table-cell table:number-columns-repeated="8"/>
          <table:table-cell table:style-name="ce4" office:value-type="float" office:value="410" calcext:value-type="float">
            <text:p>410</text:p>
          </table:table-cell>
          <table:table-cell office:value-type="float" office:value="1.0605506" calcext:value-type="float">
            <text:p>1,0605506</text:p>
          </table:table-cell>
          <table:table-cell table:number-columns-repeated="8"/>
          <table:table-cell table:style-name="ce4" office:value-type="float" office:value="410" calcext:value-type="float">
            <text:p>410</text:p>
          </table:table-cell>
          <table:table-cell office:value-type="float" office:value="0.37801695" calcext:value-type="float">
            <text:p>0,37801695</text:p>
          </table:table-cell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float" office:value="1.114841" calcext:value-type="float">
            <text:p>1,114841</text:p>
          </table:table-cell>
          <table:table-cell table:number-columns-repeated="8"/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2.8868191" calcext:value-type="float">
            <text:p>2,8868191</text:p>
          </table:table-cell>
          <table:table-cell table:number-columns-repeated="8"/>
          <table:table-cell table:style-name="ce4" office:value-type="float" office:value="411" calcext:value-type="float">
            <text:p>411</text:p>
          </table:table-cell>
          <table:table-cell office:value-type="float" office:value="0.88096774" calcext:value-type="float">
            <text:p>0,88096774</text:p>
          </table:table-cell>
          <table:table-cell table:number-columns-repeated="8"/>
          <table:table-cell table:style-name="ce4" office:value-type="float" office:value="411" calcext:value-type="float">
            <text:p>411</text:p>
          </table:table-cell>
          <table:table-cell office:value-type="float" office:value="1.1184787" calcext:value-type="float">
            <text:p>1,1184787</text:p>
          </table:table-cell>
          <table:table-cell table:number-columns-repeated="8"/>
          <table:table-cell table:style-name="ce4" office:value-type="float" office:value="411" calcext:value-type="float">
            <text:p>411</text:p>
          </table:table-cell>
          <table:table-cell office:value-type="float" office:value="0.26897535" calcext:value-type="float">
            <text:p>0,26897535</text:p>
          </table:table-cell>
          <table:table-cell table:number-columns-repeated="8"/>
          <table:table-cell table:style-name="ce4" office:value-type="float" office:value="411" calcext:value-type="float">
            <text:p>411</text:p>
          </table:table-cell>
          <table:table-cell office:value-type="float" office:value="0.13310891" calcext:value-type="float">
            <text:p>0,13310891</text:p>
          </table:table-cell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float" office:value="19.169678" calcext:value-type="float">
            <text:p>19,169678</text:p>
          </table:table-cell>
          <table:table-cell table:number-columns-repeated="8"/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20.019073" calcext:value-type="float">
            <text:p>20,019073</text:p>
          </table:table-cell>
          <table:table-cell table:number-columns-repeated="8"/>
          <table:table-cell table:style-name="ce4" office:value-type="float" office:value="412" calcext:value-type="float">
            <text:p>412</text:p>
          </table:table-cell>
          <table:table-cell office:value-type="float" office:value="21.94913" calcext:value-type="float">
            <text:p>21,94913</text:p>
          </table:table-cell>
          <table:table-cell table:number-columns-repeated="8"/>
          <table:table-cell table:style-name="ce4" office:value-type="float" office:value="412" calcext:value-type="float">
            <text:p>412</text:p>
          </table:table-cell>
          <table:table-cell office:value-type="float" office:value="21.355534" calcext:value-type="float">
            <text:p>21,355534</text:p>
          </table:table-cell>
          <table:table-cell table:number-columns-repeated="8"/>
          <table:table-cell table:style-name="ce4" office:value-type="float" office:value="412" calcext:value-type="float">
            <text:p>412</text:p>
          </table:table-cell>
          <table:table-cell office:value-type="float" office:value="25.027782" calcext:value-type="float">
            <text:p>25,027782</text:p>
          </table:table-cell>
          <table:table-cell table:number-columns-repeated="8"/>
          <table:table-cell table:style-name="ce4" office:value-type="float" office:value="412" calcext:value-type="float">
            <text:p>412</text:p>
          </table:table-cell>
          <table:table-cell office:value-type="float" office:value="19.966433" calcext:value-type="float">
            <text:p>19,966433</text:p>
          </table:table-cell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float" office:value="2.8790174" calcext:value-type="float">
            <text:p>2,8790174</text:p>
          </table:table-cell>
          <table:table-cell table:number-columns-repeated="8"/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3.1627948" calcext:value-type="float">
            <text:p>3,1627948</text:p>
          </table:table-cell>
          <table:table-cell table:number-columns-repeated="8"/>
          <table:table-cell table:style-name="ce4" office:value-type="float" office:value="413" calcext:value-type="float">
            <text:p>413</text:p>
          </table:table-cell>
          <table:table-cell office:value-type="float" office:value="1.9257722" calcext:value-type="float">
            <text:p>1,9257722</text:p>
          </table:table-cell>
          <table:table-cell table:number-columns-repeated="8"/>
          <table:table-cell table:style-name="ce4" office:value-type="float" office:value="413" calcext:value-type="float">
            <text:p>413</text:p>
          </table:table-cell>
          <table:table-cell office:value-type="float" office:value="2.3651567" calcext:value-type="float">
            <text:p>2,3651567</text:p>
          </table:table-cell>
          <table:table-cell table:number-columns-repeated="8"/>
          <table:table-cell table:style-name="ce4" office:value-type="float" office:value="413" calcext:value-type="float">
            <text:p>413</text:p>
          </table:table-cell>
          <table:table-cell office:value-type="float" office:value="3.4249175" calcext:value-type="float">
            <text:p>3,4249175</text:p>
          </table:table-cell>
          <table:table-cell table:number-columns-repeated="8"/>
          <table:table-cell table:style-name="ce4" office:value-type="float" office:value="413" calcext:value-type="float">
            <text:p>413</text:p>
          </table:table-cell>
          <table:table-cell office:value-type="float" office:value="0.7510969" calcext:value-type="float">
            <text:p>0,7510969</text:p>
          </table:table-cell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float" office:value="2.0504253" calcext:value-type="float">
            <text:p>2,0504253</text:p>
          </table:table-cell>
          <table:table-cell table:number-columns-repeated="8"/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.244165" calcext:value-type="float">
            <text:p>4,244165</text:p>
          </table:table-cell>
          <table:table-cell table:number-columns-repeated="8"/>
          <table:table-cell table:style-name="ce4" office:value-type="float" office:value="414" calcext:value-type="float">
            <text:p>414</text:p>
          </table:table-cell>
          <table:table-cell office:value-type="float" office:value="10.362628" calcext:value-type="float">
            <text:p>10,362628</text:p>
          </table:table-cell>
          <table:table-cell table:number-columns-repeated="8"/>
          <table:table-cell table:style-name="ce4" office:value-type="float" office:value="414" calcext:value-type="float">
            <text:p>414</text:p>
          </table:table-cell>
          <table:table-cell office:value-type="float" office:value="0.8803771" calcext:value-type="float">
            <text:p>0,8803771</text:p>
          </table:table-cell>
          <table:table-cell table:number-columns-repeated="8"/>
          <table:table-cell table:style-name="ce4" office:value-type="float" office:value="414" calcext:value-type="float">
            <text:p>414</text:p>
          </table:table-cell>
          <table:table-cell office:value-type="float" office:value="1.5741978" calcext:value-type="float">
            <text:p>1,5741978</text:p>
          </table:table-cell>
          <table:table-cell table:number-columns-repeated="8"/>
          <table:table-cell table:style-name="ce4" office:value-type="float" office:value="414" calcext:value-type="float">
            <text:p>414</text:p>
          </table:table-cell>
          <table:table-cell office:value-type="float" office:value="1.8859131" calcext:value-type="float">
            <text:p>1,8859131</text:p>
          </table:table-cell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float" office:value="0.63977623" calcext:value-type="float">
            <text:p>0,63977623</text:p>
          </table:table-cell>
          <table:table-cell table:number-columns-repeated="8"/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0.09617735" calcext:value-type="float">
            <text:p>0,09617735</text:p>
          </table:table-cell>
          <table:table-cell table:number-columns-repeated="8"/>
          <table:table-cell table:style-name="ce4" office:value-type="float" office:value="415" calcext:value-type="float">
            <text:p>415</text:p>
          </table:table-cell>
          <table:table-cell office:value-type="float" office:value="7.025293" calcext:value-type="float">
            <text:p>7,025293</text:p>
          </table:table-cell>
          <table:table-cell table:number-columns-repeated="8"/>
          <table:table-cell table:style-name="ce4" office:value-type="float" office:value="415" calcext:value-type="float">
            <text:p>415</text:p>
          </table:table-cell>
          <table:table-cell office:value-type="float" office:value="3.8743916" calcext:value-type="float">
            <text:p>3,8743916</text:p>
          </table:table-cell>
          <table:table-cell table:number-columns-repeated="8"/>
          <table:table-cell table:style-name="ce4" office:value-type="float" office:value="415" calcext:value-type="float">
            <text:p>415</text:p>
          </table:table-cell>
          <table:table-cell office:value-type="float" office:value="7.0668883" calcext:value-type="float">
            <text:p>7,0668883</text:p>
          </table:table-cell>
          <table:table-cell table:number-columns-repeated="8"/>
          <table:table-cell table:style-name="ce4" office:value-type="float" office:value="415" calcext:value-type="float">
            <text:p>415</text:p>
          </table:table-cell>
          <table:table-cell office:value-type="float" office:value="5.5775914" calcext:value-type="float">
            <text:p>5,5775914</text:p>
          </table:table-cell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float" office:value="2.1091874" calcext:value-type="float">
            <text:p>2,1091874</text:p>
          </table:table-cell>
          <table:table-cell table:number-columns-repeated="8"/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5.2707295" calcext:value-type="float">
            <text:p>5,2707295</text:p>
          </table:table-cell>
          <table:table-cell table:number-columns-repeated="8"/>
          <table:table-cell table:style-name="ce4" office:value-type="float" office:value="416" calcext:value-type="float">
            <text:p>416</text:p>
          </table:table-cell>
          <table:table-cell office:value-type="float" office:value="5.5162926" calcext:value-type="float">
            <text:p>5,5162926</text:p>
          </table:table-cell>
          <table:table-cell table:number-columns-repeated="8"/>
          <table:table-cell table:style-name="ce4" office:value-type="float" office:value="416" calcext:value-type="float">
            <text:p>416</text:p>
          </table:table-cell>
          <table:table-cell office:value-type="float" office:value="0.62371063" calcext:value-type="float">
            <text:p>0,62371063</text:p>
          </table:table-cell>
          <table:table-cell table:number-columns-repeated="8"/>
          <table:table-cell table:style-name="ce4" office:value-type="float" office:value="416" calcext:value-type="float">
            <text:p>416</text:p>
          </table:table-cell>
          <table:table-cell office:value-type="float" office:value="1.3570868" calcext:value-type="float">
            <text:p>1,3570868</text:p>
          </table:table-cell>
          <table:table-cell table:number-columns-repeated="8"/>
          <table:table-cell table:style-name="ce4" office:value-type="float" office:value="416" calcext:value-type="float">
            <text:p>416</text:p>
          </table:table-cell>
          <table:table-cell office:value-type="float" office:value="4.5992126" calcext:value-type="float">
            <text:p>4,5992126</text:p>
          </table:table-cell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float" office:value="0.9970513" calcext:value-type="float">
            <text:p>0,9970513</text:p>
          </table:table-cell>
          <table:table-cell table:number-columns-repeated="8"/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.4652364" calcext:value-type="float">
            <text:p>1,4652364</text:p>
          </table:table-cell>
          <table:table-cell table:number-columns-repeated="8"/>
          <table:table-cell table:style-name="ce4" office:value-type="float" office:value="417" calcext:value-type="float">
            <text:p>417</text:p>
          </table:table-cell>
          <table:table-cell office:value-type="float" office:value="6.5582814" calcext:value-type="float">
            <text:p>6,5582814</text:p>
          </table:table-cell>
          <table:table-cell table:number-columns-repeated="8"/>
          <table:table-cell table:style-name="ce4" office:value-type="float" office:value="417" calcext:value-type="float">
            <text:p>417</text:p>
          </table:table-cell>
          <table:table-cell office:value-type="float" office:value="4.823945" calcext:value-type="float">
            <text:p>4,823945</text:p>
          </table:table-cell>
          <table:table-cell table:number-columns-repeated="8"/>
          <table:table-cell table:style-name="ce4" office:value-type="float" office:value="417" calcext:value-type="float">
            <text:p>417</text:p>
          </table:table-cell>
          <table:table-cell office:value-type="float" office:value="3.0740669" calcext:value-type="float">
            <text:p>3,0740669</text:p>
          </table:table-cell>
          <table:table-cell table:number-columns-repeated="8"/>
          <table:table-cell table:style-name="ce4" office:value-type="float" office:value="417" calcext:value-type="float">
            <text:p>417</text:p>
          </table:table-cell>
          <table:table-cell office:value-type="float" office:value="5.467886" calcext:value-type="float">
            <text:p>5,467886</text:p>
          </table:table-cell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float" office:value="16.878708" calcext:value-type="float">
            <text:p>16,878708</text:p>
          </table:table-cell>
          <table:table-cell table:number-columns-repeated="8"/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19.254053" calcext:value-type="float">
            <text:p>19,254053</text:p>
          </table:table-cell>
          <table:table-cell table:number-columns-repeated="8"/>
          <table:table-cell table:style-name="ce4" office:value-type="float" office:value="418" calcext:value-type="float">
            <text:p>418</text:p>
          </table:table-cell>
          <table:table-cell office:value-type="float" office:value="27.733063" calcext:value-type="float">
            <text:p>27,733063</text:p>
          </table:table-cell>
          <table:table-cell table:number-columns-repeated="8"/>
          <table:table-cell table:style-name="ce4" office:value-type="float" office:value="418" calcext:value-type="float">
            <text:p>418</text:p>
          </table:table-cell>
          <table:table-cell office:value-type="float" office:value="23.987959" calcext:value-type="float">
            <text:p>23,987959</text:p>
          </table:table-cell>
          <table:table-cell table:number-columns-repeated="8"/>
          <table:table-cell table:style-name="ce4" office:value-type="float" office:value="418" calcext:value-type="float">
            <text:p>418</text:p>
          </table:table-cell>
          <table:table-cell office:value-type="float" office:value="26.088173" calcext:value-type="float">
            <text:p>26,088173</text:p>
          </table:table-cell>
          <table:table-cell table:number-columns-repeated="8"/>
          <table:table-cell table:style-name="ce4" office:value-type="float" office:value="418" calcext:value-type="float">
            <text:p>418</text:p>
          </table:table-cell>
          <table:table-cell office:value-type="float" office:value="21.705524" calcext:value-type="float">
            <text:p>21,705524</text:p>
          </table:table-cell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float" office:value="5.8312035" calcext:value-type="float">
            <text:p>5,8312035</text:p>
          </table:table-cell>
          <table:table-cell table:number-columns-repeated="8"/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.3214152" calcext:value-type="float">
            <text:p>2,3214152</text:p>
          </table:table-cell>
          <table:table-cell table:number-columns-repeated="8"/>
          <table:table-cell table:style-name="ce4" office:value-type="float" office:value="419" calcext:value-type="float">
            <text:p>419</text:p>
          </table:table-cell>
          <table:table-cell office:value-type="float" office:value="9.7177925" calcext:value-type="float">
            <text:p>9,7177925</text:p>
          </table:table-cell>
          <table:table-cell table:number-columns-repeated="8"/>
          <table:table-cell table:style-name="ce4" office:value-type="float" office:value="419" calcext:value-type="float">
            <text:p>419</text:p>
          </table:table-cell>
          <table:table-cell office:value-type="float" office:value="5.3393087" calcext:value-type="float">
            <text:p>5,3393087</text:p>
          </table:table-cell>
          <table:table-cell table:number-columns-repeated="8"/>
          <table:table-cell table:style-name="ce4" office:value-type="float" office:value="419" calcext:value-type="float">
            <text:p>419</text:p>
          </table:table-cell>
          <table:table-cell office:value-type="float" office:value="4.793783" calcext:value-type="float">
            <text:p>4,793783</text:p>
          </table:table-cell>
          <table:table-cell table:number-columns-repeated="8"/>
          <table:table-cell table:style-name="ce4" office:value-type="float" office:value="419" calcext:value-type="float">
            <text:p>419</text:p>
          </table:table-cell>
          <table:table-cell office:value-type="float" office:value="2.7383657" calcext:value-type="float">
            <text:p>2,7383657</text:p>
          </table:table-cell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float" office:value="6.662985" calcext:value-type="float">
            <text:p>6,662985</text:p>
          </table:table-cell>
          <table:table-cell table:number-columns-repeated="8"/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3.7900114" calcext:value-type="float">
            <text:p>3,7900114</text:p>
          </table:table-cell>
          <table:table-cell table:number-columns-repeated="8"/>
          <table:table-cell table:style-name="ce4" office:value-type="float" office:value="420" calcext:value-type="float">
            <text:p>420</text:p>
          </table:table-cell>
          <table:table-cell office:value-type="float" office:value="4.752425" calcext:value-type="float">
            <text:p>4,752425</text:p>
          </table:table-cell>
          <table:table-cell table:number-columns-repeated="8"/>
          <table:table-cell table:style-name="ce4" office:value-type="float" office:value="420" calcext:value-type="float">
            <text:p>420</text:p>
          </table:table-cell>
          <table:table-cell office:value-type="float" office:value="5.5172586" calcext:value-type="float">
            <text:p>5,5172586</text:p>
          </table:table-cell>
          <table:table-cell table:number-columns-repeated="8"/>
          <table:table-cell table:style-name="ce4" office:value-type="float" office:value="420" calcext:value-type="float">
            <text:p>420</text:p>
          </table:table-cell>
          <table:table-cell office:value-type="float" office:value="9.005916" calcext:value-type="float">
            <text:p>9,005916</text:p>
          </table:table-cell>
          <table:table-cell table:number-columns-repeated="8"/>
          <table:table-cell table:style-name="ce4" office:value-type="float" office:value="420" calcext:value-type="float">
            <text:p>420</text:p>
          </table:table-cell>
          <table:table-cell office:value-type="float" office:value="5.340408" calcext:value-type="float">
            <text:p>5,340408</text:p>
          </table:table-cell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float" office:value="3.8413105" calcext:value-type="float">
            <text:p>3,8413105</text:p>
          </table:table-cell>
          <table:table-cell table:number-columns-repeated="8"/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4.391822" calcext:value-type="float">
            <text:p>4,391822</text:p>
          </table:table-cell>
          <table:table-cell table:number-columns-repeated="8"/>
          <table:table-cell table:style-name="ce4" office:value-type="float" office:value="421" calcext:value-type="float">
            <text:p>421</text:p>
          </table:table-cell>
          <table:table-cell office:value-type="float" office:value="2.8204682" calcext:value-type="float">
            <text:p>2,8204682</text:p>
          </table:table-cell>
          <table:table-cell table:number-columns-repeated="8"/>
          <table:table-cell table:style-name="ce4" office:value-type="float" office:value="421" calcext:value-type="float">
            <text:p>421</text:p>
          </table:table-cell>
          <table:table-cell office:value-type="float" office:value="4.236979" calcext:value-type="float">
            <text:p>4,236979</text:p>
          </table:table-cell>
          <table:table-cell table:number-columns-repeated="8"/>
          <table:table-cell table:style-name="ce4" office:value-type="float" office:value="421" calcext:value-type="float">
            <text:p>421</text:p>
          </table:table-cell>
          <table:table-cell office:value-type="float" office:value="3.9861372" calcext:value-type="float">
            <text:p>3,9861372</text:p>
          </table:table-cell>
          <table:table-cell table:number-columns-repeated="8"/>
          <table:table-cell table:style-name="ce4" office:value-type="float" office:value="421" calcext:value-type="float">
            <text:p>421</text:p>
          </table:table-cell>
          <table:table-cell office:value-type="float" office:value="4.109611" calcext:value-type="float">
            <text:p>4,109611</text:p>
          </table:table-cell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office:value-type="float" office:value="6.9734163" calcext:value-type="float">
            <text:p>6,9734163</text:p>
          </table:table-cell>
          <table:table-cell table:number-columns-repeated="8"/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.713002" calcext:value-type="float">
            <text:p>4,713002</text:p>
          </table:table-cell>
          <table:table-cell table:number-columns-repeated="8"/>
          <table:table-cell table:style-name="ce5" office:value-type="float" office:value="422" calcext:value-type="float">
            <text:p>422</text:p>
          </table:table-cell>
          <table:table-cell office:value-type="float" office:value="3.1700158" calcext:value-type="float">
            <text:p>3,1700158</text:p>
          </table:table-cell>
          <table:table-cell table:number-columns-repeated="8"/>
          <table:table-cell table:style-name="ce5" office:value-type="float" office:value="422" calcext:value-type="float">
            <text:p>422</text:p>
          </table:table-cell>
          <table:table-cell office:value-type="float" office:value="6.5088935" calcext:value-type="float">
            <text:p>6,5088935</text:p>
          </table:table-cell>
          <table:table-cell table:number-columns-repeated="8"/>
          <table:table-cell table:style-name="ce5" office:value-type="float" office:value="422" calcext:value-type="float">
            <text:p>422</text:p>
          </table:table-cell>
          <table:table-cell office:value-type="float" office:value="6.0059004" calcext:value-type="float">
            <text:p>6,0059004</text:p>
          </table:table-cell>
          <table:table-cell table:number-columns-repeated="8"/>
          <table:table-cell table:style-name="ce5" office:value-type="float" office:value="422" calcext:value-type="float">
            <text:p>422</text:p>
          </table:table-cell>
          <table:table-cell office:value-type="float" office:value="5.9010086" calcext:value-type="float">
            <text:p>5,9010086</text:p>
          </table:table-cell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office:value-type="float" office:value="6.987606" calcext:value-type="float">
            <text:p>6,987606</text:p>
          </table:table-cell>
          <table:table-cell table:number-columns-repeated="8"/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5.281886" calcext:value-type="float">
            <text:p>5,281886</text:p>
          </table:table-cell>
          <table:table-cell table:number-columns-repeated="8"/>
          <table:table-cell table:style-name="ce5" office:value-type="float" office:value="423" calcext:value-type="float">
            <text:p>423</text:p>
          </table:table-cell>
          <table:table-cell office:value-type="float" office:value="4.64985" calcext:value-type="float">
            <text:p>4,64985</text:p>
          </table:table-cell>
          <table:table-cell table:number-columns-repeated="8"/>
          <table:table-cell table:style-name="ce5" office:value-type="float" office:value="423" calcext:value-type="float">
            <text:p>423</text:p>
          </table:table-cell>
          <table:table-cell office:value-type="float" office:value="8.992677" calcext:value-type="float">
            <text:p>8,992677</text:p>
          </table:table-cell>
          <table:table-cell table:number-columns-repeated="8"/>
          <table:table-cell table:style-name="ce5" office:value-type="float" office:value="423" calcext:value-type="float">
            <text:p>423</text:p>
          </table:table-cell>
          <table:table-cell office:value-type="float" office:value="6.0228634" calcext:value-type="float">
            <text:p>6,0228634</text:p>
          </table:table-cell>
          <table:table-cell table:number-columns-repeated="8"/>
          <table:table-cell table:style-name="ce5" office:value-type="float" office:value="423" calcext:value-type="float">
            <text:p>423</text:p>
          </table:table-cell>
          <table:table-cell office:value-type="float" office:value="6.363212" calcext:value-type="float">
            <text:p>6,363212</text:p>
          </table:table-cell>
        </table:table-row>
        <table:table-row table:style-name="ro1">
          <table:table-cell table:style-name="ce5" office:value-type="float" office:value="424" calcext:value-type="float">
            <text:p>424</text:p>
          </table:table-cell>
          <table:table-cell office:value-type="float" office:value="7.169328" calcext:value-type="float">
            <text:p>7,169328</text:p>
          </table:table-cell>
          <table:table-cell table:number-columns-repeated="8"/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5.4266534" calcext:value-type="float">
            <text:p>5,4266534</text:p>
          </table:table-cell>
          <table:table-cell table:number-columns-repeated="8"/>
          <table:table-cell table:style-name="ce5" office:value-type="float" office:value="424" calcext:value-type="float">
            <text:p>424</text:p>
          </table:table-cell>
          <table:table-cell office:value-type="float" office:value="9.217245" calcext:value-type="float">
            <text:p>9,217245</text:p>
          </table:table-cell>
          <table:table-cell table:number-columns-repeated="8"/>
          <table:table-cell table:style-name="ce5" office:value-type="float" office:value="424" calcext:value-type="float">
            <text:p>424</text:p>
          </table:table-cell>
          <table:table-cell office:value-type="float" office:value="9.168829" calcext:value-type="float">
            <text:p>9,168829</text:p>
          </table:table-cell>
          <table:table-cell table:number-columns-repeated="8"/>
          <table:table-cell table:style-name="ce5" office:value-type="float" office:value="424" calcext:value-type="float">
            <text:p>424</text:p>
          </table:table-cell>
          <table:table-cell office:value-type="float" office:value="6.0672846" calcext:value-type="float">
            <text:p>6,0672846</text:p>
          </table:table-cell>
          <table:table-cell table:number-columns-repeated="8"/>
          <table:table-cell table:style-name="ce5" office:value-type="float" office:value="424" calcext:value-type="float">
            <text:p>424</text:p>
          </table:table-cell>
          <table:table-cell office:value-type="float" office:value="6.394428" calcext:value-type="float">
            <text:p>6,394428</text:p>
          </table:table-cell>
        </table:table-row>
        <table:table-row table:style-name="ro1">
          <table:table-cell table:style-name="ce5" office:value-type="float" office:value="425" calcext:value-type="float">
            <text:p>425</text:p>
          </table:table-cell>
          <table:table-cell office:value-type="float" office:value="7.2456303" calcext:value-type="float">
            <text:p>7,2456303</text:p>
          </table:table-cell>
          <table:table-cell table:number-columns-repeated="8"/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5.64524" calcext:value-type="float">
            <text:p>5,64524</text:p>
          </table:table-cell>
          <table:table-cell table:number-columns-repeated="8"/>
          <table:table-cell table:style-name="ce5" office:value-type="float" office:value="425" calcext:value-type="float">
            <text:p>425</text:p>
          </table:table-cell>
          <table:table-cell office:value-type="float" office:value="10.443386" calcext:value-type="float">
            <text:p>10,443386</text:p>
          </table:table-cell>
          <table:table-cell table:number-columns-repeated="8"/>
          <table:table-cell table:style-name="ce5" office:value-type="float" office:value="425" calcext:value-type="float">
            <text:p>425</text:p>
          </table:table-cell>
          <table:table-cell office:value-type="float" office:value="9.227186" calcext:value-type="float">
            <text:p>9,227186</text:p>
          </table:table-cell>
          <table:table-cell table:number-columns-repeated="8"/>
          <table:table-cell table:style-name="ce5" office:value-type="float" office:value="425" calcext:value-type="float">
            <text:p>425</text:p>
          </table:table-cell>
          <table:table-cell office:value-type="float" office:value="6.0696335" calcext:value-type="float">
            <text:p>6,0696335</text:p>
          </table:table-cell>
          <table:table-cell table:number-columns-repeated="8"/>
          <table:table-cell table:style-name="ce5" office:value-type="float" office:value="425" calcext:value-type="float">
            <text:p>425</text:p>
          </table:table-cell>
          <table:table-cell office:value-type="float" office:value="6.501219" calcext:value-type="float">
            <text:p>6,501219</text:p>
          </table:table-cell>
        </table:table-row>
        <table:table-row table:style-name="ro1">
          <table:table-cell table:style-name="ce5" office:value-type="float" office:value="426" calcext:value-type="float">
            <text:p>426</text:p>
          </table:table-cell>
          <table:table-cell office:value-type="float" office:value="7.268565" calcext:value-type="float">
            <text:p>7,268565</text:p>
          </table:table-cell>
          <table:table-cell table:number-columns-repeated="8"/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5.680015" calcext:value-type="float">
            <text:p>5,680015</text:p>
          </table:table-cell>
          <table:table-cell table:number-columns-repeated="8"/>
          <table:table-cell table:style-name="ce5" office:value-type="float" office:value="426" calcext:value-type="float">
            <text:p>426</text:p>
          </table:table-cell>
          <table:table-cell office:value-type="float" office:value="10.754129" calcext:value-type="float">
            <text:p>10,754129</text:p>
          </table:table-cell>
          <table:table-cell table:number-columns-repeated="8"/>
          <table:table-cell table:style-name="ce5" office:value-type="float" office:value="426" calcext:value-type="float">
            <text:p>426</text:p>
          </table:table-cell>
          <table:table-cell office:value-type="float" office:value="9.24579" calcext:value-type="float">
            <text:p>9,24579</text:p>
          </table:table-cell>
          <table:table-cell table:number-columns-repeated="8"/>
          <table:table-cell table:style-name="ce5" office:value-type="float" office:value="426" calcext:value-type="float">
            <text:p>426</text:p>
          </table:table-cell>
          <table:table-cell office:value-type="float" office:value="6.070472" calcext:value-type="float">
            <text:p>6,070472</text:p>
          </table:table-cell>
          <table:table-cell table:number-columns-repeated="8"/>
          <table:table-cell table:style-name="ce5" office:value-type="float" office:value="426" calcext:value-type="float">
            <text:p>426</text:p>
          </table:table-cell>
          <table:table-cell office:value-type="float" office:value="6.5377517" calcext:value-type="float">
            <text:p>6,5377517</text:p>
          </table:table-cell>
        </table:table-row>
        <table:table-row table:style-name="ro1">
          <table:table-cell table:style-name="ce5" office:value-type="float" office:value="427" calcext:value-type="float">
            <text:p>427</text:p>
          </table:table-cell>
          <table:table-cell office:value-type="float" office:value="6.2566566" calcext:value-type="float">
            <text:p>6,2566566</text:p>
          </table:table-cell>
          <table:table-cell table:number-columns-repeated="8"/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2.6821475" calcext:value-type="float">
            <text:p>2,6821475</text:p>
          </table:table-cell>
          <table:table-cell table:number-columns-repeated="8"/>
          <table:table-cell table:style-name="ce5" office:value-type="float" office:value="427" calcext:value-type="float">
            <text:p>427</text:p>
          </table:table-cell>
          <table:table-cell office:value-type="float" office:value="0.6198805" calcext:value-type="float">
            <text:p>0,6198805</text:p>
          </table:table-cell>
          <table:table-cell table:number-columns-repeated="8"/>
          <table:table-cell table:style-name="ce5" office:value-type="float" office:value="427" calcext:value-type="float">
            <text:p>427</text:p>
          </table:table-cell>
          <table:table-cell office:value-type="float" office:value="6.6159935" calcext:value-type="float">
            <text:p>6,6159935</text:p>
          </table:table-cell>
          <table:table-cell table:number-columns-repeated="8"/>
          <table:table-cell table:style-name="ce5" office:value-type="float" office:value="427" calcext:value-type="float">
            <text:p>427</text:p>
          </table:table-cell>
          <table:table-cell office:value-type="float" office:value="2.305607" calcext:value-type="float">
            <text:p>2,305607</text:p>
          </table:table-cell>
          <table:table-cell table:number-columns-repeated="8"/>
          <table:table-cell table:style-name="ce5" office:value-type="float" office:value="427" calcext:value-type="float">
            <text:p>427</text:p>
          </table:table-cell>
          <table:table-cell office:value-type="float" office:value="3.274343" calcext:value-type="float">
            <text:p>3,274343</text:p>
          </table:table-cell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office:value-type="float" office:value="6.2679944" calcext:value-type="float">
            <text:p>6,2679944</text:p>
          </table:table-cell>
          <table:table-cell table:number-columns-repeated="8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1.274607" calcext:value-type="float">
            <text:p>1,274607</text:p>
          </table:table-cell>
          <table:table-cell table:number-columns-repeated="8"/>
          <table:table-cell table:style-name="ce5" office:value-type="float" office:value="428" calcext:value-type="float">
            <text:p>428</text:p>
          </table:table-cell>
          <table:table-cell office:value-type="float" office:value="0.435884" calcext:value-type="float">
            <text:p>0,435884</text:p>
          </table:table-cell>
          <table:table-cell table:number-columns-repeated="8"/>
          <table:table-cell table:style-name="ce5" office:value-type="float" office:value="428" calcext:value-type="float">
            <text:p>428</text:p>
          </table:table-cell>
          <table:table-cell office:value-type="float" office:value="7.3482113" calcext:value-type="float">
            <text:p>7,3482113</text:p>
          </table:table-cell>
          <table:table-cell table:number-columns-repeated="8"/>
          <table:table-cell table:style-name="ce5" office:value-type="float" office:value="428" calcext:value-type="float">
            <text:p>428</text:p>
          </table:table-cell>
          <table:table-cell office:value-type="float" office:value="1.2742085" calcext:value-type="float">
            <text:p>1,2742085</text:p>
          </table:table-cell>
          <table:table-cell table:number-columns-repeated="8"/>
          <table:table-cell table:style-name="ce5" office:value-type="float" office:value="428" calcext:value-type="float">
            <text:p>428</text:p>
          </table:table-cell>
          <table:table-cell office:value-type="float" office:value="0.042438675" calcext:value-type="float">
            <text:p>0,042438675</text:p>
          </table:table-cell>
        </table:table-row>
        <table:table-row table:style-name="ro1">
          <table:table-cell table:style-name="ce5" office:value-type="float" office:value="429" calcext:value-type="float">
            <text:p>429</text:p>
          </table:table-cell>
          <table:table-cell office:value-type="float" office:value="0.3222441" calcext:value-type="float">
            <text:p>0,3222441</text:p>
          </table:table-cell>
          <table:table-cell table:number-columns-repeated="8"/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1.0413214" calcext:value-type="float">
            <text:p>1,0413214</text:p>
          </table:table-cell>
          <table:table-cell table:number-columns-repeated="8"/>
          <table:table-cell table:style-name="ce5" office:value-type="float" office:value="429" calcext:value-type="float">
            <text:p>429</text:p>
          </table:table-cell>
          <table:table-cell office:value-type="float" office:value="1.2618229" calcext:value-type="float">
            <text:p>1,2618229</text:p>
          </table:table-cell>
          <table:table-cell table:number-columns-repeated="8"/>
          <table:table-cell table:style-name="ce5" office:value-type="float" office:value="429" calcext:value-type="float">
            <text:p>429</text:p>
          </table:table-cell>
          <table:table-cell office:value-type="float" office:value="1.9256177" calcext:value-type="float">
            <text:p>1,9256177</text:p>
          </table:table-cell>
          <table:table-cell table:number-columns-repeated="8"/>
          <table:table-cell table:style-name="ce5" office:value-type="float" office:value="429" calcext:value-type="float">
            <text:p>429</text:p>
          </table:table-cell>
          <table:table-cell office:value-type="float" office:value="0.9470552" calcext:value-type="float">
            <text:p>0,9470552</text:p>
          </table:table-cell>
          <table:table-cell table:number-columns-repeated="8"/>
          <table:table-cell table:style-name="ce5" office:value-type="float" office:value="429" calcext:value-type="float">
            <text:p>429</text:p>
          </table:table-cell>
          <table:table-cell office:value-type="float" office:value="0.033184055" calcext:value-type="float">
            <text:p>0,033184055</text:p>
          </table:table-cell>
        </table:table-row>
        <table:table-row table:style-name="ro1">
          <table:table-cell table:style-name="ce5" office:value-type="float" office:value="430" calcext:value-type="float">
            <text:p>430</text:p>
          </table:table-cell>
          <table:table-cell office:value-type="float" office:value="0.70515025" calcext:value-type="float">
            <text:p>0,70515025</text:p>
          </table:table-cell>
          <table:table-cell table:number-columns-repeated="8"/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0.8485743" calcext:value-type="float">
            <text:p>0,8485743</text:p>
          </table:table-cell>
          <table:table-cell table:number-columns-repeated="8"/>
          <table:table-cell table:style-name="ce5" office:value-type="float" office:value="430" calcext:value-type="float">
            <text:p>430</text:p>
          </table:table-cell>
          <table:table-cell office:value-type="float" office:value="1.2858963" calcext:value-type="float">
            <text:p>1,2858963</text:p>
          </table:table-cell>
          <table:table-cell table:number-columns-repeated="8"/>
          <table:table-cell table:style-name="ce5" office:value-type="float" office:value="430" calcext:value-type="float">
            <text:p>430</text:p>
          </table:table-cell>
          <table:table-cell office:value-type="float" office:value="0.5779089" calcext:value-type="float">
            <text:p>0,5779089</text:p>
          </table:table-cell>
          <table:table-cell table:number-columns-repeated="8"/>
          <table:table-cell table:style-name="ce5" office:value-type="float" office:value="430" calcext:value-type="float">
            <text:p>430</text:p>
          </table:table-cell>
          <table:table-cell office:value-type="float" office:value="0.20682155" calcext:value-type="float">
            <text:p>0,20682155</text:p>
          </table:table-cell>
          <table:table-cell table:number-columns-repeated="8"/>
          <table:table-cell table:style-name="ce5" office:value-type="float" office:value="430" calcext:value-type="float">
            <text:p>430</text:p>
          </table:table-cell>
          <table:table-cell office:value-type="float" office:value="0.029359609" calcext:value-type="float">
            <text:p>0,029359609</text:p>
          </table:table-cell>
        </table:table-row>
        <table:table-row table:style-name="ro1">
          <table:table-cell table:style-name="ce5" office:value-type="float" office:value="431" calcext:value-type="float">
            <text:p>431</text:p>
          </table:table-cell>
          <table:table-cell office:value-type="float" office:value="0.46178222" calcext:value-type="float">
            <text:p>0,46178222</text:p>
          </table:table-cell>
          <table:table-cell table:number-columns-repeated="8"/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0.9560476" calcext:value-type="float">
            <text:p>0,9560476</text:p>
          </table:table-cell>
          <table:table-cell table:number-columns-repeated="8"/>
          <table:table-cell table:style-name="ce5" office:value-type="float" office:value="431" calcext:value-type="float">
            <text:p>431</text:p>
          </table:table-cell>
          <table:table-cell office:value-type="float" office:value="0.12444879" calcext:value-type="float">
            <text:p>0,12444879</text:p>
          </table:table-cell>
          <table:table-cell table:number-columns-repeated="8"/>
          <table:table-cell table:style-name="ce5" office:value-type="float" office:value="431" calcext:value-type="float">
            <text:p>431</text:p>
          </table:table-cell>
          <table:table-cell office:value-type="float" office:value="0.6315595" calcext:value-type="float">
            <text:p>0,6315595</text:p>
          </table:table-cell>
          <table:table-cell table:number-columns-repeated="8"/>
          <table:table-cell table:style-name="ce5" office:value-type="float" office:value="431" calcext:value-type="float">
            <text:p>431</text:p>
          </table:table-cell>
          <table:table-cell office:value-type="float" office:value="0.19327627" calcext:value-type="float">
            <text:p>0,19327627</text:p>
          </table:table-cell>
          <table:table-cell table:number-columns-repeated="8"/>
          <table:table-cell table:style-name="ce5" office:value-type="float" office:value="431" calcext:value-type="float">
            <text:p>431</text:p>
          </table:table-cell>
          <table:table-cell office:value-type="float" office:value="0.0017298232" calcext:value-type="float">
            <text:p>0,0017298232</text:p>
          </table:table-cell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office:value-type="float" office:value="17.914335" calcext:value-type="float">
            <text:p>17,914335</text:p>
          </table:table-cell>
          <table:table-cell table:number-columns-repeated="8"/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18.806004" calcext:value-type="float">
            <text:p>18,806004</text:p>
          </table:table-cell>
          <table:table-cell table:number-columns-repeated="8"/>
          <table:table-cell table:style-name="ce5" office:value-type="float" office:value="432" calcext:value-type="float">
            <text:p>432</text:p>
          </table:table-cell>
          <table:table-cell office:value-type="float" office:value="27.869905" calcext:value-type="float">
            <text:p>27,869905</text:p>
          </table:table-cell>
          <table:table-cell table:number-columns-repeated="8"/>
          <table:table-cell table:style-name="ce5" office:value-type="float" office:value="432" calcext:value-type="float">
            <text:p>432</text:p>
          </table:table-cell>
          <table:table-cell office:value-type="float" office:value="23.561907" calcext:value-type="float">
            <text:p>23,561907</text:p>
          </table:table-cell>
          <table:table-cell table:number-columns-repeated="8"/>
          <table:table-cell table:style-name="ce5" office:value-type="float" office:value="432" calcext:value-type="float">
            <text:p>432</text:p>
          </table:table-cell>
          <table:table-cell office:value-type="float" office:value="17.366007" calcext:value-type="float">
            <text:p>17,366007</text:p>
          </table:table-cell>
          <table:table-cell table:number-columns-repeated="8"/>
          <table:table-cell table:style-name="ce5" office:value-type="float" office:value="432" calcext:value-type="float">
            <text:p>432</text:p>
          </table:table-cell>
          <table:table-cell office:value-type="float" office:value="18.747679" calcext:value-type="float">
            <text:p>18,747679</text:p>
          </table:table-cell>
        </table:table-row>
        <table:table-row table:style-name="ro1">
          <table:table-cell table:style-name="ce5" office:value-type="float" office:value="433" calcext:value-type="float">
            <text:p>433</text:p>
          </table:table-cell>
          <table:table-cell office:value-type="float" office:value="7.6169124" calcext:value-type="float">
            <text:p>7,6169124</text:p>
          </table:table-cell>
          <table:table-cell table:number-columns-repeated="8"/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0.87848496" calcext:value-type="float">
            <text:p>0,87848496</text:p>
          </table:table-cell>
          <table:table-cell table:number-columns-repeated="8"/>
          <table:table-cell table:style-name="ce5" office:value-type="float" office:value="433" calcext:value-type="float">
            <text:p>433</text:p>
          </table:table-cell>
          <table:table-cell office:value-type="float" office:value="7.682147" calcext:value-type="float">
            <text:p>7,682147</text:p>
          </table:table-cell>
          <table:table-cell table:number-columns-repeated="8"/>
          <table:table-cell table:style-name="ce5" office:value-type="float" office:value="433" calcext:value-type="float">
            <text:p>433</text:p>
          </table:table-cell>
          <table:table-cell office:value-type="float" office:value="0.34232447" calcext:value-type="float">
            <text:p>0,34232447</text:p>
          </table:table-cell>
          <table:table-cell table:number-columns-repeated="8"/>
          <table:table-cell table:style-name="ce5" office:value-type="float" office:value="433" calcext:value-type="float">
            <text:p>433</text:p>
          </table:table-cell>
          <table:table-cell office:value-type="float" office:value="4.328451" calcext:value-type="float">
            <text:p>4,328451</text:p>
          </table:table-cell>
          <table:table-cell table:number-columns-repeated="8"/>
          <table:table-cell table:style-name="ce5" office:value-type="float" office:value="433" calcext:value-type="float">
            <text:p>433</text:p>
          </table:table-cell>
          <table:table-cell office:value-type="float" office:value="4.22066" calcext:value-type="float">
            <text:p>4,22066</text:p>
          </table:table-cell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office:value-type="float" office:value="6.2125955" calcext:value-type="float">
            <text:p>6,2125955</text:p>
          </table:table-cell>
          <table:table-cell table:number-columns-repeated="8"/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3.3302104" calcext:value-type="float">
            <text:p>3,3302104</text:p>
          </table:table-cell>
          <table:table-cell table:number-columns-repeated="8"/>
          <table:table-cell table:style-name="ce5" office:value-type="float" office:value="434" calcext:value-type="float">
            <text:p>434</text:p>
          </table:table-cell>
          <table:table-cell office:value-type="float" office:value="1.7807659" calcext:value-type="float">
            <text:p>1,7807659</text:p>
          </table:table-cell>
          <table:table-cell table:number-columns-repeated="8"/>
          <table:table-cell table:style-name="ce5" office:value-type="float" office:value="434" calcext:value-type="float">
            <text:p>434</text:p>
          </table:table-cell>
          <table:table-cell office:value-type="float" office:value="0.7413295" calcext:value-type="float">
            <text:p>0,7413295</text:p>
          </table:table-cell>
          <table:table-cell table:number-columns-repeated="8"/>
          <table:table-cell table:style-name="ce5" office:value-type="float" office:value="434" calcext:value-type="float">
            <text:p>434</text:p>
          </table:table-cell>
          <table:table-cell office:value-type="float" office:value="2.2993946" calcext:value-type="float">
            <text:p>2,2993946</text:p>
          </table:table-cell>
          <table:table-cell table:number-columns-repeated="8"/>
          <table:table-cell table:style-name="ce5" office:value-type="float" office:value="434" calcext:value-type="float">
            <text:p>434</text:p>
          </table:table-cell>
          <table:table-cell office:value-type="float" office:value="1.6264331" calcext:value-type="float">
            <text:p>1,6264331</text:p>
          </table:table-cell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office:value-type="float" office:value="3.8365502" calcext:value-type="float">
            <text:p>3,8365502</text:p>
          </table:table-cell>
          <table:table-cell table:number-columns-repeated="8"/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4.303451" calcext:value-type="float">
            <text:p>4,303451</text:p>
          </table:table-cell>
          <table:table-cell table:number-columns-repeated="8"/>
          <table:table-cell table:style-name="ce5" office:value-type="float" office:value="435" calcext:value-type="float">
            <text:p>435</text:p>
          </table:table-cell>
          <table:table-cell office:value-type="float" office:value="3.5828469" calcext:value-type="float">
            <text:p>3,5828469</text:p>
          </table:table-cell>
          <table:table-cell table:number-columns-repeated="8"/>
          <table:table-cell table:style-name="ce5" office:value-type="float" office:value="435" calcext:value-type="float">
            <text:p>435</text:p>
          </table:table-cell>
          <table:table-cell office:value-type="float" office:value="7.5629764" calcext:value-type="float">
            <text:p>7,5629764</text:p>
          </table:table-cell>
          <table:table-cell table:number-columns-repeated="8"/>
          <table:table-cell table:style-name="ce5" office:value-type="float" office:value="435" calcext:value-type="float">
            <text:p>435</text:p>
          </table:table-cell>
          <table:table-cell office:value-type="float" office:value="5.0610332" calcext:value-type="float">
            <text:p>5,0610332</text:p>
          </table:table-cell>
          <table:table-cell table:number-columns-repeated="8"/>
          <table:table-cell table:style-name="ce5" office:value-type="float" office:value="435" calcext:value-type="float">
            <text:p>435</text:p>
          </table:table-cell>
          <table:table-cell office:value-type="float" office:value="1.6784507" calcext:value-type="float">
            <text:p>1,6784507</text:p>
          </table:table-cell>
        </table:table-row>
        <table:table-row table:style-name="ro1">
          <table:table-cell table:style-name="ce5" office:value-type="float" office:value="436" calcext:value-type="float">
            <text:p>436</text:p>
          </table:table-cell>
          <table:table-cell office:value-type="float" office:value="2.8263144" calcext:value-type="float">
            <text:p>2,8263144</text:p>
          </table:table-cell>
          <table:table-cell table:number-columns-repeated="8"/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3.0301068" calcext:value-type="float">
            <text:p>3,0301068</text:p>
          </table:table-cell>
          <table:table-cell table:number-columns-repeated="8"/>
          <table:table-cell table:style-name="ce5" office:value-type="float" office:value="436" calcext:value-type="float">
            <text:p>436</text:p>
          </table:table-cell>
          <table:table-cell office:value-type="float" office:value="7.532318" calcext:value-type="float">
            <text:p>7,532318</text:p>
          </table:table-cell>
          <table:table-cell table:number-columns-repeated="8"/>
          <table:table-cell table:style-name="ce5" office:value-type="float" office:value="436" calcext:value-type="float">
            <text:p>436</text:p>
          </table:table-cell>
          <table:table-cell office:value-type="float" office:value="9.17038" calcext:value-type="float">
            <text:p>9,17038</text:p>
          </table:table-cell>
          <table:table-cell table:number-columns-repeated="8"/>
          <table:table-cell table:style-name="ce5" office:value-type="float" office:value="436" calcext:value-type="float">
            <text:p>436</text:p>
          </table:table-cell>
          <table:table-cell office:value-type="float" office:value="3.4471512" calcext:value-type="float">
            <text:p>3,4471512</text:p>
          </table:table-cell>
          <table:table-cell table:number-columns-repeated="8"/>
          <table:table-cell table:style-name="ce5" office:value-type="float" office:value="436" calcext:value-type="float">
            <text:p>436</text:p>
          </table:table-cell>
          <table:table-cell office:value-type="float" office:value="3.37559" calcext:value-type="float">
            <text:p>3,37559</text:p>
          </table:table-cell>
        </table:table-row>
        <table:table-row table:style-name="ro1">
          <table:table-cell table:style-name="ce5" office:value-type="float" office:value="437" calcext:value-type="float">
            <text:p>437</text:p>
          </table:table-cell>
          <table:table-cell office:value-type="float" office:value="3.8479168" calcext:value-type="float">
            <text:p>3,8479168</text:p>
          </table:table-cell>
          <table:table-cell table:number-columns-repeated="8"/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3.1494904" calcext:value-type="float">
            <text:p>3,1494904</text:p>
          </table:table-cell>
          <table:table-cell table:number-columns-repeated="8"/>
          <table:table-cell table:style-name="ce5" office:value-type="float" office:value="437" calcext:value-type="float">
            <text:p>437</text:p>
          </table:table-cell>
          <table:table-cell office:value-type="float" office:value="8.552486" calcext:value-type="float">
            <text:p>8,552486</text:p>
          </table:table-cell>
          <table:table-cell table:number-columns-repeated="8"/>
          <table:table-cell table:style-name="ce5" office:value-type="float" office:value="437" calcext:value-type="float">
            <text:p>437</text:p>
          </table:table-cell>
          <table:table-cell office:value-type="float" office:value="2.3568864" calcext:value-type="float">
            <text:p>2,3568864</text:p>
          </table:table-cell>
          <table:table-cell table:number-columns-repeated="8"/>
          <table:table-cell table:style-name="ce5" office:value-type="float" office:value="437" calcext:value-type="float">
            <text:p>437</text:p>
          </table:table-cell>
          <table:table-cell office:value-type="float" office:value="2.9589946" calcext:value-type="float">
            <text:p>2,9589946</text:p>
          </table:table-cell>
          <table:table-cell table:number-columns-repeated="8"/>
          <table:table-cell table:style-name="ce5" office:value-type="float" office:value="437" calcext:value-type="float">
            <text:p>437</text:p>
          </table:table-cell>
          <table:table-cell office:value-type="float" office:value="0.1998206" calcext:value-type="float">
            <text:p>0,1998206</text:p>
          </table:table-cell>
        </table:table-row>
        <table:table-row table:style-name="ro1">
          <table:table-cell table:style-name="ce5" office:value-type="float" office:value="438" calcext:value-type="float">
            <text:p>438</text:p>
          </table:table-cell>
          <table:table-cell office:value-type="float" office:value="20.51133" calcext:value-type="float">
            <text:p>20,51133</text:p>
          </table:table-cell>
          <table:table-cell table:number-columns-repeated="8"/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19.803757" calcext:value-type="float">
            <text:p>19,803757</text:p>
          </table:table-cell>
          <table:table-cell table:number-columns-repeated="8"/>
          <table:table-cell table:style-name="ce5" office:value-type="float" office:value="438" calcext:value-type="float">
            <text:p>438</text:p>
          </table:table-cell>
          <table:table-cell office:value-type="float" office:value="21.634485" calcext:value-type="float">
            <text:p>21,634485</text:p>
          </table:table-cell>
          <table:table-cell table:number-columns-repeated="8"/>
          <table:table-cell table:style-name="ce5" office:value-type="float" office:value="438" calcext:value-type="float">
            <text:p>438</text:p>
          </table:table-cell>
          <table:table-cell office:value-type="float" office:value="23.42783" calcext:value-type="float">
            <text:p>23,42783</text:p>
          </table:table-cell>
          <table:table-cell table:number-columns-repeated="8"/>
          <table:table-cell table:style-name="ce5" office:value-type="float" office:value="438" calcext:value-type="float">
            <text:p>438</text:p>
          </table:table-cell>
          <table:table-cell office:value-type="float" office:value="23.739388" calcext:value-type="float">
            <text:p>23,739388</text:p>
          </table:table-cell>
          <table:table-cell table:number-columns-repeated="8"/>
          <table:table-cell table:style-name="ce5" office:value-type="float" office:value="438" calcext:value-type="float">
            <text:p>438</text:p>
          </table:table-cell>
          <table:table-cell office:value-type="float" office:value="17.004356" calcext:value-type="float">
            <text:p>17,004356</text:p>
          </table:table-cell>
        </table:table-row>
        <table:table-row table:style-name="ro1">
          <table:table-cell table:style-name="ce5" office:value-type="float" office:value="439" calcext:value-type="float">
            <text:p>439</text:p>
          </table:table-cell>
          <table:table-cell office:value-type="float" office:value="5.5188274" calcext:value-type="float">
            <text:p>5,5188274</text:p>
          </table:table-cell>
          <table:table-cell table:number-columns-repeated="8"/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4.234948" calcext:value-type="float">
            <text:p>4,234948</text:p>
          </table:table-cell>
          <table:table-cell table:number-columns-repeated="8"/>
          <table:table-cell table:style-name="ce5" office:value-type="float" office:value="439" calcext:value-type="float">
            <text:p>439</text:p>
          </table:table-cell>
          <table:table-cell office:value-type="float" office:value="5.6935315" calcext:value-type="float">
            <text:p>5,6935315</text:p>
          </table:table-cell>
          <table:table-cell table:number-columns-repeated="8"/>
          <table:table-cell table:style-name="ce5" office:value-type="float" office:value="439" calcext:value-type="float">
            <text:p>439</text:p>
          </table:table-cell>
          <table:table-cell office:value-type="float" office:value="2.3721175" calcext:value-type="float">
            <text:p>2,3721175</text:p>
          </table:table-cell>
          <table:table-cell table:number-columns-repeated="8"/>
          <table:table-cell table:style-name="ce5" office:value-type="float" office:value="439" calcext:value-type="float">
            <text:p>439</text:p>
          </table:table-cell>
          <table:table-cell office:value-type="float" office:value="4.00362" calcext:value-type="float">
            <text:p>4,00362</text:p>
          </table:table-cell>
          <table:table-cell table:number-columns-repeated="8"/>
          <table:table-cell table:style-name="ce5" office:value-type="float" office:value="439" calcext:value-type="float">
            <text:p>439</text:p>
          </table:table-cell>
          <table:table-cell office:value-type="float" office:value="2.5859764" calcext:value-type="float">
            <text:p>2,5859764</text:p>
          </table:table-cell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office:value-type="float" office:value="3.0768476" calcext:value-type="float">
            <text:p>3,0768476</text:p>
          </table:table-cell>
          <table:table-cell table:number-columns-repeated="8"/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.353977" calcext:value-type="float">
            <text:p>4,353977</text:p>
          </table:table-cell>
          <table:table-cell table:number-columns-repeated="8"/>
          <table:table-cell table:style-name="ce5" office:value-type="float" office:value="440" calcext:value-type="float">
            <text:p>440</text:p>
          </table:table-cell>
          <table:table-cell office:value-type="float" office:value="5.5497303" calcext:value-type="float">
            <text:p>5,5497303</text:p>
          </table:table-cell>
          <table:table-cell table:number-columns-repeated="8"/>
          <table:table-cell table:style-name="ce5" office:value-type="float" office:value="440" calcext:value-type="float">
            <text:p>440</text:p>
          </table:table-cell>
          <table:table-cell office:value-type="float" office:value="5.82336" calcext:value-type="float">
            <text:p>5,82336</text:p>
          </table:table-cell>
          <table:table-cell table:number-columns-repeated="8"/>
          <table:table-cell table:style-name="ce5" office:value-type="float" office:value="440" calcext:value-type="float">
            <text:p>440</text:p>
          </table:table-cell>
          <table:table-cell office:value-type="float" office:value="5.9126177" calcext:value-type="float">
            <text:p>5,9126177</text:p>
          </table:table-cell>
          <table:table-cell table:number-columns-repeated="8"/>
          <table:table-cell table:style-name="ce5" office:value-type="float" office:value="440" calcext:value-type="float">
            <text:p>440</text:p>
          </table:table-cell>
          <table:table-cell office:value-type="float" office:value="3.9510944" calcext:value-type="float">
            <text:p>3,9510944</text:p>
          </table:table-cell>
        </table:table-row>
        <table:table-row table:style-name="ro1">
          <table:table-cell table:style-name="ce5" office:value-type="float" office:value="441" calcext:value-type="float">
            <text:p>441</text:p>
          </table:table-cell>
          <table:table-cell office:value-type="float" office:value="5.870846" calcext:value-type="float">
            <text:p>5,870846</text:p>
          </table:table-cell>
          <table:table-cell table:number-columns-repeated="8"/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3.4962559" calcext:value-type="float">
            <text:p>3,4962559</text:p>
          </table:table-cell>
          <table:table-cell table:number-columns-repeated="8"/>
          <table:table-cell table:style-name="ce5" office:value-type="float" office:value="441" calcext:value-type="float">
            <text:p>441</text:p>
          </table:table-cell>
          <table:table-cell office:value-type="float" office:value="4.706542" calcext:value-type="float">
            <text:p>4,706542</text:p>
          </table:table-cell>
          <table:table-cell table:number-columns-repeated="8"/>
          <table:table-cell table:style-name="ce5" office:value-type="float" office:value="441" calcext:value-type="float">
            <text:p>441</text:p>
          </table:table-cell>
          <table:table-cell office:value-type="float" office:value="2.4497201" calcext:value-type="float">
            <text:p>2,4497201</text:p>
          </table:table-cell>
          <table:table-cell table:number-columns-repeated="8"/>
          <table:table-cell table:style-name="ce5" office:value-type="float" office:value="441" calcext:value-type="float">
            <text:p>441</text:p>
          </table:table-cell>
          <table:table-cell office:value-type="float" office:value="3.6192043" calcext:value-type="float">
            <text:p>3,6192043</text:p>
          </table:table-cell>
          <table:table-cell table:number-columns-repeated="8"/>
          <table:table-cell table:style-name="ce5" office:value-type="float" office:value="441" calcext:value-type="float">
            <text:p>441</text:p>
          </table:table-cell>
          <table:table-cell office:value-type="float" office:value="2.3572268" calcext:value-type="float">
            <text:p>2,3572268</text:p>
          </table:table-cell>
        </table:table-row>
      </table:table>
      <table:table table:name="Comparisons" table:style-name="ta1">
        <table:shapes>
          <draw:frame draw:z-index="0" draw:style-name="gr1" draw:text-style-name="P1" svg:width="159.99mm" svg:height="89.99mm" svg:x="158.19mm" svg:y="4.56m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draw:text-style-name="P1" svg:width="159.99mm" svg:height="89.99mm" svg:x="158.43mm" svg:y="113.88m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all 1</text:p>
          </table:table-cell>
          <table:table-cell office:value-type="string" calcext:value-type="string">
            <text:p>Fall 2</text:p>
          </table:table-cell>
          <table:table-cell office:value-type="string" calcext:value-type="string">
            <text:p>Fall 3</text:p>
          </table:table-cell>
          <table:table-cell office:value-type="string" calcext:value-type="string">
            <text:p>Fall 4</text:p>
          </table:table-cell>
          <table:table-cell office:value-type="string" calcext:value-type="string">
            <text:p>Fall 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91617" calcext:value-type="float">
            <text:p>1,491617</text:p>
          </table:table-cell>
          <table:table-cell office:value-type="float" office:value="6.283797" calcext:value-type="float">
            <text:p>6,283797</text:p>
          </table:table-cell>
          <table:table-cell office:value-type="float" office:value="5.6205935" calcext:value-type="float">
            <text:p>5,6205935</text:p>
          </table:table-cell>
          <table:table-cell office:value-type="float" office:value="6.5304914" calcext:value-type="float">
            <text:p>6,5304914</text:p>
          </table:table-cell>
          <table:table-cell office:value-type="float" office:value="0.020038519" calcext:value-type="float">
            <text:p>0,020038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606651" calcext:value-type="float">
            <text:p>2,5606651</text:p>
          </table:table-cell>
          <table:table-cell office:value-type="float" office:value="6.4337296" calcext:value-type="float">
            <text:p>6,4337296</text:p>
          </table:table-cell>
          <table:table-cell office:value-type="float" office:value="5.8358264" calcext:value-type="float">
            <text:p>5,8358264</text:p>
          </table:table-cell>
          <table:table-cell office:value-type="float" office:value="6.961352" calcext:value-type="float">
            <text:p>6,961352</text:p>
          </table:table-cell>
          <table:table-cell office:value-type="float" office:value="7.764267" calcext:value-type="float">
            <text:p>7,764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584455" calcext:value-type="float">
            <text:p>2,9584455</text:p>
          </table:table-cell>
          <table:table-cell office:value-type="float" office:value="7.7434883" calcext:value-type="float">
            <text:p>7,7434883</text:p>
          </table:table-cell>
          <table:table-cell office:value-type="float" office:value="7.5527725" calcext:value-type="float">
            <text:p>7,5527725</text:p>
          </table:table-cell>
          <table:table-cell office:value-type="float" office:value="7.025324" calcext:value-type="float">
            <text:p>7,025324</text:p>
          </table:table-cell>
          <table:table-cell office:value-type="float" office:value="8.075877" calcext:value-type="float">
            <text:p>8,0758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46244" calcext:value-type="float">
            <text:p>4,246244</text:p>
          </table:table-cell>
          <table:table-cell office:value-type="float" office:value="7.818056" calcext:value-type="float">
            <text:p>7,818056</text:p>
          </table:table-cell>
          <table:table-cell office:value-type="float" office:value="8.080656" calcext:value-type="float">
            <text:p>8,080656</text:p>
          </table:table-cell>
          <table:table-cell office:value-type="float" office:value="8.640309" calcext:value-type="float">
            <text:p>8,640309</text:p>
          </table:table-cell>
          <table:table-cell office:value-type="float" office:value="8.30284" calcext:value-type="float">
            <text:p>8,302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810606" calcext:value-type="float">
            <text:p>7,3810606</text:p>
          </table:table-cell>
          <table:table-cell office:value-type="float" office:value="8.141068" calcext:value-type="float">
            <text:p>8,141068</text:p>
          </table:table-cell>
          <table:table-cell office:value-type="float" office:value="8.106306" calcext:value-type="float">
            <text:p>8,106306</text:p>
          </table:table-cell>
          <table:table-cell office:value-type="float" office:value="8.683385" calcext:value-type="float">
            <text:p>8,683385</text:p>
          </table:table-cell>
          <table:table-cell office:value-type="float" office:value="8.580014" calcext:value-type="float">
            <text:p>8,580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080035" calcext:value-type="float">
            <text:p>5,7080035</text:p>
          </table:table-cell>
          <table:table-cell office:value-type="float" office:value="2.553814" calcext:value-type="float">
            <text:p>2,553814</text:p>
          </table:table-cell>
          <table:table-cell office:value-type="float" office:value="4.710576" calcext:value-type="float">
            <text:p>4,710576</text:p>
          </table:table-cell>
          <table:table-cell office:value-type="float" office:value="7.053399" calcext:value-type="float">
            <text:p>7,053399</text:p>
          </table:table-cell>
          <table:table-cell office:value-type="float" office:value="4.0830417" calcext:value-type="float">
            <text:p>4,08304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3942256" calcext:value-type="float">
            <text:p>2,3942256</text:p>
          </table:table-cell>
          <table:table-cell office:value-type="float" office:value="2.1693707" calcext:value-type="float">
            <text:p>2,1693707</text:p>
          </table:table-cell>
          <table:table-cell office:value-type="float" office:value="0.20176868" calcext:value-type="float">
            <text:p>0,20176868</text:p>
          </table:table-cell>
          <table:table-cell office:value-type="float" office:value="4.549382" calcext:value-type="float">
            <text:p>4,549382</text:p>
          </table:table-cell>
          <table:table-cell office:value-type="float" office:value="3.8566477" calcext:value-type="float">
            <text:p>3,85664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006093" calcext:value-type="float">
            <text:p>1,5006093</text:p>
          </table:table-cell>
          <table:table-cell office:value-type="float" office:value="0.87932086" calcext:value-type="float">
            <text:p>0,87932086</text:p>
          </table:table-cell>
          <table:table-cell office:value-type="float" office:value="0.029147863" calcext:value-type="float">
            <text:p>0,029147863</text:p>
          </table:table-cell>
          <table:table-cell office:value-type="float" office:value="2.1247902" calcext:value-type="float">
            <text:p>2,1247902</text:p>
          </table:table-cell>
          <table:table-cell office:value-type="float" office:value="1.2764661" calcext:value-type="float">
            <text:p>1,27646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320343" calcext:value-type="float">
            <text:p>0,5320343</text:p>
          </table:table-cell>
          <table:table-cell office:value-type="float" office:value="0.063554786" calcext:value-type="float">
            <text:p>0,063554786</text:p>
          </table:table-cell>
          <table:table-cell office:value-type="float" office:value="0.0018387764" calcext:value-type="float">
            <text:p>0,0018387764</text:p>
          </table:table-cell>
          <table:table-cell office:value-type="float" office:value="1.0605506" calcext:value-type="float">
            <text:p>1,0605506</text:p>
          </table:table-cell>
          <table:table-cell office:value-type="float" office:value="1.2736874" calcext:value-type="float">
            <text:p>1,27368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2837706" calcext:value-type="float">
            <text:p>0,52837706</text:p>
          </table:table-cell>
          <table:table-cell office:value-type="float" office:value="0.056076027" calcext:value-type="float">
            <text:p>0,056076027</text:p>
          </table:table-cell>
          <table:table-cell table:style-name="ce6" office:value-type="float" office:value="0.00011163183" calcext:value-type="float">
            <text:p>1,12E-04</text:p>
          </table:table-cell>
          <table:table-cell office:value-type="float" office:value="0.26897535" calcext:value-type="float">
            <text:p>0,26897535</text:p>
          </table:table-cell>
          <table:table-cell office:value-type="float" office:value="0.99098456" calcext:value-type="float">
            <text:p>0,99098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949183" calcext:value-type="float">
            <text:p>24,949183</text:p>
          </table:table-cell>
          <table:table-cell office:value-type="float" office:value="23.522713" calcext:value-type="float">
            <text:p>23,522713</text:p>
          </table:table-cell>
          <table:table-cell office:value-type="float" office:value="23.166458" calcext:value-type="float">
            <text:p>23,166458</text:p>
          </table:table-cell>
          <table:table-cell office:value-type="float" office:value="25.027782" calcext:value-type="float">
            <text:p>25,027782</text:p>
          </table:table-cell>
          <table:table-cell office:value-type="float" office:value="25.17271" calcext:value-type="float">
            <text:p>25,172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187386" calcext:value-type="float">
            <text:p>6,187386</text:p>
          </table:table-cell>
          <table:table-cell office:value-type="float" office:value="6.013327" calcext:value-type="float">
            <text:p>6,013327</text:p>
          </table:table-cell>
          <table:table-cell office:value-type="float" office:value="1.3790423" calcext:value-type="float">
            <text:p>1,3790423</text:p>
          </table:table-cell>
          <table:table-cell office:value-type="float" office:value="3.4249175" calcext:value-type="float">
            <text:p>3,4249175</text:p>
          </table:table-cell>
          <table:table-cell office:value-type="float" office:value="3.617328" calcext:value-type="float">
            <text:p>3,6173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3029785" calcext:value-type="float">
            <text:p>5,3029785</text:p>
          </table:table-cell>
          <table:table-cell office:value-type="float" office:value="3.724006" calcext:value-type="float">
            <text:p>3,724006</text:p>
          </table:table-cell>
          <table:table-cell office:value-type="float" office:value="4.780965" calcext:value-type="float">
            <text:p>4,780965</text:p>
          </table:table-cell>
          <table:table-cell office:value-type="float" office:value="1.5741978" calcext:value-type="float">
            <text:p>1,5741978</text:p>
          </table:table-cell>
          <table:table-cell office:value-type="float" office:value="6.916833" calcext:value-type="float">
            <text:p>6,9168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9878302" calcext:value-type="float">
            <text:p>3,9878302</text:p>
          </table:table-cell>
          <table:table-cell office:value-type="float" office:value="6.627564" calcext:value-type="float">
            <text:p>6,627564</text:p>
          </table:table-cell>
          <table:table-cell office:value-type="float" office:value="7.043432" calcext:value-type="float">
            <text:p>7,043432</text:p>
          </table:table-cell>
          <table:table-cell office:value-type="float" office:value="7.0668883" calcext:value-type="float">
            <text:p>7,0668883</text:p>
          </table:table-cell>
          <table:table-cell office:value-type="float" office:value="4.5140195" calcext:value-type="float">
            <text:p>4,51401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76873735" calcext:value-type="float">
            <text:p>0,076873735</text:p>
          </table:table-cell>
          <table:table-cell office:value-type="float" office:value="4.1850224" calcext:value-type="float">
            <text:p>4,1850224</text:p>
          </table:table-cell>
          <table:table-cell office:value-type="float" office:value="6.3087254" calcext:value-type="float">
            <text:p>6,3087254</text:p>
          </table:table-cell>
          <table:table-cell office:value-type="float" office:value="1.3570868" calcext:value-type="float">
            <text:p>1,3570868</text:p>
          </table:table-cell>
          <table:table-cell office:value-type="float" office:value="4.7642016" calcext:value-type="float">
            <text:p>4,7642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3266054" calcext:value-type="float">
            <text:p>1,3266054</text:p>
          </table:table-cell>
          <table:table-cell office:value-type="float" office:value="8.804454" calcext:value-type="float">
            <text:p>8,804454</text:p>
          </table:table-cell>
          <table:table-cell office:value-type="float" office:value="6.390411" calcext:value-type="float">
            <text:p>6,390411</text:p>
          </table:table-cell>
          <table:table-cell office:value-type="float" office:value="3.0740669" calcext:value-type="float">
            <text:p>3,0740669</text:p>
          </table:table-cell>
          <table:table-cell office:value-type="float" office:value="6.442548" calcext:value-type="float">
            <text:p>6,4425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.153078" calcext:value-type="float">
            <text:p>21,153078</text:p>
          </table:table-cell>
          <table:table-cell office:value-type="float" office:value="26.061226" calcext:value-type="float">
            <text:p>26,061226</text:p>
          </table:table-cell>
          <table:table-cell office:value-type="float" office:value="20.184402" calcext:value-type="float">
            <text:p>20,184402</text:p>
          </table:table-cell>
          <table:table-cell office:value-type="float" office:value="26.088173" calcext:value-type="float">
            <text:p>26,088173</text:p>
          </table:table-cell>
          <table:table-cell office:value-type="float" office:value="28.268497" calcext:value-type="float">
            <text:p>28,2684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722104" calcext:value-type="float">
            <text:p>2,722104</text:p>
          </table:table-cell>
          <table:table-cell office:value-type="float" office:value="3.8535554" calcext:value-type="float">
            <text:p>3,8535554</text:p>
          </table:table-cell>
          <table:table-cell office:value-type="float" office:value="4.396943" calcext:value-type="float">
            <text:p>4,396943</text:p>
          </table:table-cell>
          <table:table-cell office:value-type="float" office:value="4.793783" calcext:value-type="float">
            <text:p>4,793783</text:p>
          </table:table-cell>
          <table:table-cell office:value-type="float" office:value="5.624382" calcext:value-type="float">
            <text:p>5,6243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1319294" calcext:value-type="float">
            <text:p>5,1319294</text:p>
          </table:table-cell>
          <table:table-cell office:value-type="float" office:value="4.197506" calcext:value-type="float">
            <text:p>4,197506</text:p>
          </table:table-cell>
          <table:table-cell office:value-type="float" office:value="2.970391" calcext:value-type="float">
            <text:p>2,970391</text:p>
          </table:table-cell>
          <table:table-cell office:value-type="float" office:value="9.005916" calcext:value-type="float">
            <text:p>9,005916</text:p>
          </table:table-cell>
          <table:table-cell office:value-type="float" office:value="7.784623" calcext:value-type="float">
            <text:p>7,7846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0535474" calcext:value-type="float">
            <text:p>7,0535474</text:p>
          </table:table-cell>
          <table:table-cell office:value-type="float" office:value="5.465152" calcext:value-type="float">
            <text:p>5,465152</text:p>
          </table:table-cell>
          <table:table-cell office:value-type="float" office:value="3.061009" calcext:value-type="float">
            <text:p>3,061009</text:p>
          </table:table-cell>
          <table:table-cell office:value-type="float" office:value="3.9861372" calcext:value-type="float">
            <text:p>3,9861372</text:p>
          </table:table-cell>
          <table:table-cell office:value-type="float" office:value="6.067706" calcext:value-type="float">
            <text:p>6,0677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1])" office:value-type="float" office:value="24.949183" calcext:value-type="float">
            <text:p>24,949183</text:p>
          </table:table-cell>
          <table:table-cell table:formula="of:=MAX([.C2:.C21])" office:value-type="float" office:value="26.061226" calcext:value-type="float">
            <text:p>26,061226</text:p>
          </table:table-cell>
          <table:table-cell table:formula="of:=MAX([.D2:.D21])" office:value-type="float" office:value="23.166458" calcext:value-type="float">
            <text:p>23,166458</text:p>
          </table:table-cell>
          <table:table-cell table:formula="of:=MAX([.E2:.E21])" office:value-type="float" office:value="26.088173" calcext:value-type="float">
            <text:p>26,088173</text:p>
          </table:table-cell>
          <table:table-cell table:formula="of:=MAX([.F2:.F21])" office:value-type="float" office:value="28.268497" calcext:value-type="float">
            <text:p>28,2684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1])" office:value-type="float" office:value="0.076873735" calcext:value-type="float">
            <text:p>0,076873735</text:p>
          </table:table-cell>
          <table:table-cell table:formula="of:=MIN([.C2:.C21])" office:value-type="float" office:value="0.056076027" calcext:value-type="float">
            <text:p>0,056076027</text:p>
          </table:table-cell>
          <table:table-cell table:formula="of:=MIN([.D2:.D21])" office:value-type="float" office:value="0.00011163183" calcext:value-type="float">
            <text:p>0,0001116318</text:p>
          </table:table-cell>
          <table:table-cell table:formula="of:=MIN([.E2:.E21])" office:value-type="float" office:value="0.26897535" calcext:value-type="float">
            <text:p>0,26897535</text:p>
          </table:table-cell>
          <table:table-cell table:formula="of:=MIN([.F2:.F21])" office:value-type="float" office:value="0.020038519" calcext:value-type="float">
            <text:p>0,0200385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all 1</text:p>
          </table:table-cell>
          <table:table-cell office:value-type="string" calcext:value-type="string">
            <text:p>Fall 2</text:p>
          </table:table-cell>
          <table:table-cell office:value-type="string" calcext:value-type="string">
            <text:p>Fall 3</text:p>
          </table:table-cell>
          <table:table-cell office:value-type="string" calcext:value-type="string">
            <text:p>Fall 4</text:p>
          </table:table-cell>
          <table:table-cell office:value-type="string" calcext:value-type="string">
            <text:p>Fall 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2]-[.B$24])/([.B$23]-[.B$24])" office:value-type="float" office:value="0.0568802538568789" calcext:value-type="float">
            <text:p>0,0568802539</text:p>
          </table:table-cell>
          <table:table-cell table:formula="of:=([.C2]-[.C$24])/([.C$23]-[.C$24])" office:value-type="float" office:value="0.239480294459596" calcext:value-type="float">
            <text:p>0,2394802945</text:p>
          </table:table-cell>
          <table:table-cell table:formula="of:=([.D2]-[.D$24])/([.D$23]-[.D$24])" office:value-type="float" office:value="0.24261408246457" calcext:value-type="float">
            <text:p>0,2426140825</text:p>
          </table:table-cell>
          <table:table-cell table:formula="of:=([.E2]-[.E$24])/([.E$23]-[.E$24])" office:value-type="float" office:value="0.24251396712167" calcext:value-type="float">
            <text:p>0,2425139671</text:p>
          </table:table-cell>
          <table:table-cell table:formula="of:=([.F2]-[.F$24])/([.F$23]-[.F$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3]-[.B$24])/([.B$23]-[.B$24])" office:value-type="float" office:value="0.0998617112121213" calcext:value-type="float">
            <text:p>0,0998617112</text:p>
          </table:table-cell>
          <table:table-cell table:formula="of:=([.C3]-[.C$24])/([.C$23]-[.C$24])" office:value-type="float" office:value="0.245245790915324" calcext:value-type="float">
            <text:p>0,2452457909</text:p>
          </table:table-cell>
          <table:table-cell table:formula="of:=([.D3]-[.D$24])/([.D$23]-[.D$24])" office:value-type="float" office:value="0.25190483969402" calcext:value-type="float">
            <text:p>0,2519048397</text:p>
          </table:table-cell>
          <table:table-cell table:formula="of:=([.E3]-[.E$24])/([.E$23]-[.E$24])" office:value-type="float" office:value="0.259201573213876" calcext:value-type="float">
            <text:p>0,2592015732</text:p>
          </table:table-cell>
          <table:table-cell table:formula="of:=([.F3]-[.F$24])/([.F$23]-[.F$24])" office:value-type="float" office:value="0.274146941016579" calcext:value-type="float">
            <text:p>0,274146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4]-[.B$24])/([.B$23]-[.B$24])" office:value-type="float" office:value="0.115854613027626" calcext:value-type="float">
            <text:p>0,115854613</text:p>
          </table:table-cell>
          <table:table-cell table:formula="of:=([.C4]-[.C$24])/([.C$23]-[.C$24])" office:value-type="float" office:value="0.295611149367779" calcext:value-type="float">
            <text:p>0,2956111494</text:p>
          </table:table-cell>
          <table:table-cell table:formula="of:=([.D4]-[.D$24])/([.D$23]-[.D$24])" office:value-type="float" office:value="0.326018645674191" calcext:value-type="float">
            <text:p>0,3260186457</text:p>
          </table:table-cell>
          <table:table-cell table:formula="of:=([.E4]-[.E$24])/([.E$23]-[.E$24])" office:value-type="float" office:value="0.261679264460025" calcext:value-type="float">
            <text:p>0,2616792645</text:p>
          </table:table-cell>
          <table:table-cell table:formula="of:=([.F4]-[.F$24])/([.F$23]-[.F$24])" office:value-type="float" office:value="0.285177985425944" calcext:value-type="float">
            <text:p>0,2851779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B5]-[.B$24])/([.B$23]-[.B$24])" office:value-type="float" office:value="0.167631007663092" calcext:value-type="float">
            <text:p>0,1676310077</text:p>
          </table:table-cell>
          <table:table-cell table:formula="of:=([.C5]-[.C$24])/([.C$23]-[.C$24])" office:value-type="float" office:value="0.298478569862466" calcext:value-type="float">
            <text:p>0,2984785699</text:p>
          </table:table-cell>
          <table:table-cell table:formula="of:=([.D5]-[.D$24])/([.D$23]-[.D$24])" office:value-type="float" office:value="0.348805298848181" calcext:value-type="float">
            <text:p>0,3488052988</text:p>
          </table:table-cell>
          <table:table-cell table:formula="of:=([.E5]-[.E$24])/([.E$23]-[.E$24])" office:value-type="float" office:value="0.324229039317184" calcext:value-type="float">
            <text:p>0,3242290393</text:p>
          </table:table-cell>
          <table:table-cell table:formula="of:=([.F5]-[.F$24])/([.F$23]-[.F$24])" office:value-type="float" office:value="0.293212512341905" calcext:value-type="float">
            <text:p>0,29321251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B6]-[.B$24])/([.B$23]-[.B$24])" office:value-type="float" office:value="0.293667418942814" calcext:value-type="float">
            <text:p>0,2936674189</text:p>
          </table:table-cell>
          <table:table-cell table:formula="of:=([.C6]-[.C$24])/([.C$23]-[.C$24])" office:value-type="float" office:value="0.310899648007963" calcext:value-type="float">
            <text:p>0,310899648</text:p>
          </table:table-cell>
          <table:table-cell table:formula="of:=([.D6]-[.D$24])/([.D$23]-[.D$24])" office:value-type="float" office:value="0.349912508400881" calcext:value-type="float">
            <text:p>0,3499125084</text:p>
          </table:table-cell>
          <table:table-cell table:formula="of:=([.E6]-[.E$24])/([.E$23]-[.E$24])" office:value-type="float" office:value="0.325897410293848" calcext:value-type="float">
            <text:p>0,3258974103</text:p>
          </table:table-cell>
          <table:table-cell table:formula="of:=([.F6]-[.F$24])/([.F$23]-[.F$24])" office:value-type="float" office:value="0.303024516780534" calcext:value-type="float">
            <text:p>0,30302451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7]-[.B$24])/([.B$23]-[.B$24])" office:value-type="float" office:value="0.226401565894167" calcext:value-type="float">
            <text:p>0,2264015659</text:p>
          </table:table-cell>
          <table:table-cell table:formula="of:=([.C7]-[.C$24])/([.C$23]-[.C$24])" office:value-type="float" office:value="0.0960478203584017" calcext:value-type="float">
            <text:p>0,0960478204</text:p>
          </table:table-cell>
          <table:table-cell table:formula="of:=([.D7]-[.D$24])/([.D$23]-[.D$24])" office:value-type="float" office:value="0.203332208424634" calcext:value-type="float">
            <text:p>0,2033322084</text:p>
          </table:table-cell>
          <table:table-cell table:formula="of:=([.E7]-[.E$24])/([.E$23]-[.E$24])" office:value-type="float" office:value="0.262766633648664" calcext:value-type="float">
            <text:p>0,2627666336</text:p>
          </table:table-cell>
          <table:table-cell table:formula="of:=([.F7]-[.F$24])/([.F$23]-[.F$24])" office:value-type="float" office:value="0.143830969882225" calcext:value-type="float">
            <text:p>0,14383096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B8]-[.B$24])/([.B$23]-[.B$24])" office:value-type="float" office:value="0.0931699521869868" calcext:value-type="float">
            <text:p>0,0931699522</text:p>
          </table:table-cell>
          <table:table-cell table:formula="of:=([.C8]-[.C$24])/([.C$23]-[.C$24])" office:value-type="float" office:value="0.0812644678148036" calcext:value-type="float">
            <text:p>0,0812644678</text:p>
          </table:table-cell>
          <table:table-cell table:formula="of:=([.D8]-[.D$24])/([.D$23]-[.D$24])" office:value-type="float" office:value="0.00870474113462587" calcext:value-type="float">
            <text:p>0,0087047411</text:p>
          </table:table-cell>
          <table:table-cell table:formula="of:=([.E8]-[.E$24])/([.E$23]-[.E$24])" office:value-type="float" office:value="0.165783875549673" calcext:value-type="float">
            <text:p>0,1657838755</text:p>
          </table:table-cell>
          <table:table-cell table:formula="of:=([.F8]-[.F$24])/([.F$23]-[.F$24])" office:value-type="float" office:value="0.135816585658312" calcext:value-type="float">
            <text:p>0,13581658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B9]-[.B$24])/([.B$23]-[.B$24])" office:value-type="float" office:value="0.0572417924620881" calcext:value-type="float">
            <text:p>0,0572417925</text:p>
          </table:table-cell>
          <table:table-cell table:formula="of:=([.C9]-[.C$24])/([.C$23]-[.C$24])" office:value-type="float" office:value="0.0316569923209341" calcext:value-type="float">
            <text:p>0,0316569923</text:p>
          </table:table-cell>
          <table:table-cell table:formula="of:=([.D9]-[.D$24])/([.D$23]-[.D$24])" office:value-type="float" office:value="0.00125337982556866" calcext:value-type="float">
            <text:p>0,0012533798</text:p>
          </table:table-cell>
          <table:table-cell table:formula="of:=([.E9]-[.E$24])/([.E$23]-[.E$24])" office:value-type="float" office:value="0.0718773245844841" calcext:value-type="float">
            <text:p>0,0718773246</text:p>
          </table:table-cell>
          <table:table-cell table:formula="of:=([.F9]-[.F$24])/([.F$23]-[.F$24])" office:value-type="float" office:value="0.0444777396205558" calcext:value-type="float">
            <text:p>0,04447773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B10]-[.B$24])/([.B$23]-[.B$24])" office:value-type="float" office:value="0.0182998916646833" calcext:value-type="float">
            <text:p>0,0182998917</text:p>
          </table:table-cell>
          <table:table-cell table:formula="of:=([.C10]-[.C$24])/([.C$23]-[.C$24])" office:value-type="float" office:value="0.000287587612752277" calcext:value-type="float">
            <text:p>0,0002875876</text:p>
          </table:table-cell>
          <table:table-cell table:formula="of:=([.D10]-[.D$24])/([.D$23]-[.D$24])" office:value-type="float" office:value="0.000074554033793307" calcext:value-type="float">
            <text:p>0,000074554</text:p>
          </table:table-cell>
          <table:table-cell table:formula="of:=([.E10]-[.E$24])/([.E$23]-[.E$24])" office:value-type="float" office:value="0.0306583984804811" calcext:value-type="float">
            <text:p>0,0306583985</text:p>
          </table:table-cell>
          <table:table-cell table:formula="of:=([.F10]-[.F$24])/([.F$23]-[.F$24])" office:value-type="float" office:value="0.0443793731910436" calcext:value-type="float">
            <text:p>0,04437937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B11]-[.B$24])/([.B$23]-[.B$24])" office:value-type="float" office:value="0.0181528510356435" calcext:value-type="float">
            <text:p>0,018152851</text:p>
          </table:table-cell>
          <table:table-cell table:formula="of:=([.C11]-[.C$24])/([.C$23]-[.C$24])" office:value-type="float" office:value="0" calcext:value-type="float">
            <text:p>0</text:p>
          </table:table-cell>
          <table:table-cell table:formula="of:=([.D11]-[.D$24])/([.D$23]-[.D$24])" office:value-type="float" office:value="0" calcext:value-type="float">
            <text:p>0</text:p>
          </table:table-cell>
          <table:table-cell table:formula="of:=([.E11]-[.E$24])/([.E$23]-[.E$24])" office:value-type="float" office:value="0" calcext:value-type="float">
            <text:p>0</text:p>
          </table:table-cell>
          <table:table-cell table:formula="of:=([.F11]-[.F$24])/([.F$23]-[.F$24])" office:value-type="float" office:value="0.0343716469220103" calcext:value-type="float">
            <text:p>0,03437164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12]-[.B$24])/([.B$23]-[.B$24])" office:value-type="float" office:value="1" calcext:value-type="float">
            <text:p>1</text:p>
          </table:table-cell>
          <table:table-cell table:formula="of:=([.C12]-[.C$24])/([.C$23]-[.C$24])" office:value-type="float" office:value="0.902384219947371" calcext:value-type="float">
            <text:p>0,9023842199</text:p>
          </table:table-cell>
          <table:table-cell table:formula="of:=([.D12]-[.D$24])/([.D$23]-[.D$24])" office:value-type="float" office:value="1" calcext:value-type="float">
            <text:p>1</text:p>
          </table:table-cell>
          <table:table-cell table:formula="of:=([.E12]-[.E$24])/([.E$23]-[.E$24])" office:value-type="float" office:value="0.958930133524114" calcext:value-type="float">
            <text:p>0,9589301335</text:p>
          </table:table-cell>
          <table:table-cell table:formula="of:=([.F12]-[.F$24])/([.F$23]-[.F$24])" office:value-type="float" office:value="0.890408639392403" calcext:value-type="float">
            <text:p>0,89040863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B13]-[.B$24])/([.B$23]-[.B$24])" office:value-type="float" office:value="0.245675309031262" calcext:value-type="float">
            <text:p>0,245675309</text:p>
          </table:table-cell>
          <table:table-cell table:formula="of:=([.C13]-[.C$24])/([.C$23]-[.C$24])" office:value-type="float" office:value="0.229079662266326" calcext:value-type="float">
            <text:p>0,2290796623</text:p>
          </table:table-cell>
          <table:table-cell table:formula="of:=([.D13]-[.D$24])/([.D$23]-[.D$24])" office:value-type="float" office:value="0.0595230100705313" calcext:value-type="float">
            <text:p>0,0595230101</text:p>
          </table:table-cell>
          <table:table-cell table:formula="of:=([.E13]-[.E$24])/([.E$23]-[.E$24])" office:value-type="float" office:value="0.122232386644284" calcext:value-type="float">
            <text:p>0,1222323866</text:p>
          </table:table-cell>
          <table:table-cell table:formula="of:=([.F13]-[.F$24])/([.F$23]-[.F$24])" office:value-type="float" office:value="0.127344629563399" calcext:value-type="float">
            <text:p>0,12734462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B14]-[.B$24])/([.B$23]-[.B$24])" office:value-type="float" office:value="0.210117392370724" calcext:value-type="float">
            <text:p>0,2101173924</text:p>
          </table:table-cell>
          <table:table-cell table:formula="of:=([.C14]-[.C$24])/([.C$23]-[.C$24])" office:value-type="float" office:value="0.141046291861737" calcext:value-type="float">
            <text:p>0,1410462919</text:p>
          </table:table-cell>
          <table:table-cell table:formula="of:=([.D14]-[.D$24])/([.D$23]-[.D$24])" office:value-type="float" office:value="0.206370624533991" calcext:value-type="float">
            <text:p>0,2063706245</text:p>
          </table:table-cell>
          <table:table-cell table:formula="of:=([.E14]-[.E$24])/([.E$23]-[.E$24])" office:value-type="float" office:value="0.0505524016545107" calcext:value-type="float">
            <text:p>0,0505524017</text:p>
          </table:table-cell>
          <table:table-cell table:formula="of:=([.F14]-[.F$24])/([.F$23]-[.F$24])" office:value-type="float" office:value="0.244147640326597" calcext:value-type="float">
            <text:p>0,24414764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B15]-[.B$24])/([.B$23]-[.B$24])" office:value-type="float" office:value="0.157241389343106" calcext:value-type="float">
            <text:p>0,1572413893</text:p>
          </table:table-cell>
          <table:table-cell table:formula="of:=([.C15]-[.C$24])/([.C$23]-[.C$24])" office:value-type="float" office:value="0.252699483749291" calcext:value-type="float">
            <text:p>0,2526994837</text:p>
          </table:table-cell>
          <table:table-cell table:formula="of:=([.D15]-[.D$24])/([.D$23]-[.D$24])" office:value-type="float" office:value="0.304032420832978" calcext:value-type="float">
            <text:p>0,3040324208</text:p>
          </table:table-cell>
          <table:table-cell table:formula="of:=([.E15]-[.E$24])/([.E$23]-[.E$24])" office:value-type="float" office:value="0.263289085979788" calcext:value-type="float">
            <text:p>0,263289086</text:p>
          </table:table-cell>
          <table:table-cell table:formula="of:=([.F15]-[.F$24])/([.F$23]-[.F$24])" office:value-type="float" office:value="0.159087653721801" calcext:value-type="float">
            <text:p>0,15908765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B16]-[.B$24])/([.B$23]-[.B$24])" office:value-type="float" office:value="0" calcext:value-type="float">
            <text:p>0</text:p>
          </table:table-cell>
          <table:table-cell table:formula="of:=([.C16]-[.C$24])/([.C$23]-[.C$24])" office:value-type="float" office:value="0.158774180394534" calcext:value-type="float">
            <text:p>0,1587741804</text:p>
          </table:table-cell>
          <table:table-cell table:formula="of:=([.D16]-[.D$24])/([.D$23]-[.D$24])" office:value-type="float" office:value="0.272318028398206" calcext:value-type="float">
            <text:p>0,2723180284</text:p>
          </table:table-cell>
          <table:table-cell table:formula="of:=([.E16]-[.E$24])/([.E$23]-[.E$24])" office:value-type="float" office:value="0.0421435036343974" calcext:value-type="float">
            <text:p>0,0421435036</text:p>
          </table:table-cell>
          <table:table-cell table:formula="of:=([.F16]-[.F$24])/([.F$23]-[.F$24])" office:value-type="float" office:value="0.167944140533932" calcext:value-type="float">
            <text:p>0,1679441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B17]-[.B$24])/([.B$23]-[.B$24])" office:value-type="float" office:value="0.05024590405679" calcext:value-type="float">
            <text:p>0,0502459041</text:p>
          </table:table-cell>
          <table:table-cell table:formula="of:=([.C17]-[.C$24])/([.C$23]-[.C$24])" office:value-type="float" office:value="0.336409441286939" calcext:value-type="float">
            <text:p>0,3364094413</text:p>
          </table:table-cell>
          <table:table-cell table:formula="of:=([.D17]-[.D$24])/([.D$23]-[.D$24])" office:value-type="float" office:value="0.275844074271035" calcext:value-type="float">
            <text:p>0,2758440743</text:p>
          </table:table-cell>
          <table:table-cell table:formula="of:=([.E17]-[.E$24])/([.E$23]-[.E$24])" office:value-type="float" office:value="0.108643637498937" calcext:value-type="float">
            <text:p>0,1086436375</text:p>
          </table:table-cell>
          <table:table-cell table:formula="of:=([.F17]-[.F$24])/([.F$23]-[.F$24])" office:value-type="float" office:value="0.227357874601186" calcext:value-type="float">
            <text:p>0,22735787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B18]-[.B$24])/([.B$23]-[.B$24])" office:value-type="float" office:value="0.847376254470194" calcext:value-type="float">
            <text:p>0,8473762545</text:p>
          </table:table-cell>
          <table:table-cell table:formula="of:=([.C18]-[.C$24])/([.C$23]-[.C$24])" office:value-type="float" office:value="1" calcext:value-type="float">
            <text:p>1</text:p>
          </table:table-cell>
          <table:table-cell table:formula="of:=([.D18]-[.D$24])/([.D$23]-[.D$24])" office:value-type="float" office:value="0.871276378561909" calcext:value-type="float">
            <text:p>0,8712763786</text:p>
          </table:table-cell>
          <table:table-cell table:formula="of:=([.E18]-[.E$24])/([.E$23]-[.E$24])" office:value-type="float" office:value="1" calcext:value-type="float">
            <text:p>1</text:p>
          </table:table-cell>
          <table:table-cell table:formula="of:=([.F18]-[.F$24])/([.F$23]-[.F$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B19]-[.B$24])/([.B$23]-[.B$24])" office:value-type="float" office:value="0.106352419343802" calcext:value-type="float">
            <text:p>0,1063524193</text:p>
          </table:table-cell>
          <table:table-cell table:formula="of:=([.C19]-[.C$24])/([.C$23]-[.C$24])" office:value-type="float" office:value="0.146027974341342" calcext:value-type="float">
            <text:p>0,1460279743</text:p>
          </table:table-cell>
          <table:table-cell table:formula="of:=([.D19]-[.D$24])/([.D$23]-[.D$24])" office:value-type="float" office:value="0.189793906138395" calcext:value-type="float">
            <text:p>0,1897939061</text:p>
          </table:table-cell>
          <table:table-cell table:formula="of:=([.E19]-[.E$24])/([.E$23]-[.E$24])" office:value-type="float" office:value="0.175249739025101" calcext:value-type="float">
            <text:p>0,175249739</text:p>
          </table:table-cell>
          <table:table-cell table:formula="of:=([.F19]-[.F$24])/([.F$23]-[.F$24])" office:value-type="float" office:value="0.198394665845908" calcext:value-type="float">
            <text:p>0,19839466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20]-[.B$24])/([.B$23]-[.B$24])" office:value-type="float" office:value="0.203240302745568" calcext:value-type="float">
            <text:p>0,2032403027</text:p>
          </table:table-cell>
          <table:table-cell table:formula="of:=([.C20]-[.C$24])/([.C$23]-[.C$24])" office:value-type="float" office:value="0.159254223771056" calcext:value-type="float">
            <text:p>0,1592542238</text:p>
          </table:table-cell>
          <table:table-cell table:formula="of:=([.D20]-[.D$24])/([.D$23]-[.D$24])" office:value-type="float" office:value="0.128215270589716" calcext:value-type="float">
            <text:p>0,1282152706</text:p>
          </table:table-cell>
          <table:table-cell table:formula="of:=([.E20]-[.E$24])/([.E$23]-[.E$24])" office:value-type="float" office:value="0.338389316679637" calcext:value-type="float">
            <text:p>0,3383893167</text:p>
          </table:table-cell>
          <table:table-cell table:formula="of:=([.F20]-[.F$24])/([.F$23]-[.F$24])" office:value-type="float" office:value="0.274867546709584" calcext:value-type="float">
            <text:p>0,2748675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B21]-[.B$24])/([.B$23]-[.B$24])" office:value-type="float" office:value="0.280499634781298" calcext:value-type="float">
            <text:p>0,2804996348</text:p>
          </table:table-cell>
          <table:table-cell table:formula="of:=([.C21]-[.C$24])/([.C$23]-[.C$24])" office:value-type="float" office:value="0.208000183756525" calcext:value-type="float">
            <text:p>0,2080001838</text:p>
          </table:table-cell>
          <table:table-cell table:formula="of:=([.D21]-[.D$24])/([.D$23]-[.D$24])" office:value-type="float" office:value="0.132126893016484" calcext:value-type="float">
            <text:p>0,132126893</text:p>
          </table:table-cell>
          <table:table-cell table:formula="of:=([.E21]-[.E$24])/([.E$23]-[.E$24])" office:value-type="float" office:value="0.143968914154077" calcext:value-type="float">
            <text:p>0,1439689142</text:p>
          </table:table-cell>
          <table:table-cell table:formula="of:=([.F21]-[.F$24])/([.F$23]-[.F$24])" office:value-type="float" office:value="0.214088407162737" calcext:value-type="float">
            <text:p>0,2140884072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1:29:24.1432783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4:21:33.529127688</meta:creation-date>
    <dc:date>2018-07-26T11:30:34.193356585</dc:date>
    <meta:editing-duration>PT2H26M9S</meta:editing-duration>
    <meta:editing-cycles>7</meta:editing-cycles>
    <meta:generator>LibreOffice/5.1.6.2$Linux_X86_64 LibreOffice_project/10m0$Build-2</meta:generator>
    <meta:document-statistic meta:table-count="2" meta:cell-count="1476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K1:Hoja1.L2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K2:Hoja1.K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2:Hoja1.L21" chart:label-cell-address="Hoja1.L1:Hoja1.L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K2:Hoja1.K21</svg:desc>
                </draw:g>
              </table:table-cell>
              <table:table-cell office:value-type="float" office:value="2.6621985">
                <text:p>2.6621985</text:p>
                <draw:g>
                  <svg:desc>Hoja1.L2:Hoja1.L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74115">
                <text:p>4.6741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7480597">
                <text:p>4.74805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582858">
                <text:p>5.582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918702">
                <text:p>5.9187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1966195">
                <text:p>5.19661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749845">
                <text:p>4.7498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816199">
                <text:p>1.28161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813088">
                <text:p>0.88130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4813432">
                <text:p>1.48134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966633">
                <text:p>19.9666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215592">
                <text:p>4.2155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479561">
                <text:p>4.47956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426558">
                <text:p>4.42655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3862495">
                <text:p>5.38624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7648475">
                <text:p>0.476484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.06536">
                <text:p>20.065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267742">
                <text:p>5.26774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190202">
                <text:p>2.19020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3235526">
                <text:p>2.3235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U22:Hoja1.V41 Hoja1.V1:Hoja1.V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U22:Hoja1.U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V22:Hoja1.V41" chart:label-cell-address="Hoja1.V1:Hoja1.V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V1:Hoja1.V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Hoja1.U22:Hoja1.U41</svg:desc>
                </draw:g>
              </table:table-cell>
              <table:table-cell office:value-type="float" office:value="8.612724">
                <text:p>8.612724</text:p>
                <draw:g>
                  <svg:desc>Hoja1.V22:Hoja1.V4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.5449524">
                <text:p>7.544952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2850804">
                <text:p>7.285080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.8889933">
                <text:p>6.88899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.861223">
                <text:p>6.861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7451518">
                <text:p>1.745151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19581">
                <text:p>2.195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9031992">
                <text:p>0.0290319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8282186">
                <text:p>0.82821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468595">
                <text:p>0.34685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.700752">
                <text:p>16.7007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1168203">
                <text:p>4.116820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9586377">
                <text:p>1.958637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.571947">
                <text:p>5.57194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544164">
                <text:p>0.7154416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.9217386">
                <text:p>3.921738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1.931168">
                <text:p>21.93116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.984979">
                <text:p>5.98497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.4798489">
                <text:p>3.479848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.084587">
                <text:p>8.0845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U42:Hoja1.V61 Hoja1.V1:Hoja1.V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U42:Hoja1.U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V42:Hoja1.V61" chart:label-cell-address="Hoja1.V1:Hoja1.V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V1:Hoja1.V1</svg:desc>
                </draw:g>
              </table:table-cell>
            </table:table-row>
          </table:table-header-rows>
          <table:table-rows>
            <table:table-row>
              <table:table-cell office:value-type="float" office:value="382">
                <text:p>382</text:p>
                <draw:g>
                  <svg:desc>Hoja1.U42:Hoja1.U61</svg:desc>
                </draw:g>
              </table:table-cell>
              <table:table-cell office:value-type="float" office:value="8.202624">
                <text:p>8.202624</text:p>
                <draw:g>
                  <svg:desc>Hoja1.V42:Hoja1.V61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8.579238">
                <text:p>8.57923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8.676758">
                <text:p>8.67675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8.707241">
                <text:p>8.70724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8.740199">
                <text:p>8.7401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5.3283896">
                <text:p>5.328389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4.8927674">
                <text:p>4.892767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5.192622">
                <text:p>5.1926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.56343">
                <text:p>3.5634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4.091873">
                <text:p>4.09187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2.360851">
                <text:p>22.36085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.0119296">
                <text:p>1.011929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.2077264">
                <text:p>1.207726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42912443">
                <text:p>0.0004291244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093931">
                <text:p>0.509393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2.995962">
                <text:p>2.99596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29.32335">
                <text:p>29.3233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.178847">
                <text:p>9.17884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8985643">
                <text:p>5.8985643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.237023">
                <text:p>10.2370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U62:Hoja1.V81 Hoja1.V1:Hoja1.V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U62:Hoja1.U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V62:Hoja1.V81" chart:label-cell-address="Hoja1.V1:Hoja1.V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V1:Hoja1.V1</svg:desc>
                </draw:g>
              </table:table-cell>
            </table:table-row>
          </table:table-header-rows>
          <table:table-rows>
            <table:table-row>
              <table:table-cell office:value-type="float" office:value="402">
                <text:p>402</text:p>
                <draw:g>
                  <svg:desc>Hoja1.U62:Hoja1.U81</svg:desc>
                </draw:g>
              </table:table-cell>
              <table:table-cell office:value-type="float" office:value="9.139134">
                <text:p>9.139134</text:p>
                <draw:g>
                  <svg:desc>Hoja1.V62:Hoja1.V81</svg:desc>
                </draw:g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9.052893">
                <text:p>9.052893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8.874062">
                <text:p>8.87406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8.758163">
                <text:p>8.75816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8.691703">
                <text:p>8.691703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7.4942365">
                <text:p>7.494236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.499708">
                <text:p>6.49970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6.346989">
                <text:p>6.34698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.565673">
                <text:p>2.565673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88096774">
                <text:p>0.8809677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1.94913">
                <text:p>21.94913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.9257722">
                <text:p>1.925772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.362628">
                <text:p>10.36262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7.025293">
                <text:p>7.02529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.5162926">
                <text:p>5.516292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6.5582814">
                <text:p>6.558281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7.733063">
                <text:p>27.73306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9.7177925">
                <text:p>9.717792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.752425">
                <text:p>4.75242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2.8204682">
                <text:p>2.82046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U82:Hoja1.V101 Hoja1.V1:Hoja1.V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U82:Hoja1.U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V82:Hoja1.V101" chart:label-cell-address="Hoja1.V1:Hoja1.V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V1:Hoja1.V1</svg:desc>
                </draw:g>
              </table:table-cell>
            </table:table-row>
          </table:table-header-rows>
          <table:table-rows>
            <table:table-row>
              <table:table-cell office:value-type="float" office:value="422">
                <text:p>422</text:p>
                <draw:g>
                  <svg:desc>Hoja1.U82:Hoja1.U101</svg:desc>
                </draw:g>
              </table:table-cell>
              <table:table-cell office:value-type="float" office:value="3.1700158">
                <text:p>3.1700158</text:p>
                <draw:g>
                  <svg:desc>Hoja1.V82:Hoja1.V101</svg:desc>
                </draw:g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4.64985">
                <text:p>4.64985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9.217245">
                <text:p>9.21724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.443386">
                <text:p>10.44338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.754129">
                <text:p>10.75412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6198805">
                <text:p>0.619880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435884">
                <text:p>0.43588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.2618229">
                <text:p>1.261822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2858963">
                <text:p>1.285896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12444879">
                <text:p>0.1244487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7.869905">
                <text:p>27.86990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7.682147">
                <text:p>7.68214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.7807659">
                <text:p>1.780765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3.5828469">
                <text:p>3.582846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7.532318">
                <text:p>7.53231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8.552486">
                <text:p>8.55248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1.634485">
                <text:p>21.63448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.6935315">
                <text:p>5.693531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.5497303">
                <text:p>5.549730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4.706542">
                <text:p>4.7065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E1:Hoja1.AF2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E2:Hoja1.AE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F2:Hoja1.AF21" chart:label-cell-address="Hoja1.AF1:Hoja1.A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F1:Hoja1.A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E2:Hoja1.AE21</svg:desc>
                </draw:g>
              </table:table-cell>
              <table:table-cell office:value-type="float" office:value="7.322007">
                <text:p>7.322007</text:p>
                <draw:g>
                  <svg:desc>Hoja1.AF2:Hoja1.AF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89463">
                <text:p>7.9894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53478">
                <text:p>8.534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543639">
                <text:p>8.5436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831165">
                <text:p>8.8311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049052">
                <text:p>6.0490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4971647">
                <text:p>5.49716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0129995">
                <text:p>4.01299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5113363">
                <text:p>4.51133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395788">
                <text:p>4.3957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.37888">
                <text:p>23.378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2252136">
                <text:p>1.2252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766109">
                <text:p>3.7661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5026937">
                <text:p>2.50269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7222342">
                <text:p>5.72223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5516977">
                <text:p>3.55169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.882736">
                <text:p>19.8827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886301">
                <text:p>4.8863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7537293">
                <text:p>4.75372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.9913464">
                <text:p>6.991346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E22:Hoja1.AF41 Hoja1.AF1:Hoja1.AF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E22:Hoja1.AE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F22:Hoja1.AF41" chart:label-cell-address="Hoja1.AF1:Hoja1.A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F1:Hoja1.AF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Hoja1.AE22:Hoja1.AE41</svg:desc>
                </draw:g>
              </table:table-cell>
              <table:table-cell office:value-type="float" office:value="7.458317">
                <text:p>7.458317</text:p>
                <draw:g>
                  <svg:desc>Hoja1.AF22:Hoja1.AF4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.6643434">
                <text:p>7.664343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7399907">
                <text:p>7.739990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765386">
                <text:p>7.7653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7690425">
                <text:p>7.76904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.4981937">
                <text:p>6.498193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1319423">
                <text:p>5.131942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9626312">
                <text:p>0.496263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860288">
                <text:p>0.586028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088471">
                <text:p>0.70884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.405674">
                <text:p>19.40567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214121">
                <text:p>2.2141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.9964054">
                <text:p>2.99640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3914027">
                <text:p>4.391402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7045925">
                <text:p>2.70459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.322322">
                <text:p>6.32232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3.865545">
                <text:p>23.86554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.953863">
                <text:p>7.9538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.3817306">
                <text:p>5.381730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5.8865795">
                <text:p>5.886579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E42:Hoja1.AF61 Hoja1.AF1:Hoja1.AF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E42:Hoja1.AE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F42:Hoja1.AF61" chart:label-cell-address="Hoja1.AF1:Hoja1.A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F1:Hoja1.AF1</svg:desc>
                </draw:g>
              </table:table-cell>
            </table:table-row>
          </table:table-header-rows>
          <table:table-rows>
            <table:table-row>
              <table:table-cell office:value-type="float" office:value="382">
                <text:p>382</text:p>
                <draw:g>
                  <svg:desc>Hoja1.AE42:Hoja1.AE61</svg:desc>
                </draw:g>
              </table:table-cell>
              <table:table-cell office:value-type="float" office:value="9.236178">
                <text:p>9.236178</text:p>
                <draw:g>
                  <svg:desc>Hoja1.AF42:Hoja1.AF61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.350425">
                <text:p>9.3504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.357903">
                <text:p>9.35790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.384603">
                <text:p>9.384603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.3856945">
                <text:p>9.385694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7.674754">
                <text:p>7.67475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97380996">
                <text:p>0.9738099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.2131617">
                <text:p>1.213161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4838623">
                <text:p>1.483862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.3183453">
                <text:p>2.318345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3.962923">
                <text:p>23.96292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8.510527">
                <text:p>8.51052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.3237379">
                <text:p>2.32373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5.047189">
                <text:p>5.04718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7.7548933">
                <text:p>7.754893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4.9082227">
                <text:p>4.908222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22.177692">
                <text:p>22.1776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.224535">
                <text:p>6.22453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8948126">
                <text:p>6.894812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.7499208">
                <text:p>3.749920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E62:Hoja1.AF81 Hoja1.AF1:Hoja1.AF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E62:Hoja1.AE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F62:Hoja1.AF81" chart:label-cell-address="Hoja1.AF1:Hoja1.A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F1:Hoja1.AF1</svg:desc>
                </draw:g>
              </table:table-cell>
            </table:table-row>
          </table:table-header-rows>
          <table:table-rows>
            <table:table-row>
              <table:table-cell office:value-type="float" office:value="402">
                <text:p>402</text:p>
                <draw:g>
                  <svg:desc>Hoja1.AE62:Hoja1.AE81</svg:desc>
                </draw:g>
              </table:table-cell>
              <table:table-cell office:value-type="float" office:value="5.111391">
                <text:p>5.111391</text:p>
                <draw:g>
                  <svg:desc>Hoja1.AF62:Hoja1.AF81</svg:desc>
                </draw:g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6.7463846">
                <text:p>6.746384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6.9690356">
                <text:p>6.969035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7.5399966">
                <text:p>7.539996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.5820456">
                <text:p>7.582045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3.5710788">
                <text:p>3.571078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.0434086">
                <text:p>2.043408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45215026">
                <text:p>0.4521502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38670322">
                <text:p>0.3867032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.1184787">
                <text:p>1.1184787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1.355534">
                <text:p>21.355534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2.3651567">
                <text:p>2.365156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8803771">
                <text:p>0.880377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3.8743916">
                <text:p>3.8743916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2371063">
                <text:p>0.6237106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4.823945">
                <text:p>4.823945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3.987959">
                <text:p>23.98795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.3393087">
                <text:p>5.339308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5172586">
                <text:p>5.517258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.236979">
                <text:p>4.23697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E82:Hoja1.AF101 Hoja1.AF1:Hoja1.AF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E82:Hoja1.AE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F82:Hoja1.AF101" chart:label-cell-address="Hoja1.AF1:Hoja1.AF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F1:Hoja1.AF1</svg:desc>
                </draw:g>
              </table:table-cell>
            </table:table-row>
          </table:table-header-rows>
          <table:table-rows>
            <table:table-row>
              <table:table-cell office:value-type="float" office:value="422">
                <text:p>422</text:p>
                <draw:g>
                  <svg:desc>Hoja1.AE82:Hoja1.AE101</svg:desc>
                </draw:g>
              </table:table-cell>
              <table:table-cell office:value-type="float" office:value="6.5088935">
                <text:p>6.5088935</text:p>
                <draw:g>
                  <svg:desc>Hoja1.AF82:Hoja1.AF101</svg:desc>
                </draw:g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8.992677">
                <text:p>8.99267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9.168829">
                <text:p>9.16882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9.227186">
                <text:p>9.22718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9.24579">
                <text:p>9.2457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6.6159935">
                <text:p>6.615993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.3482113">
                <text:p>7.348211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.9256177">
                <text:p>1.925617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5779089">
                <text:p>0.577908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6315595">
                <text:p>0.631559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3.561907">
                <text:p>23.56190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34232447">
                <text:p>0.3423244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7413295">
                <text:p>0.741329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7.5629764">
                <text:p>7.562976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9.17038">
                <text:p>9.1703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2.3568864">
                <text:p>2.356886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3.42783">
                <text:p>23.4278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2.3721175">
                <text:p>2.372117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.82336">
                <text:p>5.82336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.4497201">
                <text:p>2.44972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O1:Hoja1.AP2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O2:Hoja1.AO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P2:Hoja1.AP21" chart:label-cell-address="Hoja1.AP1:Hoja1.AP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P1:Hoja1.A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O2:Hoja1.AO21</svg:desc>
                </draw:g>
              </table:table-cell>
              <table:table-cell office:value-type="float" office:value="0.020038519">
                <text:p>0.020038519</text:p>
                <draw:g>
                  <svg:desc>Hoja1.AP2:Hoja1.AP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764267">
                <text:p>7.7642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075877">
                <text:p>8.0758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30284">
                <text:p>8.302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580014">
                <text:p>8.5800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0830417">
                <text:p>4.08304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8566477">
                <text:p>3.85664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764661">
                <text:p>1.27646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736874">
                <text:p>1.27368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098456">
                <text:p>0.990984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17271">
                <text:p>25.172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617328">
                <text:p>3.6173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916833">
                <text:p>6.9168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5140195">
                <text:p>4.51401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7642016">
                <text:p>4.76420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442548">
                <text:p>6.4425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8.268497">
                <text:p>28.2684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624382">
                <text:p>5.6243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.784623">
                <text:p>7.7846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.067706">
                <text:p>6.06770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K22:Hoja1.L41 Hoja1.L1:Hoja1.L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K22:Hoja1.K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22:Hoja1.L41" chart:label-cell-address="Hoja1.L1:Hoja1.L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Hoja1.K22:Hoja1.K41</svg:desc>
                </draw:g>
              </table:table-cell>
              <table:table-cell office:value-type="float" office:value="4.0810456">
                <text:p>4.0810456</text:p>
                <draw:g>
                  <svg:desc>Hoja1.L22:Hoja1.L4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.1938133">
                <text:p>5.19381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.7539787">
                <text:p>5.753978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.8687773">
                <text:p>5.868777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.8849597">
                <text:p>5.88495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1630294">
                <text:p>2.163029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5127258">
                <text:p>2.51272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8987565">
                <text:p>2.89875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590543">
                <text:p>2.59054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736448">
                <text:p>1.7364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.109262">
                <text:p>20.10926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832368">
                <text:p>3.8323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.7824516">
                <text:p>5.78245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7949433">
                <text:p>4.794943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8174095">
                <text:p>0.817409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268395">
                <text:p>0.992683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.828707">
                <text:p>19.82870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.06334">
                <text:p>5.0633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.7211046">
                <text:p>4.721104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4.9248633">
                <text:p>4.92486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O22:Hoja1.AP41 Hoja1.AP1:Hoja1.AP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O22:Hoja1.AO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P22:Hoja1.AP41" chart:label-cell-address="Hoja1.AP1:Hoja1.AP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P1:Hoja1.AP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Hoja1.AO22:Hoja1.AO41</svg:desc>
                </draw:g>
              </table:table-cell>
              <table:table-cell office:value-type="float" office:value="6.283797">
                <text:p>6.283797</text:p>
                <draw:g>
                  <svg:desc>Hoja1.AP22:Hoja1.AP4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4337296">
                <text:p>6.43372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7434883">
                <text:p>7.74348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818056">
                <text:p>7.8180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141068">
                <text:p>8.1410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553814">
                <text:p>2.5538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1693707">
                <text:p>2.16937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87932086">
                <text:p>0.879320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63554786">
                <text:p>0.0635547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56076027">
                <text:p>0.0560760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.522713">
                <text:p>23.52271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.013327">
                <text:p>6.01332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724006">
                <text:p>3.7240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.627564">
                <text:p>6.6275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1850224">
                <text:p>4.185022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.804454">
                <text:p>8.80445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6.061226">
                <text:p>26.06122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.8535554">
                <text:p>3.853555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.197506">
                <text:p>4.19750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5.465152">
                <text:p>5.46515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O42:Hoja1.AP61 Hoja1.AP1:Hoja1.AP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O42:Hoja1.AO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P42:Hoja1.AP61" chart:label-cell-address="Hoja1.AP1:Hoja1.AP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P1:Hoja1.AP1</svg:desc>
                </draw:g>
              </table:table-cell>
            </table:table-row>
          </table:table-header-rows>
          <table:table-rows>
            <table:table-row>
              <table:table-cell office:value-type="float" office:value="382">
                <text:p>382</text:p>
                <draw:g>
                  <svg:desc>Hoja1.AO42:Hoja1.AO61</svg:desc>
                </draw:g>
              </table:table-cell>
              <table:table-cell office:value-type="float" office:value="5.6205935">
                <text:p>5.6205935</text:p>
                <draw:g>
                  <svg:desc>Hoja1.AP42:Hoja1.AP61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5.8358264">
                <text:p>5.835826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7.5527725">
                <text:p>7.552772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8.080656">
                <text:p>8.08065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8.106306">
                <text:p>8.10630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4.710576">
                <text:p>4.71057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20176868">
                <text:p>0.20176868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29147863">
                <text:p>0.02914786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18387764">
                <text:p>0.00183877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11163183">
                <text:p>0.0001116318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3.166458">
                <text:p>23.16645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.3790423">
                <text:p>1.379042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4.780965">
                <text:p>4.78096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7.043432">
                <text:p>7.04343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6.3087254">
                <text:p>6.3087254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6.390411">
                <text:p>6.39041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20.184402">
                <text:p>20.18440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4.396943">
                <text:p>4.396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970391">
                <text:p>2.97039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3.061009">
                <text:p>3.06100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1:Hoja1.B1 Hoja1.A62:Hoja1.B8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62:Hoja1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62:Hoja1.B81" chart:label-cell-address="Hoja1.B1:Hoja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402">
                <text:p>402</text:p>
                <draw:g>
                  <svg:desc>Hoja1.A62:Hoja1.A81</svg:desc>
                </draw:g>
              </table:table-cell>
              <table:table-cell office:value-type="float" office:value="7.532288">
                <text:p>7.532288</text:p>
                <draw:g>
                  <svg:desc>Hoja1.B62:Hoja1.B81</svg:desc>
                </draw:g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7.5344777">
                <text:p>7.534477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7.595606">
                <text:p>7.59560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7.6866126">
                <text:p>7.686612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.692345">
                <text:p>7.69234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.52959">
                <text:p>6.5295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.4071753">
                <text:p>1.4071753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51692957">
                <text:p>0.516929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845183">
                <text:p>0.2845183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.114841">
                <text:p>1.11484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9.169678">
                <text:p>19.169678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2.8790174">
                <text:p>2.879017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2.0504253">
                <text:p>2.050425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63977623">
                <text:p>0.6397762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.1091874">
                <text:p>2.109187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9970513">
                <text:p>0.997051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6.878708">
                <text:p>16.87870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.8312035">
                <text:p>5.831203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.662985">
                <text:p>6.66298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3.8413105">
                <text:p>3.84131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1:Hoja1.B1 Hoja1.A82:Hoja1.B10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82:Hoja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82:Hoja1.B101" chart:label-cell-address="Hoja1.B1:Hoja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422">
                <text:p>422</text:p>
                <draw:g>
                  <svg:desc>Hoja1.A82:Hoja1.A101</svg:desc>
                </draw:g>
              </table:table-cell>
              <table:table-cell office:value-type="float" office:value="6.9734163">
                <text:p>6.9734163</text:p>
                <draw:g>
                  <svg:desc>Hoja1.B82:Hoja1.B101</svg:desc>
                </draw:g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6.987606">
                <text:p>6.98760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.169328">
                <text:p>7.16932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7.2456303">
                <text:p>7.245630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.268565">
                <text:p>7.26856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6.2566566">
                <text:p>6.256656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6.2679944">
                <text:p>6.267994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3222441">
                <text:p>0.322244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0515025">
                <text:p>0.7051502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46178222">
                <text:p>0.4617822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7.914335">
                <text:p>17.91433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7.6169124">
                <text:p>7.616912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6.2125955">
                <text:p>6.212595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3.8365502">
                <text:p>3.836550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.8263144">
                <text:p>2.826314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3.8479168">
                <text:p>3.847916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0.51133">
                <text:p>20.51133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.5188274">
                <text:p>5.518827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.0768476">
                <text:p>3.0768476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.870846">
                <text:p>5.87084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O1:Hoja1.AP1 Hoja1.AO62:Hoja1.AP8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O62:Hoja1.AO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P62:Hoja1.AP81" chart:label-cell-address="Hoja1.AP1:Hoja1.AP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P1:Hoja1.AP1</svg:desc>
                </draw:g>
              </table:table-cell>
            </table:table-row>
          </table:table-header-rows>
          <table:table-rows>
            <table:table-row>
              <table:table-cell office:value-type="float" office:value="402">
                <text:p>402</text:p>
                <draw:g>
                  <svg:desc>Hoja1.AO62:Hoja1.AO81</svg:desc>
                </draw:g>
              </table:table-cell>
              <table:table-cell office:value-type="float" office:value="6.5304914">
                <text:p>6.5304914</text:p>
                <draw:g>
                  <svg:desc>Hoja1.AP62:Hoja1.AP81</svg:desc>
                </draw:g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6.961352">
                <text:p>6.96135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7.025324">
                <text:p>7.02532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8.640309">
                <text:p>8.64030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8.683385">
                <text:p>8.68338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7.053399">
                <text:p>7.05339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.549382">
                <text:p>4.54938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2.1247902">
                <text:p>2.12479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0605506">
                <text:p>1.060550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26897535">
                <text:p>0.2689753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5.027782">
                <text:p>25.02778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3.4249175">
                <text:p>3.4249175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.5741978">
                <text:p>1.574197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7.0668883">
                <text:p>7.066888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.3570868">
                <text:p>1.3570868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3.0740669">
                <text:p>3.0740669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6.088173">
                <text:p>26.08817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4.793783">
                <text:p>4.79378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.005916">
                <text:p>9.00591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3.9861372">
                <text:p>3.986137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O1:Hoja1.AP1 Hoja1.AO82:Hoja1.AP10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O82:Hoja1.AO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P82:Hoja1.AP101" chart:label-cell-address="Hoja1.AP1:Hoja1.AP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P1:Hoja1.AP1</svg:desc>
                </draw:g>
              </table:table-cell>
            </table:table-row>
          </table:table-header-rows>
          <table:table-rows>
            <table:table-row>
              <table:table-cell office:value-type="float" office:value="422">
                <text:p>422</text:p>
                <draw:g>
                  <svg:desc>Hoja1.AO82:Hoja1.AO101</svg:desc>
                </draw:g>
              </table:table-cell>
              <table:table-cell office:value-type="float" office:value="6.0059004">
                <text:p>6.0059004</text:p>
                <draw:g>
                  <svg:desc>Hoja1.AP82:Hoja1.AP101</svg:desc>
                </draw:g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6.0228634">
                <text:p>6.022863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6.0672846">
                <text:p>6.067284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6.0696335">
                <text:p>6.069633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6.070472">
                <text:p>6.07047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2.305607">
                <text:p>2.305607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.2742085">
                <text:p>1.274208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9470552">
                <text:p>0.947055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0682155">
                <text:p>0.2068215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19327627">
                <text:p>0.19327627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7.366007">
                <text:p>17.36600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.328451">
                <text:p>4.32845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2.2993946">
                <text:p>2.299394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.0610332">
                <text:p>5.061033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3.4471512">
                <text:p>3.44715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2.9589946">
                <text:p>2.958994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23.739388">
                <text:p>23.73938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.00362">
                <text:p>4.0036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.9126177">
                <text:p>5.912617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3.6192043">
                <text:p>3.619204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Y1:Hoja1.AZ2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Y2:Hoja1.AY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Z2:Hoja1.AZ21" chart:label-cell-address="Hoja1.AZ1:Hoja1.AZ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Z1:Hoja1.AZ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Y2:Hoja1.AY21</svg:desc>
                </draw:g>
              </table:table-cell>
              <table:table-cell office:value-type="float" office:value="1.491617">
                <text:p>1.491617</text:p>
                <draw:g>
                  <svg:desc>Hoja1.AZ2:Hoja1.AZ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606651">
                <text:p>2.56066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584455">
                <text:p>2.95844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246244">
                <text:p>4.2462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3810606">
                <text:p>7.38106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7080035">
                <text:p>5.70800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942256">
                <text:p>2.39422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006093">
                <text:p>1.500609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320343">
                <text:p>0.53203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2837706">
                <text:p>0.528377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949183">
                <text:p>24.9491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187386">
                <text:p>6.1873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.3029785">
                <text:p>5.30297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9878302">
                <text:p>3.98783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76873735">
                <text:p>0.0768737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3266054">
                <text:p>1.326605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153078">
                <text:p>21.15307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722104">
                <text:p>2.72210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1319294">
                <text:p>5.131929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.0535474">
                <text:p>7.053547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Y1:Hoja1.AZ1 Hoja1.AY22:Hoja1.AZ4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Y22:Hoja1.AY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Z22:Hoja1.AZ41" chart:label-cell-address="Hoja1.AZ1:Hoja1.AZ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Z1:Hoja1.AZ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Hoja1.AY22:Hoja1.AY41</svg:desc>
                </draw:g>
              </table:table-cell>
              <table:table-cell office:value-type="float" office:value="7.3832884">
                <text:p>7.3832884</text:p>
                <draw:g>
                  <svg:desc>Hoja1.AZ22:Hoja1.AZ4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.384103">
                <text:p>7.38410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3842006">
                <text:p>7.384200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384235">
                <text:p>7.38423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3843565">
                <text:p>7.38435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4224175">
                <text:p>0.1042241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197437">
                <text:p>0.0419743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14056547">
                <text:p>0.01405654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8770369">
                <text:p>0.00087703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57166">
                <text:p>0.000571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.098442">
                <text:p>21.09844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40165997">
                <text:p>0.401659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47129303">
                <text:p>0.471293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.6269631">
                <text:p>3.626963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9619166">
                <text:p>0.3961916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959492">
                <text:p>1.9594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.25308">
                <text:p>19.2530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.1187377">
                <text:p>5.118737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.1353855">
                <text:p>3.135385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5.497219">
                <text:p>5.49721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Y1:Hoja1.AZ1 Hoja1.AY42:Hoja1.AZ61" chart:data-source-has-labels="both" svg:x="0.32cm" svg:y="0.18cm" svg:width="12.164cm" svg:height="8.64cm">
          <chartooo:coordinate-region svg:x="0.756cm" svg:y="0.379cm" svg:width="11.264cm" svg:height="7.794cm"/>
          <chart:axis chart:dimension="x" chart:name="primary-x" chart:style-name="ch4" chartooo:axis-type="auto">
            <chartooo:date-scale/>
            <chart:categories table:cell-range-address="Hoja1.AY42:Hoja1.AY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Z42:Hoja1.AZ61" chart:label-cell-address="Hoja1.AZ1:Hoja1.AZ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Z1:Hoja1.AZ1</svg:desc>
                </draw:g>
              </table:table-cell>
            </table:table-row>
          </table:table-header-rows>
          <table:table-rows>
            <table:table-row>
              <table:table-cell office:value-type="float" office:value="382">
                <text:p>382</text:p>
                <draw:g>
                  <svg:desc>Hoja1.AY42:Hoja1.AY61</svg:desc>
                </draw:g>
              </table:table-cell>
              <table:table-cell office:value-type="float" office:value="5.5974827">
                <text:p>5.5974827</text:p>
                <draw:g>
                  <svg:desc>Hoja1.AZ42:Hoja1.AZ61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5.807369">
                <text:p>5.80736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5.8130474">
                <text:p>5.813047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5.8484716">
                <text:p>5.848471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5.8512883">
                <text:p>5.851288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4.0538588">
                <text:p>4.053858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.643083">
                <text:p>3.64308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.5203161">
                <text:p>2.520316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0258256">
                <text:p>1.025825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4009212">
                <text:p>0.3400921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6.733028">
                <text:p>16.73302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3.0919862">
                <text:p>3.091986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4.304305">
                <text:p>4.30430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.4605339">
                <text:p>2.460533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934543">
                <text:p>0.493454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2.0941157">
                <text:p>2.094115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7.047531">
                <text:p>17.04753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3.7620723">
                <text:p>3.76207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920556">
                <text:p>2.92055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2.2782516">
                <text:p>2.278251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Y1:Hoja1.AZ1 Hoja1.AY62:Hoja1.AZ8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Y62:Hoja1.AY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Z62:Hoja1.AZ81" chart:label-cell-address="Hoja1.AZ1:Hoja1.AZ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Z1:Hoja1.AZ1</svg:desc>
                </draw:g>
              </table:table-cell>
            </table:table-row>
          </table:table-header-rows>
          <table:table-rows>
            <table:table-row>
              <table:table-cell office:value-type="float" office:value="402">
                <text:p>402</text:p>
                <draw:g>
                  <svg:desc>Hoja1.AY62:Hoja1.AY81</svg:desc>
                </draw:g>
              </table:table-cell>
              <table:table-cell office:value-type="float" office:value="6.251114">
                <text:p>6.251114</text:p>
                <draw:g>
                  <svg:desc>Hoja1.AZ62:Hoja1.AZ81</svg:desc>
                </draw:g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6.639936">
                <text:p>6.6399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6.730028">
                <text:p>6.73002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.834572">
                <text:p>6.83457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.9569225">
                <text:p>6.956922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5.1469474">
                <text:p>5.146947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.8147135">
                <text:p>4.814713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6761284">
                <text:p>0.676128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37801695">
                <text:p>0.3780169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13310891">
                <text:p>0.1331089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9.966433">
                <text:p>19.966433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7510969">
                <text:p>0.751096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.8859131">
                <text:p>1.885913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5.5775914">
                <text:p>5.577591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4.5992126">
                <text:p>4.5992126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.467886">
                <text:p>5.467886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21.705524">
                <text:p>21.705524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2.7383657">
                <text:p>2.73836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340408">
                <text:p>5.34040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.109611">
                <text:p>4.10961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K42:Hoja1.L61 Hoja1.L1:Hoja1.L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K42:Hoja1.K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42:Hoja1.L61" chart:label-cell-address="Hoja1.L1:Hoja1.L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382">
                <text:p>382</text:p>
                <draw:g>
                  <svg:desc>Hoja1.K42:Hoja1.K61</svg:desc>
                </draw:g>
              </table:table-cell>
              <table:table-cell office:value-type="float" office:value="5.645365">
                <text:p>5.645365</text:p>
                <draw:g>
                  <svg:desc>Hoja1.L42:Hoja1.L61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5.8520904">
                <text:p>5.852090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.000041">
                <text:p>6.00004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6.107325">
                <text:p>6.10732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6.10963">
                <text:p>6.1096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3.730181">
                <text:p>3.73018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3.8376687">
                <text:p>3.837668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.4057431">
                <text:p>2.40574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459019">
                <text:p>1.45901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.1316552">
                <text:p>2.131655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0.44404">
                <text:p>20.4440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5.3335104">
                <text:p>5.333510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.1847315">
                <text:p>1.184731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.5213443">
                <text:p>1.521344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.5929899">
                <text:p>1.592989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8013058">
                <text:p>0.801305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9.449375">
                <text:p>19.44937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5.0546694">
                <text:p>5.05466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928956">
                <text:p>2.92895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.7765546">
                <text:p>5.7765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Y1:Hoja1.AZ1 Hoja1.AY82:Hoja1.AZ101" chart:data-source-has-labels="both" svg:x="0.32cm" svg:y="0.18cm" svg:width="12.164cm" svg:height="8.64cm">
          <chartooo:coordinate-region svg:x="0.756cm" svg:y="0.379cm" svg:width="11.264cm" svg:height="7.794cm"/>
          <chart:axis chart:dimension="x" chart:name="primary-x" chart:style-name="ch4" chartooo:axis-type="auto">
            <chartooo:date-scale/>
            <chart:categories table:cell-range-address="Hoja1.AY82:Hoja1.AY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AZ82:Hoja1.AZ101" chart:label-cell-address="Hoja1.AZ1:Hoja1.AZ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AZ1:Hoja1.AZ1</svg:desc>
                </draw:g>
              </table:table-cell>
            </table:table-row>
          </table:table-header-rows>
          <table:table-rows>
            <table:table-row>
              <table:table-cell office:value-type="float" office:value="422">
                <text:p>422</text:p>
                <draw:g>
                  <svg:desc>Hoja1.AY82:Hoja1.AY101</svg:desc>
                </draw:g>
              </table:table-cell>
              <table:table-cell office:value-type="float" office:value="5.9010086">
                <text:p>5.9010086</text:p>
                <draw:g>
                  <svg:desc>Hoja1.AZ82:Hoja1.AZ101</svg:desc>
                </draw:g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6.363212">
                <text:p>6.36321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6.394428">
                <text:p>6.39442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6.501219">
                <text:p>6.50121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6.5377517">
                <text:p>6.537751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3.274343">
                <text:p>3.27434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42438675">
                <text:p>0.04243867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33184055">
                <text:p>0.03318405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29359609">
                <text:p>0.02935960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17298232">
                <text:p>0.001729823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8.747679">
                <text:p>18.747679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4.22066">
                <text:p>4.2206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.6264331">
                <text:p>1.626433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6784507">
                <text:p>1.678450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3.37559">
                <text:p>3.37559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1998206">
                <text:p>0.1998206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7.004356">
                <text:p>17.00435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2.5859764">
                <text:p>2.585976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.9510944">
                <text:p>3.951094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2.3572268">
                <text:p>2.357226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205cm" style:legend-expansion="high" chart:style-name="ch2"/>
        <chart:plot-area chart:style-name="ch3" table:cell-range-address="Hoja2.A1:Hoja2.F21" chart:data-source-has-labels="both" svg:x="0.32cm" svg:y="0.18cm" svg:width="13.169cm" svg:height="8.64cm">
          <chartooo:coordinate-region svg:x="0.941cm" svg:y="0.379cm" svg:width="12.269cm" svg:height="7.794cm"/>
          <chart:axis chart:dimension="x" chart:name="primary-x" chart:style-name="ch4" chartooo:axis-type="auto">
            <chartooo:date-scale/>
            <chart:categories table:cell-range-address="Hoja2.A2:Hoja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B2:Hoja2.B21" chart:label-cell-address="Hoja2.B1:Hoja2.B1" chart:class="chart:line">
            <chart:data-point chart:repeated="20"/>
          </chart:series>
          <chart:series chart:style-name="ch7" chart:values-cell-range-address="Hoja2.C2:Hoja2.C21" chart:label-cell-address="Hoja2.C1:Hoja2.C1" chart:class="chart:line">
            <chart:data-point chart:repeated="20"/>
          </chart:series>
          <chart:series chart:style-name="ch8" chart:values-cell-range-address="Hoja2.D2:Hoja2.D21" chart:label-cell-address="Hoja2.D1:Hoja2.D1" chart:class="chart:line">
            <chart:data-point chart:repeated="20"/>
          </chart:series>
          <chart:series chart:style-name="ch9" chart:values-cell-range-address="Hoja2.E2:Hoja2.E21" chart:label-cell-address="Hoja2.E1:Hoja2.E1" chart:class="chart:line">
            <chart:data-point chart:repeated="20"/>
          </chart:series>
          <chart:series chart:style-name="ch10" chart:values-cell-range-address="Hoja2.F2:Hoja2.F21" chart:label-cell-address="Hoja2.F1:Hoja2.F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 1</text:p>
                <draw:g>
                  <svg:desc>Hoja2.B1:Hoja2.B1</svg:desc>
                </draw:g>
              </table:table-cell>
              <table:table-cell office:value-type="string">
                <text:p>Fall 2</text:p>
                <draw:g>
                  <svg:desc>Hoja2.C1:Hoja2.C1</svg:desc>
                </draw:g>
              </table:table-cell>
              <table:table-cell office:value-type="string">
                <text:p>Fall 3</text:p>
                <draw:g>
                  <svg:desc>Hoja2.D1:Hoja2.D1</svg:desc>
                </draw:g>
              </table:table-cell>
              <table:table-cell office:value-type="string">
                <text:p>Fall 4</text:p>
                <draw:g>
                  <svg:desc>Hoja2.E1:Hoja2.E1</svg:desc>
                </draw:g>
              </table:table-cell>
              <table:table-cell office:value-type="string">
                <text:p>Fall 5</text:p>
                <draw:g>
                  <svg:desc>Hoja2.F1:Hoja2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2.A2:Hoja2.A21</svg:desc>
                </draw:g>
              </table:table-cell>
              <table:table-cell office:value-type="float" office:value="1.491617">
                <text:p>1.491617</text:p>
                <draw:g>
                  <svg:desc>Hoja2.B2:Hoja2.B21</svg:desc>
                </draw:g>
              </table:table-cell>
              <table:table-cell office:value-type="float" office:value="6.283797">
                <text:p>6.283797</text:p>
                <draw:g>
                  <svg:desc>Hoja2.C2:Hoja2.C21</svg:desc>
                </draw:g>
              </table:table-cell>
              <table:table-cell office:value-type="float" office:value="5.6205935">
                <text:p>5.6205935</text:p>
                <draw:g>
                  <svg:desc>Hoja2.D2:Hoja2.D21</svg:desc>
                </draw:g>
              </table:table-cell>
              <table:table-cell office:value-type="float" office:value="6.5304914">
                <text:p>6.5304914</text:p>
                <draw:g>
                  <svg:desc>Hoja2.E2:Hoja2.E21</svg:desc>
                </draw:g>
              </table:table-cell>
              <table:table-cell office:value-type="float" office:value="0.020038519">
                <text:p>0.020038519</text:p>
                <draw:g>
                  <svg:desc>Hoja2.F2:Hoja2.F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606651">
                <text:p>2.5606651</text:p>
              </table:table-cell>
              <table:table-cell office:value-type="float" office:value="6.4337296">
                <text:p>6.4337296</text:p>
              </table:table-cell>
              <table:table-cell office:value-type="float" office:value="5.8358264">
                <text:p>5.8358264</text:p>
              </table:table-cell>
              <table:table-cell office:value-type="float" office:value="6.961352">
                <text:p>6.961352</text:p>
              </table:table-cell>
              <table:table-cell office:value-type="float" office:value="7.764267">
                <text:p>7.7642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584455">
                <text:p>2.9584455</text:p>
              </table:table-cell>
              <table:table-cell office:value-type="float" office:value="7.7434883">
                <text:p>7.7434883</text:p>
              </table:table-cell>
              <table:table-cell office:value-type="float" office:value="7.5527725">
                <text:p>7.5527725</text:p>
              </table:table-cell>
              <table:table-cell office:value-type="float" office:value="7.025324">
                <text:p>7.025324</text:p>
              </table:table-cell>
              <table:table-cell office:value-type="float" office:value="8.075877">
                <text:p>8.0758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246244">
                <text:p>4.246244</text:p>
              </table:table-cell>
              <table:table-cell office:value-type="float" office:value="7.818056">
                <text:p>7.818056</text:p>
              </table:table-cell>
              <table:table-cell office:value-type="float" office:value="8.080656">
                <text:p>8.080656</text:p>
              </table:table-cell>
              <table:table-cell office:value-type="float" office:value="8.640309">
                <text:p>8.640309</text:p>
              </table:table-cell>
              <table:table-cell office:value-type="float" office:value="8.30284">
                <text:p>8.302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3810606">
                <text:p>7.3810606</text:p>
              </table:table-cell>
              <table:table-cell office:value-type="float" office:value="8.141068">
                <text:p>8.141068</text:p>
              </table:table-cell>
              <table:table-cell office:value-type="float" office:value="8.106306">
                <text:p>8.106306</text:p>
              </table:table-cell>
              <table:table-cell office:value-type="float" office:value="8.683385">
                <text:p>8.683385</text:p>
              </table:table-cell>
              <table:table-cell office:value-type="float" office:value="8.580014">
                <text:p>8.5800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7080035">
                <text:p>5.7080035</text:p>
              </table:table-cell>
              <table:table-cell office:value-type="float" office:value="2.553814">
                <text:p>2.553814</text:p>
              </table:table-cell>
              <table:table-cell office:value-type="float" office:value="4.710576">
                <text:p>4.710576</text:p>
              </table:table-cell>
              <table:table-cell office:value-type="float" office:value="7.053399">
                <text:p>7.053399</text:p>
              </table:table-cell>
              <table:table-cell office:value-type="float" office:value="4.0830417">
                <text:p>4.08304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942256">
                <text:p>2.3942256</text:p>
              </table:table-cell>
              <table:table-cell office:value-type="float" office:value="2.1693707">
                <text:p>2.1693707</text:p>
              </table:table-cell>
              <table:table-cell office:value-type="float" office:value="0.20176868">
                <text:p>0.20176868</text:p>
              </table:table-cell>
              <table:table-cell office:value-type="float" office:value="4.549382">
                <text:p>4.549382</text:p>
              </table:table-cell>
              <table:table-cell office:value-type="float" office:value="3.8566477">
                <text:p>3.85664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006093">
                <text:p>1.5006093</text:p>
              </table:table-cell>
              <table:table-cell office:value-type="float" office:value="0.87932086">
                <text:p>0.87932086</text:p>
              </table:table-cell>
              <table:table-cell office:value-type="float" office:value="0.029147863">
                <text:p>0.029147863</text:p>
              </table:table-cell>
              <table:table-cell office:value-type="float" office:value="2.1247902">
                <text:p>2.1247902</text:p>
              </table:table-cell>
              <table:table-cell office:value-type="float" office:value="1.2764661">
                <text:p>1.27646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320343">
                <text:p>0.5320343</text:p>
              </table:table-cell>
              <table:table-cell office:value-type="float" office:value="0.063554786">
                <text:p>0.063554786</text:p>
              </table:table-cell>
              <table:table-cell office:value-type="float" office:value="0.0018387764">
                <text:p>0.0018387764</text:p>
              </table:table-cell>
              <table:table-cell office:value-type="float" office:value="1.0605506">
                <text:p>1.0605506</text:p>
              </table:table-cell>
              <table:table-cell office:value-type="float" office:value="1.2736874">
                <text:p>1.27368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2837706">
                <text:p>0.52837706</text:p>
              </table:table-cell>
              <table:table-cell office:value-type="float" office:value="0.056076027">
                <text:p>0.056076027</text:p>
              </table:table-cell>
              <table:table-cell office:value-type="float" office:value="0.00011163183">
                <text:p>0.00011163183</text:p>
              </table:table-cell>
              <table:table-cell office:value-type="float" office:value="0.26897535">
                <text:p>0.26897535</text:p>
              </table:table-cell>
              <table:table-cell office:value-type="float" office:value="0.99098456">
                <text:p>0.990984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949183">
                <text:p>24.949183</text:p>
              </table:table-cell>
              <table:table-cell office:value-type="float" office:value="23.522713">
                <text:p>23.522713</text:p>
              </table:table-cell>
              <table:table-cell office:value-type="float" office:value="23.166458">
                <text:p>23.166458</text:p>
              </table:table-cell>
              <table:table-cell office:value-type="float" office:value="25.027782">
                <text:p>25.027782</text:p>
              </table:table-cell>
              <table:table-cell office:value-type="float" office:value="25.17271">
                <text:p>25.172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187386">
                <text:p>6.187386</text:p>
              </table:table-cell>
              <table:table-cell office:value-type="float" office:value="6.013327">
                <text:p>6.013327</text:p>
              </table:table-cell>
              <table:table-cell office:value-type="float" office:value="1.3790423">
                <text:p>1.3790423</text:p>
              </table:table-cell>
              <table:table-cell office:value-type="float" office:value="3.4249175">
                <text:p>3.4249175</text:p>
              </table:table-cell>
              <table:table-cell office:value-type="float" office:value="3.617328">
                <text:p>3.6173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.3029785">
                <text:p>5.3029785</text:p>
              </table:table-cell>
              <table:table-cell office:value-type="float" office:value="3.724006">
                <text:p>3.724006</text:p>
              </table:table-cell>
              <table:table-cell office:value-type="float" office:value="4.780965">
                <text:p>4.780965</text:p>
              </table:table-cell>
              <table:table-cell office:value-type="float" office:value="1.5741978">
                <text:p>1.5741978</text:p>
              </table:table-cell>
              <table:table-cell office:value-type="float" office:value="6.916833">
                <text:p>6.9168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9878302">
                <text:p>3.9878302</text:p>
              </table:table-cell>
              <table:table-cell office:value-type="float" office:value="6.627564">
                <text:p>6.627564</text:p>
              </table:table-cell>
              <table:table-cell office:value-type="float" office:value="7.043432">
                <text:p>7.043432</text:p>
              </table:table-cell>
              <table:table-cell office:value-type="float" office:value="7.0668883">
                <text:p>7.0668883</text:p>
              </table:table-cell>
              <table:table-cell office:value-type="float" office:value="4.5140195">
                <text:p>4.51401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76873735">
                <text:p>0.076873735</text:p>
              </table:table-cell>
              <table:table-cell office:value-type="float" office:value="4.1850224">
                <text:p>4.1850224</text:p>
              </table:table-cell>
              <table:table-cell office:value-type="float" office:value="6.3087254">
                <text:p>6.3087254</text:p>
              </table:table-cell>
              <table:table-cell office:value-type="float" office:value="1.3570868">
                <text:p>1.3570868</text:p>
              </table:table-cell>
              <table:table-cell office:value-type="float" office:value="4.7642016">
                <text:p>4.76420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3266054">
                <text:p>1.3266054</text:p>
              </table:table-cell>
              <table:table-cell office:value-type="float" office:value="8.804454">
                <text:p>8.804454</text:p>
              </table:table-cell>
              <table:table-cell office:value-type="float" office:value="6.390411">
                <text:p>6.390411</text:p>
              </table:table-cell>
              <table:table-cell office:value-type="float" office:value="3.0740669">
                <text:p>3.0740669</text:p>
              </table:table-cell>
              <table:table-cell office:value-type="float" office:value="6.442548">
                <text:p>6.4425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153078">
                <text:p>21.153078</text:p>
              </table:table-cell>
              <table:table-cell office:value-type="float" office:value="26.061226">
                <text:p>26.061226</text:p>
              </table:table-cell>
              <table:table-cell office:value-type="float" office:value="20.184402">
                <text:p>20.184402</text:p>
              </table:table-cell>
              <table:table-cell office:value-type="float" office:value="26.088173">
                <text:p>26.088173</text:p>
              </table:table-cell>
              <table:table-cell office:value-type="float" office:value="28.268497">
                <text:p>28.2684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722104">
                <text:p>2.722104</text:p>
              </table:table-cell>
              <table:table-cell office:value-type="float" office:value="3.8535554">
                <text:p>3.8535554</text:p>
              </table:table-cell>
              <table:table-cell office:value-type="float" office:value="4.396943">
                <text:p>4.396943</text:p>
              </table:table-cell>
              <table:table-cell office:value-type="float" office:value="4.793783">
                <text:p>4.793783</text:p>
              </table:table-cell>
              <table:table-cell office:value-type="float" office:value="5.624382">
                <text:p>5.6243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1319294">
                <text:p>5.1319294</text:p>
              </table:table-cell>
              <table:table-cell office:value-type="float" office:value="4.197506">
                <text:p>4.197506</text:p>
              </table:table-cell>
              <table:table-cell office:value-type="float" office:value="2.970391">
                <text:p>2.970391</text:p>
              </table:table-cell>
              <table:table-cell office:value-type="float" office:value="9.005916">
                <text:p>9.005916</text:p>
              </table:table-cell>
              <table:table-cell office:value-type="float" office:value="7.784623">
                <text:p>7.7846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.0535474">
                <text:p>7.0535474</text:p>
              </table:table-cell>
              <table:table-cell office:value-type="float" office:value="5.465152">
                <text:p>5.465152</text:p>
              </table:table-cell>
              <table:table-cell office:value-type="float" office:value="3.061009">
                <text:p>3.061009</text:p>
              </table:table-cell>
              <table:table-cell office:value-type="float" office:value="3.9861372">
                <text:p>3.9861372</text:p>
              </table:table-cell>
              <table:table-cell office:value-type="float" office:value="6.067706">
                <text:p>6.06770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205cm" style:legend-expansion="high" chart:style-name="ch2"/>
        <chart:plot-area chart:style-name="ch3" table:cell-range-address="Hoja2.A26:Hoja2.F46" chart:data-source-has-labels="both" svg:x="0.32cm" svg:y="0.18cm" svg:width="13.169cm" svg:height="8.64cm">
          <chartooo:coordinate-region svg:x="1.047cm" svg:y="0.38cm" svg:width="12.163cm" svg:height="7.793cm"/>
          <chart:axis chart:dimension="x" chart:name="primary-x" chart:style-name="ch4" chartooo:axis-type="auto">
            <chartooo:date-scale/>
            <chart:categories table:cell-range-address="Hoja2.A27:Hoja2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B27:Hoja2.B46" chart:label-cell-address="Hoja2.B26:Hoja2.B26" chart:class="chart:line">
            <chart:data-point chart:repeated="20"/>
          </chart:series>
          <chart:series chart:style-name="ch7" chart:values-cell-range-address="Hoja2.C27:Hoja2.C46" chart:label-cell-address="Hoja2.C26:Hoja2.C26" chart:class="chart:line">
            <chart:data-point chart:repeated="20"/>
          </chart:series>
          <chart:series chart:style-name="ch8" chart:values-cell-range-address="Hoja2.D27:Hoja2.D46" chart:label-cell-address="Hoja2.D26:Hoja2.D26" chart:class="chart:line">
            <chart:data-point chart:repeated="20"/>
          </chart:series>
          <chart:series chart:style-name="ch9" chart:values-cell-range-address="Hoja2.E27:Hoja2.E46" chart:label-cell-address="Hoja2.E26:Hoja2.E26" chart:class="chart:line">
            <chart:data-point chart:repeated="20"/>
          </chart:series>
          <chart:series chart:style-name="ch10" chart:values-cell-range-address="Hoja2.F27:Hoja2.F46" chart:label-cell-address="Hoja2.F26:Hoja2.F26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 1</text:p>
                <draw:g>
                  <svg:desc>Hoja2.B26:Hoja2.B26</svg:desc>
                </draw:g>
              </table:table-cell>
              <table:table-cell office:value-type="string">
                <text:p>Fall 2</text:p>
                <draw:g>
                  <svg:desc>Hoja2.C26:Hoja2.C26</svg:desc>
                </draw:g>
              </table:table-cell>
              <table:table-cell office:value-type="string">
                <text:p>Fall 3</text:p>
                <draw:g>
                  <svg:desc>Hoja2.D26:Hoja2.D26</svg:desc>
                </draw:g>
              </table:table-cell>
              <table:table-cell office:value-type="string">
                <text:p>Fall 4</text:p>
                <draw:g>
                  <svg:desc>Hoja2.E26:Hoja2.E26</svg:desc>
                </draw:g>
              </table:table-cell>
              <table:table-cell office:value-type="string">
                <text:p>Fall 5</text:p>
                <draw:g>
                  <svg:desc>Hoja2.F26:Hoja2.F2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2.A27:Hoja2.A46</svg:desc>
                </draw:g>
              </table:table-cell>
              <table:table-cell office:value-type="float" office:value="0.0568802538568789">
                <text:p>0.0568802538568789</text:p>
                <draw:g>
                  <svg:desc>Hoja2.B27:Hoja2.B46</svg:desc>
                </draw:g>
              </table:table-cell>
              <table:table-cell office:value-type="float" office:value="0.239480294459596">
                <text:p>0.239480294459596</text:p>
                <draw:g>
                  <svg:desc>Hoja2.C27:Hoja2.C46</svg:desc>
                </draw:g>
              </table:table-cell>
              <table:table-cell office:value-type="float" office:value="0.24261408246457">
                <text:p>0.24261408246457</text:p>
                <draw:g>
                  <svg:desc>Hoja2.D27:Hoja2.D46</svg:desc>
                </draw:g>
              </table:table-cell>
              <table:table-cell office:value-type="float" office:value="0.24251396712167">
                <text:p>0.24251396712167</text:p>
                <draw:g>
                  <svg:desc>Hoja2.E27:Hoja2.E46</svg:desc>
                </draw:g>
              </table:table-cell>
              <table:table-cell office:value-type="float" office:value="0">
                <text:p>0</text:p>
                <draw:g>
                  <svg:desc>Hoja2.F27:Hoja2.F4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98617112121213">
                <text:p>0.0998617112121213</text:p>
              </table:table-cell>
              <table:table-cell office:value-type="float" office:value="0.245245790915324">
                <text:p>0.245245790915324</text:p>
              </table:table-cell>
              <table:table-cell office:value-type="float" office:value="0.25190483969402">
                <text:p>0.25190483969402</text:p>
              </table:table-cell>
              <table:table-cell office:value-type="float" office:value="0.259201573213876">
                <text:p>0.259201573213876</text:p>
              </table:table-cell>
              <table:table-cell office:value-type="float" office:value="0.274146941016579">
                <text:p>0.2741469410165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5854613027626">
                <text:p>0.115854613027626</text:p>
              </table:table-cell>
              <table:table-cell office:value-type="float" office:value="0.295611149367779">
                <text:p>0.295611149367779</text:p>
              </table:table-cell>
              <table:table-cell office:value-type="float" office:value="0.326018645674191">
                <text:p>0.326018645674191</text:p>
              </table:table-cell>
              <table:table-cell office:value-type="float" office:value="0.261679264460025">
                <text:p>0.261679264460025</text:p>
              </table:table-cell>
              <table:table-cell office:value-type="float" office:value="0.285177985425944">
                <text:p>0.2851779854259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7631007663092">
                <text:p>0.167631007663092</text:p>
              </table:table-cell>
              <table:table-cell office:value-type="float" office:value="0.298478569862466">
                <text:p>0.298478569862466</text:p>
              </table:table-cell>
              <table:table-cell office:value-type="float" office:value="0.348805298848181">
                <text:p>0.348805298848181</text:p>
              </table:table-cell>
              <table:table-cell office:value-type="float" office:value="0.324229039317184">
                <text:p>0.324229039317184</text:p>
              </table:table-cell>
              <table:table-cell office:value-type="float" office:value="0.293212512341905">
                <text:p>0.2932125123419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93667418942814">
                <text:p>0.293667418942814</text:p>
              </table:table-cell>
              <table:table-cell office:value-type="float" office:value="0.310899648007963">
                <text:p>0.310899648007963</text:p>
              </table:table-cell>
              <table:table-cell office:value-type="float" office:value="0.349912508400881">
                <text:p>0.349912508400881</text:p>
              </table:table-cell>
              <table:table-cell office:value-type="float" office:value="0.325897410293848">
                <text:p>0.325897410293848</text:p>
              </table:table-cell>
              <table:table-cell office:value-type="float" office:value="0.303024516780534">
                <text:p>0.3030245167805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26401565894167">
                <text:p>0.226401565894167</text:p>
              </table:table-cell>
              <table:table-cell office:value-type="float" office:value="0.0960478203584017">
                <text:p>0.0960478203584017</text:p>
              </table:table-cell>
              <table:table-cell office:value-type="float" office:value="0.203332208424634">
                <text:p>0.203332208424634</text:p>
              </table:table-cell>
              <table:table-cell office:value-type="float" office:value="0.262766633648664">
                <text:p>0.262766633648664</text:p>
              </table:table-cell>
              <table:table-cell office:value-type="float" office:value="0.143830969882225">
                <text:p>0.1438309698822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931699521869868">
                <text:p>0.0931699521869868</text:p>
              </table:table-cell>
              <table:table-cell office:value-type="float" office:value="0.0812644678148036">
                <text:p>0.0812644678148036</text:p>
              </table:table-cell>
              <table:table-cell office:value-type="float" office:value="0.00870474113462587">
                <text:p>0.00870474113462587</text:p>
              </table:table-cell>
              <table:table-cell office:value-type="float" office:value="0.165783875549673">
                <text:p>0.165783875549673</text:p>
              </table:table-cell>
              <table:table-cell office:value-type="float" office:value="0.135816585658312">
                <text:p>0.1358165856583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72417924620881">
                <text:p>0.0572417924620881</text:p>
              </table:table-cell>
              <table:table-cell office:value-type="float" office:value="0.0316569923209341">
                <text:p>0.0316569923209341</text:p>
              </table:table-cell>
              <table:table-cell office:value-type="float" office:value="0.00125337982556866">
                <text:p>0.00125337982556866</text:p>
              </table:table-cell>
              <table:table-cell office:value-type="float" office:value="0.0718773245844841">
                <text:p>0.0718773245844841</text:p>
              </table:table-cell>
              <table:table-cell office:value-type="float" office:value="0.0444777396205558">
                <text:p>0.044477739620555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82998916646833">
                <text:p>0.0182998916646833</text:p>
              </table:table-cell>
              <table:table-cell office:value-type="float" office:value="0.000287587612752277">
                <text:p>0.000287587612752277</text:p>
              </table:table-cell>
              <table:table-cell office:value-type="float" office:value="0.000074554033793307">
                <text:p>0.000074554033793307</text:p>
              </table:table-cell>
              <table:table-cell office:value-type="float" office:value="0.0306583984804811">
                <text:p>0.0306583984804811</text:p>
              </table:table-cell>
              <table:table-cell office:value-type="float" office:value="0.0443793731910436">
                <text:p>0.04437937319104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81528510356435">
                <text:p>0.0181528510356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3716469220103">
                <text:p>0.03437164692201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02384219947371">
                <text:p>0.902384219947371</text:p>
              </table:table-cell>
              <table:table-cell office:value-type="float" office:value="1">
                <text:p>1</text:p>
              </table:table-cell>
              <table:table-cell office:value-type="float" office:value="0.958930133524114">
                <text:p>0.958930133524114</text:p>
              </table:table-cell>
              <table:table-cell office:value-type="float" office:value="0.890408639392403">
                <text:p>0.8904086393924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5675309031262">
                <text:p>0.245675309031262</text:p>
              </table:table-cell>
              <table:table-cell office:value-type="float" office:value="0.229079662266326">
                <text:p>0.229079662266326</text:p>
              </table:table-cell>
              <table:table-cell office:value-type="float" office:value="0.0595230100705313">
                <text:p>0.0595230100705313</text:p>
              </table:table-cell>
              <table:table-cell office:value-type="float" office:value="0.122232386644284">
                <text:p>0.122232386644284</text:p>
              </table:table-cell>
              <table:table-cell office:value-type="float" office:value="0.127344629563399">
                <text:p>0.1273446295633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10117392370724">
                <text:p>0.210117392370724</text:p>
              </table:table-cell>
              <table:table-cell office:value-type="float" office:value="0.141046291861737">
                <text:p>0.141046291861737</text:p>
              </table:table-cell>
              <table:table-cell office:value-type="float" office:value="0.206370624533991">
                <text:p>0.206370624533991</text:p>
              </table:table-cell>
              <table:table-cell office:value-type="float" office:value="0.0505524016545107">
                <text:p>0.0505524016545107</text:p>
              </table:table-cell>
              <table:table-cell office:value-type="float" office:value="0.244147640326597">
                <text:p>0.2441476403265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7241389343106">
                <text:p>0.157241389343106</text:p>
              </table:table-cell>
              <table:table-cell office:value-type="float" office:value="0.252699483749291">
                <text:p>0.252699483749291</text:p>
              </table:table-cell>
              <table:table-cell office:value-type="float" office:value="0.304032420832978">
                <text:p>0.304032420832978</text:p>
              </table:table-cell>
              <table:table-cell office:value-type="float" office:value="0.263289085979788">
                <text:p>0.263289085979788</text:p>
              </table:table-cell>
              <table:table-cell office:value-type="float" office:value="0.159087653721801">
                <text:p>0.15908765372180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158774180394534">
                <text:p>0.158774180394534</text:p>
              </table:table-cell>
              <table:table-cell office:value-type="float" office:value="0.272318028398206">
                <text:p>0.272318028398206</text:p>
              </table:table-cell>
              <table:table-cell office:value-type="float" office:value="0.0421435036343974">
                <text:p>0.0421435036343974</text:p>
              </table:table-cell>
              <table:table-cell office:value-type="float" office:value="0.167944140533932">
                <text:p>0.1679441405339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5024590405679">
                <text:p>0.05024590405679</text:p>
              </table:table-cell>
              <table:table-cell office:value-type="float" office:value="0.336409441286939">
                <text:p>0.336409441286939</text:p>
              </table:table-cell>
              <table:table-cell office:value-type="float" office:value="0.275844074271035">
                <text:p>0.275844074271035</text:p>
              </table:table-cell>
              <table:table-cell office:value-type="float" office:value="0.108643637498937">
                <text:p>0.108643637498937</text:p>
              </table:table-cell>
              <table:table-cell office:value-type="float" office:value="0.227357874601186">
                <text:p>0.22735787460118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47376254470194">
                <text:p>0.847376254470194</text:p>
              </table:table-cell>
              <table:table-cell office:value-type="float" office:value="1">
                <text:p>1</text:p>
              </table:table-cell>
              <table:table-cell office:value-type="float" office:value="0.871276378561909">
                <text:p>0.871276378561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06352419343802">
                <text:p>0.106352419343802</text:p>
              </table:table-cell>
              <table:table-cell office:value-type="float" office:value="0.146027974341342">
                <text:p>0.146027974341342</text:p>
              </table:table-cell>
              <table:table-cell office:value-type="float" office:value="0.189793906138395">
                <text:p>0.189793906138395</text:p>
              </table:table-cell>
              <table:table-cell office:value-type="float" office:value="0.175249739025101">
                <text:p>0.175249739025101</text:p>
              </table:table-cell>
              <table:table-cell office:value-type="float" office:value="0.198394665845908">
                <text:p>0.1983946658459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03240302745568">
                <text:p>0.203240302745568</text:p>
              </table:table-cell>
              <table:table-cell office:value-type="float" office:value="0.159254223771056">
                <text:p>0.159254223771056</text:p>
              </table:table-cell>
              <table:table-cell office:value-type="float" office:value="0.128215270589716">
                <text:p>0.128215270589716</text:p>
              </table:table-cell>
              <table:table-cell office:value-type="float" office:value="0.338389316679637">
                <text:p>0.338389316679637</text:p>
              </table:table-cell>
              <table:table-cell office:value-type="float" office:value="0.274867546709584">
                <text:p>0.2748675467095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80499634781298">
                <text:p>0.280499634781298</text:p>
              </table:table-cell>
              <table:table-cell office:value-type="float" office:value="0.208000183756525">
                <text:p>0.208000183756525</text:p>
              </table:table-cell>
              <table:table-cell office:value-type="float" office:value="0.132126893016484">
                <text:p>0.132126893016484</text:p>
              </table:table-cell>
              <table:table-cell office:value-type="float" office:value="0.143968914154077">
                <text:p>0.143968914154077</text:p>
              </table:table-cell>
              <table:table-cell office:value-type="float" office:value="0.214088407162737">
                <text:p>0.21408840716273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K62:Hoja1.L81 Hoja1.L1:Hoja1.L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K62:Hoja1.K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62:Hoja1.L81" chart:label-cell-address="Hoja1.L1:Hoja1.L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402">
                <text:p>402</text:p>
                <draw:g>
                  <svg:desc>Hoja1.K62:Hoja1.K81</svg:desc>
                </draw:g>
              </table:table-cell>
              <table:table-cell office:value-type="float" office:value="5.8924556">
                <text:p>5.8924556</text:p>
                <draw:g>
                  <svg:desc>Hoja1.L62:Hoja1.L81</svg:desc>
                </draw:g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.9526815">
                <text:p>5.952681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.994928">
                <text:p>5.99492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.002548">
                <text:p>6.00254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.002585">
                <text:p>6.00258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3.8240705">
                <text:p>3.824070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.6738386">
                <text:p>2.673838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3.0130007">
                <text:p>3.013000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.3422737">
                <text:p>3.342273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2.8868191">
                <text:p>2.886819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0.019073">
                <text:p>20.019073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3.1627948">
                <text:p>3.162794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4.244165">
                <text:p>4.24416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9617735">
                <text:p>0.096177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.2707295">
                <text:p>5.270729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.4652364">
                <text:p>1.465236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9.254053">
                <text:p>19.25405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2.3214152">
                <text:p>2.321415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7900114">
                <text:p>3.790011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4.391822">
                <text:p>4.3918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K82:Hoja1.L101 Hoja1.L1:Hoja1.L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K82:Hoja1.K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L82:Hoja1.L101" chart:label-cell-address="Hoja1.L1:Hoja1.L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float" office:value="422">
                <text:p>422</text:p>
                <draw:g>
                  <svg:desc>Hoja1.K82:Hoja1.K101</svg:desc>
                </draw:g>
              </table:table-cell>
              <table:table-cell office:value-type="float" office:value="4.713002">
                <text:p>4.713002</text:p>
                <draw:g>
                  <svg:desc>Hoja1.L82:Hoja1.L101</svg:desc>
                </draw:g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.281886">
                <text:p>5.281886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.4266534">
                <text:p>5.426653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.64524">
                <text:p>5.6452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5.680015">
                <text:p>5.68001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2.6821475">
                <text:p>2.682147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.274607">
                <text:p>1.27460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.0413214">
                <text:p>1.041321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8485743">
                <text:p>0.848574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9560476">
                <text:p>0.956047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8.806004">
                <text:p>18.80600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87848496">
                <text:p>0.8784849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3.3302104">
                <text:p>3.330210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4.303451">
                <text:p>4.30345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3.0301068">
                <text:p>3.030106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3.1494904">
                <text:p>3.149490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9.803757">
                <text:p>19.80375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4.234948">
                <text:p>4.23494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.353977">
                <text:p>4.35397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3.4962559">
                <text:p>3.49625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1:Hoja1.B21" chart:data-source-has-labels="both" svg:x="0.32cm" svg:y="0.18cm" svg:width="12.164cm" svg:height="8.64cm">
          <chartooo:coordinate-region svg:x="0.756cm" svg:y="0.379cm" svg:width="11.264cm" svg:height="7.794cm"/>
          <chart:axis chart:dimension="x" chart:name="primary-x" chart:style-name="ch4" chartooo:axis-type="auto">
            <chartooo:date-scale/>
            <chart:categories table:cell-range-address="Hoja1.A2:Hoja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21" chart:label-cell-address="Hoja1.B1:Hoja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2:Hoja1.A21</svg:desc>
                </draw:g>
              </table:table-cell>
              <table:table-cell office:value-type="float" office:value="1.7799021">
                <text:p>1.7799021</text:p>
                <draw:g>
                  <svg:desc>Hoja1.B2:Hoja1.B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82134">
                <text:p>5.3821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739294">
                <text:p>6.7392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0168242">
                <text:p>7.01682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0213113">
                <text:p>7.02131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4451227">
                <text:p>4.44512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644946">
                <text:p>0.346449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270049">
                <text:p>0.72700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0401963">
                <text:p>1.04019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8348631">
                <text:p>1.83486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427029">
                <text:p>17.4270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7142043">
                <text:p>6.71420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609734">
                <text:p>6.86097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2277412">
                <text:p>7.22774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.284977">
                <text:p>6.2849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5305076">
                <text:p>3.53050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.9076">
                <text:p>18.90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6722426">
                <text:p>4.67224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4251714">
                <text:p>2.42517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686261">
                <text:p>5.6862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1:Hoja1.B1 Hoja1.A22:Hoja1.B41" chart:data-source-has-labels="both" svg:x="0.32cm" svg:y="0.18cm" svg:width="12.164cm" svg:height="8.64cm">
          <chartooo:coordinate-region svg:x="0.756cm" svg:y="0.379cm" svg:width="11.264cm" svg:height="7.794cm"/>
          <chart:axis chart:dimension="x" chart:name="primary-x" chart:style-name="ch4" chartooo:axis-type="auto">
            <chartooo:date-scale/>
            <chart:categories table:cell-range-address="Hoja1.A22:Hoja1.A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2:Hoja1.B41" chart:label-cell-address="Hoja1.B1:Hoja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Hoja1.A22:Hoja1.A41</svg:desc>
                </draw:g>
              </table:table-cell>
              <table:table-cell office:value-type="float" office:value="6.2804046">
                <text:p>6.2804046</text:p>
                <draw:g>
                  <svg:desc>Hoja1.B22:Hoja1.B4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53407">
                <text:p>6.534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717952">
                <text:p>6.71795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.3330135">
                <text:p>7.333013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.3600893">
                <text:p>7.36008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.0596843">
                <text:p>5.05968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4709325">
                <text:p>2.47093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465119">
                <text:p>0.946511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3181616">
                <text:p>0.9318161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3706">
                <text:p>0.4137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.719933">
                <text:p>18.71993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2570405">
                <text:p>4.25704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4528706">
                <text:p>0.745287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6294804">
                <text:p>1.629480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0140615">
                <text:p>4.01406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2390733">
                <text:p>2.239073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.707705">
                <text:p>18.70770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.3865805">
                <text:p>3.38658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.319459">
                <text:p>3.31945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.8194427">
                <text:p>6.81944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A1:Hoja1.B1 Hoja1.A42:Hoja1.B6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A42:Hoja1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42:Hoja1.B61" chart:label-cell-address="Hoja1.B1:Hoja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float" office:value="382">
                <text:p>382</text:p>
                <draw:g>
                  <svg:desc>Hoja1.A42:Hoja1.A61</svg:desc>
                </draw:g>
              </table:table-cell>
              <table:table-cell office:value-type="float" office:value="6.8284807">
                <text:p>6.8284807</text:p>
                <draw:g>
                  <svg:desc>Hoja1.B42:Hoja1.B61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.828986">
                <text:p>6.82898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7.1891637">
                <text:p>7.189163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7.336384">
                <text:p>7.33638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7.4188633">
                <text:p>7.418863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.531523">
                <text:p>2.53152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9615839">
                <text:p>0.961583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.2947869">
                <text:p>1.29478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5278678">
                <text:p>0.3527867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3356195">
                <text:p>0.0335619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8.400202">
                <text:p>18.40020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7.636627">
                <text:p>7.63662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.3711925">
                <text:p>3.371192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.1166809">
                <text:p>2.116680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.9541658">
                <text:p>1.9541658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2627106">
                <text:p>1.262710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9.811932">
                <text:p>19.81193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.422079">
                <text:p>6.4220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5196228">
                <text:p>2.519622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7.1852193">
                <text:p>7.18521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4.201cm" style:legend-expansion="high" chart:style-name="ch2"/>
        <chart:plot-area chart:style-name="ch3" table:cell-range-address="Hoja1.U1:Hoja1.V21" chart:data-source-has-labels="both" svg:x="0.32cm" svg:y="0.18cm" svg:width="12.164cm" svg:height="8.64cm">
          <chartooo:coordinate-region svg:x="0.941cm" svg:y="0.379cm" svg:width="11.263cm" svg:height="7.794cm"/>
          <chart:axis chart:dimension="x" chart:name="primary-x" chart:style-name="ch4" chartooo:axis-type="auto">
            <chartooo:date-scale/>
            <chart:categories table:cell-range-address="Hoja1.U2:Hoja1.U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V2:Hoja1.V21" chart:label-cell-address="Hoja1.V1:Hoja1.V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Hoja1.V1:Hoja1.V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U2:Hoja1.U21</svg:desc>
                </draw:g>
              </table:table-cell>
              <table:table-cell office:value-type="float" office:value="2.751609">
                <text:p>2.751609</text:p>
                <draw:g>
                  <svg:desc>Hoja1.V2:Hoja1.V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110614">
                <text:p>6.31106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4205785">
                <text:p>6.42057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973141">
                <text:p>6.9731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049738">
                <text:p>7.0497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62051">
                <text:p>0.962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594618">
                <text:p>1.55946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9067259">
                <text:p>1.90672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6617122">
                <text:p>2.66171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3219354">
                <text:p>2.32193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400894">
                <text:p>18.4008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7865958">
                <text:p>3.78659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.855206">
                <text:p>9.85520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8755915">
                <text:p>3.87559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.6114855">
                <text:p>6.61148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.316371">
                <text:p>10.3163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.476746">
                <text:p>27.476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914653">
                <text:p>5.9146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.689739">
                <text:p>7.68973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.753847">
                <text:p>9.7538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